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81d41a"/>
    </style:style>
    <style:style style:name="ce7" style:family="table-cell" style:parent-style-name="Default" style:data-style-name="N3">
      <style:table-cell-properties fo:background-color="#afd095"/>
    </style:style>
    <style:style style:name="ce8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81d41a"/>
    </style:style>
    <style:style style:name="ce11" style:family="table-cell" style:parent-style-name="Default" style:data-style-name="N4">
      <style:table-cell-properties fo:background-color="#afd095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  <style:style style:name="ce14" style:family="table-cell" style:parent-style-name="Default" style:data-style-name="N122">
      <style:table-cell-properties fo:background-color="#81d41a"/>
    </style:style>
    <style:style style:name="ce15" style:family="table-cell" style:parent-style-name="Default" style:data-style-name="N122">
      <style:table-cell-properties fo:background-color="#afd095"/>
    </style:style>
    <style:style style:name="ce16" style:family="table-cell" style:parent-style-name="Default" style:data-style-name="N126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4"/>
    <style:style style:name="ce18" style:family="table-cell" style:parent-style-name="Default" style:data-style-name="N124">
      <style:table-cell-properties fo:background-color="#81d41a"/>
    </style:style>
    <style:style style:name="ce19" style:family="table-cell" style:parent-style-name="Default" style:data-style-name="N124">
      <style:table-cell-properties fo:background-color="#afd095"/>
    </style:style>
    <style:style style:name="ce20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currentPPO_1" table:style-name="ta1">
        <table:shapes>
          <draw:frame draw:z-index="0" draw:style-name="gr1" draw:text-style-name="P1" svg:width="16.1335in" svg:height="7.6232in" svg:x="9.4787in" svg:y="0.0421in">
            <draw:object draw:notify-on-update-of-ranges="RecurrentPPO_1.F1:RecurrentPPO_1.F1 RecurrentPPO_1.F2:RecurrentPPO_1.F140 RecurrentPPO_1.H1:RecurrentPPO_1.H1 RecurrentPPO_1.H2:RecurrentPPO_1.H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13"/>
        <table:table-column table:style-name="co7" table:default-cell-style-name="ce20"/>
        <table:table-row table:style-name="ro1">
          <table:table-cell table:style-name="ce1" office:value-type="string" calcext:value-type="string">
            <text:p>Wall_time</text:p>
          </table:table-cell>
          <table:table-cell table:style-name="ce4" office:value-type="string" calcext:value-type="string">
            <text:p>Step</text:p>
          </table:table-cell>
          <table:table-cell table:style-name="ce8" office:value-type="string" calcext:value-type="string">
            <text:p>Duration</text:p>
          </table:table-cell>
          <table:table-cell table:style-name="ce1"/>
          <table:table-cell table:style-name="ce1" office:value-type="string" calcext:value-type="string">
            <text:p>Reward_time</text:p>
          </table:table-cell>
          <table:table-cell table:style-name="ce4" office:value-type="string" calcext:value-type="string">
            <text:p>Step</text:p>
          </table:table-cell>
          <table:table-cell table:style-name="ce12" office:value-type="string" calcext:value-type="string">
            <text:p>Reward</text:p>
          </table:table-cell>
          <table:table-cell table:style-name="ce16" office:value-type="string" calcext:value-type="string">
            <text:p>Reward_per_step</text:p>
          </table:table-cell>
        </table:table-row>
        <table:table-row table:style-name="ro1">
          <table:table-cell office:value-type="float" office:value="1744228301.23743" calcext:value-type="float">
            <text:p>1744228301.23743</text:p>
          </table:table-cell>
          <table:table-cell office:value-type="float" office:value="144000" calcext:value-type="float">
            <text:p>144,000</text:p>
          </table:table-cell>
          <table:table-cell office:value-type="float" office:value="12435.7998046875" calcext:value-type="float">
            <text:p>12,435.80</text:p>
          </table:table-cell>
          <table:table-cell/>
          <table:table-cell office:value-type="float" office:value="1744228301.23747" calcext:value-type="float">
            <text:p>1744228301.23747</text:p>
          </table:table-cell>
          <table:table-cell office:value-type="float" office:value="144000" calcext:value-type="float">
            <text:p>144,000</text:p>
          </table:table-cell>
          <table:table-cell office:value-type="float" office:value="10.4286260604858" calcext:value-type="float">
            <text:p>10.4286</text:p>
          </table:table-cell>
          <table:table-cell table:style-name="ce17" table:formula="of:=[.G2]/[.C2]" office:value-type="float" office:value="0.000838597132816091" calcext:value-type="float">
            <text:p>0.00084</text:p>
          </table:table-cell>
        </table:table-row>
        <table:table-row table:style-name="ro1">
          <table:table-cell office:value-type="float" office:value="1744228520.42794" calcext:value-type="float">
            <text:p>1744228520.42794</text:p>
          </table:table-cell>
          <table:table-cell office:value-type="float" office:value="288000" calcext:value-type="float">
            <text:p>288,000</text:p>
          </table:table-cell>
          <table:table-cell office:value-type="float" office:value="1212.40002441406" calcext:value-type="float">
            <text:p>1,212.40</text:p>
          </table:table-cell>
          <table:table-cell/>
          <table:table-cell office:value-type="float" office:value="1744228520.42797" calcext:value-type="float">
            <text:p>1744228520.42797</text:p>
          </table:table-cell>
          <table:table-cell office:value-type="float" office:value="288000" calcext:value-type="float">
            <text:p>288,000</text:p>
          </table:table-cell>
          <table:table-cell office:value-type="float" office:value="6.54984283447266" calcext:value-type="float">
            <text:p>6.5498</text:p>
          </table:table-cell>
          <table:table-cell table:style-name="ce17" table:formula="of:=[.G3]/[.C3]" office:value-type="float" office:value="0.00540237768276037" calcext:value-type="float">
            <text:p>0.00540</text:p>
          </table:table-cell>
        </table:table-row>
        <table:table-row table:style-name="ro1">
          <table:table-cell office:value-type="float" office:value="1744228949.03" calcext:value-type="float">
            <text:p>1744228949.03</text:p>
          </table:table-cell>
          <table:table-cell office:value-type="float" office:value="432000" calcext:value-type="float">
            <text:p>432,000</text:p>
          </table:table-cell>
          <table:table-cell office:value-type="float" office:value="3376" calcext:value-type="float">
            <text:p>3,376.00</text:p>
          </table:table-cell>
          <table:table-cell/>
          <table:table-cell office:value-type="float" office:value="1744228949.03004" calcext:value-type="float">
            <text:p>1744228949.03004</text:p>
          </table:table-cell>
          <table:table-cell office:value-type="float" office:value="432000" calcext:value-type="float">
            <text:p>432,000</text:p>
          </table:table-cell>
          <table:table-cell office:value-type="float" office:value="9.54445266723633" calcext:value-type="float">
            <text:p>9.5445</text:p>
          </table:table-cell>
          <table:table-cell table:style-name="ce17" table:formula="of:=[.G4]/[.C4]" office:value-type="float" office:value="0.0028271483019065" calcext:value-type="float">
            <text:p>0.00283</text:p>
          </table:table-cell>
        </table:table-row>
        <table:table-row table:style-name="ro1">
          <table:table-cell office:value-type="float" office:value="1744229184.3749" calcext:value-type="float">
            <text:p>1744229184.3749</text:p>
          </table:table-cell>
          <table:table-cell office:value-type="float" office:value="576000" calcext:value-type="float">
            <text:p>576,000</text:p>
          </table:table-cell>
          <table:table-cell office:value-type="float" office:value="3436.60009765625" calcext:value-type="float">
            <text:p>3,436.60</text:p>
          </table:table-cell>
          <table:table-cell/>
          <table:table-cell office:value-type="float" office:value="1744229184.37493" calcext:value-type="float">
            <text:p>1744229184.37493</text:p>
          </table:table-cell>
          <table:table-cell office:value-type="float" office:value="576000" calcext:value-type="float">
            <text:p>576,000</text:p>
          </table:table-cell>
          <table:table-cell office:value-type="float" office:value="13.8621940612793" calcext:value-type="float">
            <text:p>13.8622</text:p>
          </table:table-cell>
          <table:table-cell table:style-name="ce17" table:formula="of:=[.G5]/[.C5]" office:value-type="float" office:value="0.00403369425227371" calcext:value-type="float">
            <text:p>0.00403</text:p>
          </table:table-cell>
        </table:table-row>
        <table:table-row table:style-name="ro1">
          <table:table-cell office:value-type="float" office:value="1744229702.32023" calcext:value-type="float">
            <text:p>1744229702.32023</text:p>
          </table:table-cell>
          <table:table-cell office:value-type="float" office:value="720000" calcext:value-type="float">
            <text:p>720,000</text:p>
          </table:table-cell>
          <table:table-cell office:value-type="float" office:value="15784.7998046875" calcext:value-type="float">
            <text:p>15,784.80</text:p>
          </table:table-cell>
          <table:table-cell/>
          <table:table-cell office:value-type="float" office:value="1744229702.32026" calcext:value-type="float">
            <text:p>1744229702.32026</text:p>
          </table:table-cell>
          <table:table-cell office:value-type="float" office:value="720000" calcext:value-type="float">
            <text:p>720,000</text:p>
          </table:table-cell>
          <table:table-cell office:value-type="float" office:value="-1.69418358802795" calcext:value-type="float">
            <text:p>-1.6942</text:p>
          </table:table-cell>
          <table:table-cell table:style-name="ce17" table:formula="of:=[.G6]/[.C6]" office:value-type="float" office:value="-0.000107330064935308" calcext:value-type="float">
            <text:p>-0.00011</text:p>
          </table:table-cell>
        </table:table-row>
        <table:table-row table:style-name="ro1">
          <table:table-cell office:value-type="float" office:value="1744229926.70683" calcext:value-type="float">
            <text:p>1744229926.70683</text:p>
          </table:table-cell>
          <table:table-cell office:value-type="float" office:value="864000" calcext:value-type="float">
            <text:p>864,000</text:p>
          </table:table-cell>
          <table:table-cell office:value-type="float" office:value="709" calcext:value-type="float">
            <text:p>709.00</text:p>
          </table:table-cell>
          <table:table-cell/>
          <table:table-cell office:value-type="float" office:value="1744229926.70687" calcext:value-type="float">
            <text:p>1744229926.70687</text:p>
          </table:table-cell>
          <table:table-cell office:value-type="float" office:value="864000" calcext:value-type="float">
            <text:p>864,000</text:p>
          </table:table-cell>
          <table:table-cell office:value-type="float" office:value="3.9271605014801" calcext:value-type="float">
            <text:p>3.9272</text:p>
          </table:table-cell>
          <table:table-cell table:style-name="ce17" table:formula="of:=[.G7]/[.C7]" office:value-type="float" office:value="0.00553901340124133" calcext:value-type="float">
            <text:p>0.00554</text:p>
          </table:table-cell>
        </table:table-row>
        <table:table-row table:style-name="ro1">
          <table:table-cell office:value-type="float" office:value="1744230393.48238" calcext:value-type="float">
            <text:p>1744230393.48238</text:p>
          </table:table-cell>
          <table:table-cell office:value-type="float" office:value="1008000" calcext:value-type="float">
            <text:p>1,008,000</text:p>
          </table:table-cell>
          <table:table-cell office:value-type="float" office:value="6217" calcext:value-type="float">
            <text:p>6,217.00</text:p>
          </table:table-cell>
          <table:table-cell/>
          <table:table-cell office:value-type="float" office:value="1744230393.48242" calcext:value-type="float">
            <text:p>1744230393.48242</text:p>
          </table:table-cell>
          <table:table-cell office:value-type="float" office:value="1008000" calcext:value-type="float">
            <text:p>1,008,000</text:p>
          </table:table-cell>
          <table:table-cell office:value-type="float" office:value="3.92057681083679" calcext:value-type="float">
            <text:p>3.9206</text:p>
          </table:table-cell>
          <table:table-cell table:style-name="ce17" table:formula="of:=[.G8]/[.C8]" office:value-type="float" office:value="0.000630621973755315" calcext:value-type="float">
            <text:p>0.00063</text:p>
          </table:table-cell>
        </table:table-row>
        <table:table-row table:style-name="ro1">
          <table:table-cell office:value-type="float" office:value="1744230626.16317" calcext:value-type="float">
            <text:p>1744230626.16317</text:p>
          </table:table-cell>
          <table:table-cell office:value-type="float" office:value="1152000" calcext:value-type="float">
            <text:p>1,152,000</text:p>
          </table:table-cell>
          <table:table-cell office:value-type="float" office:value="1395.80004882813" calcext:value-type="float">
            <text:p>1,395.80</text:p>
          </table:table-cell>
          <table:table-cell/>
          <table:table-cell office:value-type="float" office:value="1744230626.16321" calcext:value-type="float">
            <text:p>1744230626.16321</text:p>
          </table:table-cell>
          <table:table-cell office:value-type="float" office:value="1152000" calcext:value-type="float">
            <text:p>1,152,000</text:p>
          </table:table-cell>
          <table:table-cell office:value-type="float" office:value="7.25918912887573" calcext:value-type="float">
            <text:p>7.2592</text:p>
          </table:table-cell>
          <table:table-cell table:style-name="ce17" table:formula="of:=[.G9]/[.C9]" office:value-type="float" office:value="0.00520073712203288" calcext:value-type="float">
            <text:p>0.00520</text:p>
          </table:table-cell>
        </table:table-row>
        <table:table-row table:style-name="ro1">
          <table:table-cell office:value-type="float" office:value="1744231080.63282" calcext:value-type="float">
            <text:p>1744231080.63282</text:p>
          </table:table-cell>
          <table:table-cell office:value-type="float" office:value="1296000" calcext:value-type="float">
            <text:p>1,296,000</text:p>
          </table:table-cell>
          <table:table-cell office:value-type="float" office:value="2134.80004882812" calcext:value-type="float">
            <text:p>2,134.80</text:p>
          </table:table-cell>
          <table:table-cell/>
          <table:table-cell office:value-type="float" office:value="1744231080.63286" calcext:value-type="float">
            <text:p>1744231080.63286</text:p>
          </table:table-cell>
          <table:table-cell office:value-type="float" office:value="1296000" calcext:value-type="float">
            <text:p>1,296,000</text:p>
          </table:table-cell>
          <table:table-cell office:value-type="float" office:value="10.958589553833" calcext:value-type="float">
            <text:p>10.9586</text:p>
          </table:table-cell>
          <table:table-cell table:style-name="ce17" table:formula="of:=[.G10]/[.C10]" office:value-type="float" office:value="0.00513330958552704" calcext:value-type="float">
            <text:p>0.00513</text:p>
          </table:table-cell>
        </table:table-row>
        <table:table-row table:style-name="ro1">
          <table:table-cell office:value-type="float" office:value="1744231352.50621" calcext:value-type="float">
            <text:p>1744231352.50621</text:p>
          </table:table-cell>
          <table:table-cell office:value-type="float" office:value="1440000" calcext:value-type="float">
            <text:p>1,440,000</text:p>
          </table:table-cell>
          <table:table-cell office:value-type="float" office:value="6332.60009765625" calcext:value-type="float">
            <text:p>6,332.60</text:p>
          </table:table-cell>
          <table:table-cell/>
          <table:table-cell office:value-type="float" office:value="1744231352.50625" calcext:value-type="float">
            <text:p>1744231352.50625</text:p>
          </table:table-cell>
          <table:table-cell office:value-type="float" office:value="1440000" calcext:value-type="float">
            <text:p>1,440,000</text:p>
          </table:table-cell>
          <table:table-cell office:value-type="float" office:value="5.23279714584351" calcext:value-type="float">
            <text:p>5.2328</text:p>
          </table:table-cell>
          <table:table-cell table:style-name="ce17" table:formula="of:=[.G11]/[.C11]" office:value-type="float" office:value="0.000826326795494351" calcext:value-type="float">
            <text:p>0.00083</text:p>
          </table:table-cell>
        </table:table-row>
        <table:table-row table:style-name="ro1">
          <table:table-cell office:value-type="float" office:value="1744231818.94272" calcext:value-type="float">
            <text:p>1744231818.94272</text:p>
          </table:table-cell>
          <table:table-cell office:value-type="float" office:value="1584000" calcext:value-type="float">
            <text:p>1,584,000</text:p>
          </table:table-cell>
          <table:table-cell office:value-type="float" office:value="16.2000007629395" calcext:value-type="float">
            <text:p>16.20</text:p>
          </table:table-cell>
          <table:table-cell/>
          <table:table-cell office:value-type="float" office:value="1744231818.94276" calcext:value-type="float">
            <text:p>1744231818.94276</text:p>
          </table:table-cell>
          <table:table-cell office:value-type="float" office:value="1584000" calcext:value-type="float">
            <text:p>1,584,000</text:p>
          </table:table-cell>
          <table:table-cell office:value-type="float" office:value="0.131427004933357" calcext:value-type="float">
            <text:p>0.1314</text:p>
          </table:table-cell>
          <table:table-cell table:style-name="ce17" table:formula="of:=[.G12]/[.C12]" office:value-type="float" office:value="0.00811277770023451" calcext:value-type="float">
            <text:p>0.00811</text:p>
          </table:table-cell>
        </table:table-row>
        <table:table-row table:style-name="ro1">
          <table:table-cell office:value-type="float" office:value="1744232068.22758" calcext:value-type="float">
            <text:p>1744232068.22758</text:p>
          </table:table-cell>
          <table:table-cell office:value-type="float" office:value="1728000" calcext:value-type="float">
            <text:p>1,728,000</text:p>
          </table:table-cell>
          <table:table-cell office:value-type="float" office:value="100.599998474121" calcext:value-type="float">
            <text:p>100.60</text:p>
          </table:table-cell>
          <table:table-cell/>
          <table:table-cell office:value-type="float" office:value="1744232068.22762" calcext:value-type="float">
            <text:p>1744232068.22762</text:p>
          </table:table-cell>
          <table:table-cell office:value-type="float" office:value="1728000" calcext:value-type="float">
            <text:p>1,728,000</text:p>
          </table:table-cell>
          <table:table-cell office:value-type="float" office:value="0.131771802902222" calcext:value-type="float">
            <text:p>0.1318</text:p>
          </table:table-cell>
          <table:table-cell table:style-name="ce17" table:formula="of:=[.G13]/[.C13]" office:value-type="float" office:value="0.00130985889563527" calcext:value-type="float">
            <text:p>0.00131</text:p>
          </table:table-cell>
        </table:table-row>
        <table:table-row table:style-name="ro1">
          <table:table-cell office:value-type="float" office:value="1744232558.12996" calcext:value-type="float">
            <text:p>1744232558.12996</text:p>
          </table:table-cell>
          <table:table-cell office:value-type="float" office:value="1872000" calcext:value-type="float">
            <text:p>1,872,000</text:p>
          </table:table-cell>
          <table:table-cell office:value-type="float" office:value="1406.80004882813" calcext:value-type="float">
            <text:p>1,406.80</text:p>
          </table:table-cell>
          <table:table-cell/>
          <table:table-cell office:value-type="float" office:value="1744232558.13" calcext:value-type="float">
            <text:p>1744232558.13</text:p>
          </table:table-cell>
          <table:table-cell office:value-type="float" office:value="1872000" calcext:value-type="float">
            <text:p>1,872,000</text:p>
          </table:table-cell>
          <table:table-cell office:value-type="float" office:value="3.22097373008728" calcext:value-type="float">
            <text:p>3.2210</text:p>
          </table:table-cell>
          <table:table-cell table:style-name="ce17" table:formula="of:=[.G14]/[.C14]" office:value-type="float" office:value="0.00228957465047743" calcext:value-type="float">
            <text:p>0.00229</text:p>
          </table:table-cell>
        </table:table-row>
        <table:table-row table:style-name="ro1">
          <table:table-cell office:value-type="float" office:value="1744232820.81263" calcext:value-type="float">
            <text:p>1744232820.81263</text:p>
          </table:table-cell>
          <table:table-cell office:value-type="float" office:value="2016000" calcext:value-type="float">
            <text:p>2,016,000</text:p>
          </table:table-cell>
          <table:table-cell office:value-type="float" office:value="5.19999980926514" calcext:value-type="float">
            <text:p>5.20</text:p>
          </table:table-cell>
          <table:table-cell/>
          <table:table-cell office:value-type="float" office:value="1744232820.81267" calcext:value-type="float">
            <text:p>1744232820.81267</text:p>
          </table:table-cell>
          <table:table-cell office:value-type="float" office:value="2016000" calcext:value-type="float">
            <text:p>2,016,000</text:p>
          </table:table-cell>
          <table:table-cell office:value-type="float" office:value="0.134225204586983" calcext:value-type="float">
            <text:p>0.1342</text:p>
          </table:table-cell>
          <table:table-cell table:style-name="ce17" table:formula="of:=[.G15]/[.C15]" office:value-type="float" office:value="0.0258125402904489" calcext:value-type="float">
            <text:p>0.02581</text:p>
          </table:table-cell>
        </table:table-row>
        <table:table-row table:style-name="ro1">
          <table:table-cell office:value-type="float" office:value="1744233084.06187" calcext:value-type="float">
            <text:p>1744233084.06187</text:p>
          </table:table-cell>
          <table:table-cell office:value-type="float" office:value="2160000" calcext:value-type="float">
            <text:p>2,160,000</text:p>
          </table:table-cell>
          <table:table-cell office:value-type="float" office:value="428.200012207031" calcext:value-type="float">
            <text:p>428.20</text:p>
          </table:table-cell>
          <table:table-cell/>
          <table:table-cell office:value-type="float" office:value="1744233084.06191" calcext:value-type="float">
            <text:p>1744233084.06191</text:p>
          </table:table-cell>
          <table:table-cell office:value-type="float" office:value="2160000" calcext:value-type="float">
            <text:p>2,160,000</text:p>
          </table:table-cell>
          <table:table-cell office:value-type="float" office:value="1.35545599460602" calcext:value-type="float">
            <text:p>1.3555</text:p>
          </table:table-cell>
          <table:table-cell table:style-name="ce17" table:formula="of:=[.G16]/[.C16]" office:value-type="float" office:value="0.00316547397469635" calcext:value-type="float">
            <text:p>0.00317</text:p>
          </table:table-cell>
        </table:table-row>
        <table:table-row table:style-name="ro1">
          <table:table-cell office:value-type="float" office:value="1744233587.32103" calcext:value-type="float">
            <text:p>1744233587.32103</text:p>
          </table:table-cell>
          <table:table-cell office:value-type="float" office:value="2304000" calcext:value-type="float">
            <text:p>2,304,000</text:p>
          </table:table-cell>
          <table:table-cell office:value-type="float" office:value="123.400001525879" calcext:value-type="float">
            <text:p>123.40</text:p>
          </table:table-cell>
          <table:table-cell/>
          <table:table-cell office:value-type="float" office:value="1744233587.32107" calcext:value-type="float">
            <text:p>1744233587.32107</text:p>
          </table:table-cell>
          <table:table-cell office:value-type="float" office:value="2304000" calcext:value-type="float">
            <text:p>2,304,000</text:p>
          </table:table-cell>
          <table:table-cell office:value-type="float" office:value="0.13247999548912" calcext:value-type="float">
            <text:p>0.1325</text:p>
          </table:table-cell>
          <table:table-cell table:style-name="ce17" table:formula="of:=[.G17]/[.C17]" office:value-type="float" office:value="0.00107358179781981" calcext:value-type="float">
            <text:p>0.00107</text:p>
          </table:table-cell>
        </table:table-row>
        <table:table-row table:style-name="ro1">
          <table:table-cell office:value-type="float" office:value="1744233858.34797" calcext:value-type="float">
            <text:p>1744233858.34797</text:p>
          </table:table-cell>
          <table:table-cell office:value-type="float" office:value="2448000" calcext:value-type="float">
            <text:p>2,448,000</text:p>
          </table:table-cell>
          <table:table-cell office:value-type="float" office:value="5.59999990463257" calcext:value-type="float">
            <text:p>5.60</text:p>
          </table:table-cell>
          <table:table-cell/>
          <table:table-cell office:value-type="float" office:value="1744233858.348" calcext:value-type="float">
            <text:p>1744233858.348</text:p>
          </table:table-cell>
          <table:table-cell office:value-type="float" office:value="2448000" calcext:value-type="float">
            <text:p>2,448,000</text:p>
          </table:table-cell>
          <table:table-cell office:value-type="float" office:value="0.0447794012725353" calcext:value-type="float">
            <text:p>0.0448</text:p>
          </table:table-cell>
          <table:table-cell table:style-name="ce17" table:formula="of:=[.G18]/[.C18]" office:value-type="float" office:value="0.00799632179198643" calcext:value-type="float">
            <text:p>0.00800</text:p>
          </table:table-cell>
        </table:table-row>
        <table:table-row table:style-name="ro1">
          <table:table-cell office:value-type="float" office:value="1744234389.82887" calcext:value-type="float">
            <text:p>1744234389.82887</text:p>
          </table:table-cell>
          <table:table-cell office:value-type="float" office:value="2592000" calcext:value-type="float">
            <text:p>2,592,000</text:p>
          </table:table-cell>
          <table:table-cell office:value-type="float" office:value="3181.19995117187" calcext:value-type="float">
            <text:p>3,181.20</text:p>
          </table:table-cell>
          <table:table-cell/>
          <table:table-cell office:value-type="float" office:value="1744234389.82891" calcext:value-type="float">
            <text:p>1744234389.82891</text:p>
          </table:table-cell>
          <table:table-cell office:value-type="float" office:value="2592000" calcext:value-type="float">
            <text:p>2,592,000</text:p>
          </table:table-cell>
          <table:table-cell office:value-type="float" office:value="0.527523815631866" calcext:value-type="float">
            <text:p>0.5275</text:p>
          </table:table-cell>
          <table:table-cell table:style-name="ce17" table:formula="of:=[.G19]/[.C19]" office:value-type="float" office:value="0.000165825419253367" calcext:value-type="float">
            <text:p>0.00017</text:p>
          </table:table-cell>
        </table:table-row>
        <table:table-row table:style-name="ro1">
          <table:table-cell office:value-type="float" office:value="1744234662.13496" calcext:value-type="float">
            <text:p>1744234662.13496</text:p>
          </table:table-cell>
          <table:table-cell office:value-type="float" office:value="2736000" calcext:value-type="float">
            <text:p>2,736,000</text:p>
          </table:table-cell>
          <table:table-cell office:value-type="float" office:value="326.799987792969" calcext:value-type="float">
            <text:p>326.80</text:p>
          </table:table-cell>
          <table:table-cell/>
          <table:table-cell office:value-type="float" office:value="1744234662.13501" calcext:value-type="float">
            <text:p>1744234662.13501</text:p>
          </table:table-cell>
          <table:table-cell office:value-type="float" office:value="2736000" calcext:value-type="float">
            <text:p>2,736,000</text:p>
          </table:table-cell>
          <table:table-cell office:value-type="float" office:value="-1.84216821193695" calcext:value-type="float">
            <text:p>-1.8422</text:p>
          </table:table-cell>
          <table:table-cell table:style-name="ce17" table:formula="of:=[.G20]/[.C20]" office:value-type="float" office:value="-0.00563698984316971" calcext:value-type="float">
            <text:p>-0.00564</text:p>
          </table:table-cell>
        </table:table-row>
        <table:table-row table:style-name="ro1">
          <table:table-cell office:value-type="float" office:value="1744235184.39543" calcext:value-type="float">
            <text:p>1744235184.39543</text:p>
          </table:table-cell>
          <table:table-cell office:value-type="float" office:value="2880000" calcext:value-type="float">
            <text:p>2,880,000</text:p>
          </table:table-cell>
          <table:table-cell office:value-type="float" office:value="17" calcext:value-type="float">
            <text:p>17.00</text:p>
          </table:table-cell>
          <table:table-cell/>
          <table:table-cell office:value-type="float" office:value="1744235184.39548" calcext:value-type="float">
            <text:p>1744235184.39548</text:p>
          </table:table-cell>
          <table:table-cell office:value-type="float" office:value="2880000" calcext:value-type="float">
            <text:p>2,880,000</text:p>
          </table:table-cell>
          <table:table-cell office:value-type="float" office:value="-0.140074193477631" calcext:value-type="float">
            <text:p>-0.1401</text:p>
          </table:table-cell>
          <table:table-cell table:style-name="ce17" table:formula="of:=[.G21]/[.C21]" office:value-type="float" office:value="-0.00823965843986062" calcext:value-type="float">
            <text:p>-0.00824</text:p>
          </table:table-cell>
        </table:table-row>
        <table:table-row table:style-name="ro1">
          <table:table-cell office:value-type="float" office:value="1744235457.72557" calcext:value-type="float">
            <text:p>1744235457.72557</text:p>
          </table:table-cell>
          <table:table-cell office:value-type="float" office:value="3024000" calcext:value-type="float">
            <text:p>3,024,000</text:p>
          </table:table-cell>
          <table:table-cell office:value-type="float" office:value="280.200012207031" calcext:value-type="float">
            <text:p>280.20</text:p>
          </table:table-cell>
          <table:table-cell/>
          <table:table-cell office:value-type="float" office:value="1744235457.72562" calcext:value-type="float">
            <text:p>1744235457.72562</text:p>
          </table:table-cell>
          <table:table-cell office:value-type="float" office:value="3024000" calcext:value-type="float">
            <text:p>3,024,000</text:p>
          </table:table-cell>
          <table:table-cell office:value-type="float" office:value="-0.617981374263763" calcext:value-type="float">
            <text:p>-0.6180</text:p>
          </table:table-cell>
          <table:table-cell table:style-name="ce17" table:formula="of:=[.G22]/[.C22]" office:value-type="float" office:value="-0.00220550088273071" calcext:value-type="float">
            <text:p>-0.00221</text:p>
          </table:table-cell>
        </table:table-row>
        <table:table-row table:style-name="ro1">
          <table:table-cell office:value-type="float" office:value="1744235990.69367" calcext:value-type="float">
            <text:p>1744235990.69367</text:p>
          </table:table-cell>
          <table:table-cell office:value-type="float" office:value="3168000" calcext:value-type="float">
            <text:p>3,168,000</text:p>
          </table:table-cell>
          <table:table-cell office:value-type="float" office:value="236" calcext:value-type="float">
            <text:p>236.00</text:p>
          </table:table-cell>
          <table:table-cell/>
          <table:table-cell office:value-type="float" office:value="1744235990.69371" calcext:value-type="float">
            <text:p>1744235990.69371</text:p>
          </table:table-cell>
          <table:table-cell office:value-type="float" office:value="3168000" calcext:value-type="float">
            <text:p>3,168,000</text:p>
          </table:table-cell>
          <table:table-cell office:value-type="float" office:value="0.218048200011253" calcext:value-type="float">
            <text:p>0.2180</text:p>
          </table:table-cell>
          <table:table-cell table:style-name="ce17" table:formula="of:=[.G23]/[.C23]" office:value-type="float" office:value="0.000923933050895141" calcext:value-type="float">
            <text:p>0.00092</text:p>
          </table:table-cell>
        </table:table-row>
        <table:table-row table:style-name="ro1">
          <table:table-cell office:value-type="float" office:value="1744236270.74921" calcext:value-type="float">
            <text:p>1744236270.74921</text:p>
          </table:table-cell>
          <table:table-cell office:value-type="float" office:value="3312000" calcext:value-type="float">
            <text:p>3,312,000</text:p>
          </table:table-cell>
          <table:table-cell office:value-type="float" office:value="877" calcext:value-type="float">
            <text:p>877.00</text:p>
          </table:table-cell>
          <table:table-cell/>
          <table:table-cell office:value-type="float" office:value="1744236270.74925" calcext:value-type="float">
            <text:p>1744236270.74925</text:p>
          </table:table-cell>
          <table:table-cell office:value-type="float" office:value="3312000" calcext:value-type="float">
            <text:p>3,312,000</text:p>
          </table:table-cell>
          <table:table-cell office:value-type="float" office:value="-0.0291648004204035" calcext:value-type="float">
            <text:p>-0.0292</text:p>
          </table:table-cell>
          <table:table-cell table:style-name="ce17" table:formula="of:=[.G24]/[.C24]" office:value-type="float" office:value="-0.0000332551886207565" calcext:value-type="float">
            <text:p>-0.00003</text:p>
          </table:table-cell>
        </table:table-row>
        <table:table-row table:style-name="ro1">
          <table:table-cell office:value-type="float" office:value="1744236827.28364" calcext:value-type="float">
            <text:p>1744236827.28364</text:p>
          </table:table-cell>
          <table:table-cell office:value-type="float" office:value="3456000" calcext:value-type="float">
            <text:p>3,456,000</text:p>
          </table:table-cell>
          <table:table-cell office:value-type="float" office:value="1222.40002441406" calcext:value-type="float">
            <text:p>1,222.40</text:p>
          </table:table-cell>
          <table:table-cell/>
          <table:table-cell office:value-type="float" office:value="1744236827.28368" calcext:value-type="float">
            <text:p>1744236827.28368</text:p>
          </table:table-cell>
          <table:table-cell office:value-type="float" office:value="3456000" calcext:value-type="float">
            <text:p>3,456,000</text:p>
          </table:table-cell>
          <table:table-cell office:value-type="float" office:value="3.03322148323059" calcext:value-type="float">
            <text:p>3.0332</text:p>
          </table:table-cell>
          <table:table-cell table:style-name="ce17" table:formula="of:=[.G25]/[.C25]" office:value-type="float" office:value="0.0024813656926132" calcext:value-type="float">
            <text:p>0.00248</text:p>
          </table:table-cell>
        </table:table-row>
        <table:table-row table:style-name="ro1">
          <table:table-cell office:value-type="float" office:value="1744237127.91008" calcext:value-type="float">
            <text:p>1744237127.91008</text:p>
          </table:table-cell>
          <table:table-cell office:value-type="float" office:value="3600000" calcext:value-type="float">
            <text:p>3,600,000</text:p>
          </table:table-cell>
          <table:table-cell office:value-type="float" office:value="1029.40002441406" calcext:value-type="float">
            <text:p>1,029.40</text:p>
          </table:table-cell>
          <table:table-cell/>
          <table:table-cell office:value-type="float" office:value="1744237127.91012" calcext:value-type="float">
            <text:p>1744237127.91012</text:p>
          </table:table-cell>
          <table:table-cell office:value-type="float" office:value="3600000" calcext:value-type="float">
            <text:p>3,600,000</text:p>
          </table:table-cell>
          <table:table-cell office:value-type="float" office:value="0.628518998622894" calcext:value-type="float">
            <text:p>0.6285</text:p>
          </table:table-cell>
          <table:table-cell table:style-name="ce17" table:formula="of:=[.G26]/[.C26]" office:value-type="float" office:value="0.00061056827639056" calcext:value-type="float">
            <text:p>0.00061</text:p>
          </table:table-cell>
        </table:table-row>
        <table:table-row table:style-name="ro1">
          <table:table-cell office:value-type="float" office:value="1744237738.16874" calcext:value-type="float">
            <text:p>1744237738.16874</text:p>
          </table:table-cell>
          <table:table-cell office:value-type="float" office:value="3744000" calcext:value-type="float">
            <text:p>3,744,000</text:p>
          </table:table-cell>
          <table:table-cell office:value-type="float" office:value="66.4000015258789" calcext:value-type="float">
            <text:p>66.40</text:p>
          </table:table-cell>
          <table:table-cell/>
          <table:table-cell office:value-type="float" office:value="1744237738.16878" calcext:value-type="float">
            <text:p>1744237738.16878</text:p>
          </table:table-cell>
          <table:table-cell office:value-type="float" office:value="3744000" calcext:value-type="float">
            <text:p>3,744,000</text:p>
          </table:table-cell>
          <table:table-cell office:value-type="float" office:value="0.617302417755127" calcext:value-type="float">
            <text:p>0.6173</text:p>
          </table:table-cell>
          <table:table-cell table:style-name="ce17" table:formula="of:=[.G27]/[.C27]" office:value-type="float" office:value="0.00929672294532309" calcext:value-type="float">
            <text:p>0.00930</text:p>
          </table:table-cell>
        </table:table-row>
        <table:table-row table:style-name="ro1">
          <table:table-cell office:value-type="float" office:value="1744238061.57267" calcext:value-type="float">
            <text:p>1744238061.57267</text:p>
          </table:table-cell>
          <table:table-cell office:value-type="float" office:value="3888000" calcext:value-type="float">
            <text:p>3,888,000</text:p>
          </table:table-cell>
          <table:table-cell office:value-type="float" office:value="267.200012207031" calcext:value-type="float">
            <text:p>267.20</text:p>
          </table:table-cell>
          <table:table-cell/>
          <table:table-cell office:value-type="float" office:value="1744238061.57278" calcext:value-type="float">
            <text:p>1744238061.57278</text:p>
          </table:table-cell>
          <table:table-cell office:value-type="float" office:value="3888000" calcext:value-type="float">
            <text:p>3,888,000</text:p>
          </table:table-cell>
          <table:table-cell office:value-type="float" office:value="-0.126231402158737" calcext:value-type="float">
            <text:p>-0.1262</text:p>
          </table:table-cell>
          <table:table-cell table:style-name="ce17" table:formula="of:=[.G28]/[.C28]" office:value-type="float" office:value="-0.000472422890688085" calcext:value-type="float">
            <text:p>-0.00047</text:p>
          </table:table-cell>
        </table:table-row>
        <table:table-row table:style-name="ro1">
          <table:table-cell table:style-name="ce2" office:value-type="float" office:value="1744238707.759" calcext:value-type="float">
            <text:p>1744238707.759</text:p>
          </table:table-cell>
          <table:table-cell table:style-name="ce6" office:value-type="float" office:value="4032000" calcext:value-type="float">
            <text:p>4,032,000</text:p>
          </table:table-cell>
          <table:table-cell table:style-name="ce10" office:value-type="float" office:value="22.7999992370605" calcext:value-type="float">
            <text:p>22.80</text:p>
          </table:table-cell>
          <table:table-cell table:style-name="ce2"/>
          <table:table-cell table:style-name="ce2" office:value-type="float" office:value="1744238707.75904" calcext:value-type="float">
            <text:p>1744238707.75904</text:p>
          </table:table-cell>
          <table:table-cell table:style-name="ce6" office:value-type="float" office:value="4032000" calcext:value-type="float">
            <text:p>4,032,000</text:p>
          </table:table-cell>
          <table:table-cell table:style-name="ce14" office:value-type="float" office:value="1.72289943695068" calcext:value-type="float">
            <text:p>1.7229</text:p>
          </table:table-cell>
          <table:table-cell table:style-name="ce18" table:formula="of:=[.G29]/[.C29]" office:value-type="float" office:value="0.0755657673071399" calcext:value-type="float">
            <text:p>0.07557</text:p>
          </table:table-cell>
        </table:table-row>
        <table:table-row table:style-name="ro1">
          <table:table-cell office:value-type="float" office:value="1744239042.6283" calcext:value-type="float">
            <text:p>1744239042.6283</text:p>
          </table:table-cell>
          <table:table-cell office:value-type="float" office:value="4176000" calcext:value-type="float">
            <text:p>4,176,000</text:p>
          </table:table-cell>
          <table:table-cell office:value-type="float" office:value="31.3999996185303" calcext:value-type="float">
            <text:p>31.40</text:p>
          </table:table-cell>
          <table:table-cell/>
          <table:table-cell office:value-type="float" office:value="1744239042.62834" calcext:value-type="float">
            <text:p>1744239042.62834</text:p>
          </table:table-cell>
          <table:table-cell office:value-type="float" office:value="4176000" calcext:value-type="float">
            <text:p>4,176,000</text:p>
          </table:table-cell>
          <table:table-cell office:value-type="float" office:value="0.182305797934532" calcext:value-type="float">
            <text:p>0.1823</text:p>
          </table:table-cell>
          <table:table-cell table:style-name="ce17" table:formula="of:=[.G30]/[.C30]" office:value-type="float" office:value="0.00580591720220745" calcext:value-type="float">
            <text:p>0.00581</text:p>
          </table:table-cell>
        </table:table-row>
        <table:table-row table:style-name="ro1">
          <table:table-cell office:value-type="float" office:value="1744239392.77171" calcext:value-type="float">
            <text:p>1744239392.77171</text:p>
          </table:table-cell>
          <table:table-cell office:value-type="float" office:value="4320000" calcext:value-type="float">
            <text:p>4,320,000</text:p>
          </table:table-cell>
          <table:table-cell office:value-type="float" office:value="351.799987792969" calcext:value-type="float">
            <text:p>351.80</text:p>
          </table:table-cell>
          <table:table-cell/>
          <table:table-cell office:value-type="float" office:value="1744239392.77174" calcext:value-type="float">
            <text:p>1744239392.77174</text:p>
          </table:table-cell>
          <table:table-cell office:value-type="float" office:value="4320000" calcext:value-type="float">
            <text:p>4,320,000</text:p>
          </table:table-cell>
          <table:table-cell office:value-type="float" office:value="-0.083210401237011" calcext:value-type="float">
            <text:p>-0.0832</text:p>
          </table:table-cell>
          <table:table-cell table:style-name="ce17" table:formula="of:=[.G31]/[.C31]" office:value-type="float" office:value="-0.000236527584207819" calcext:value-type="float">
            <text:p>-0.00024</text:p>
          </table:table-cell>
        </table:table-row>
        <table:table-row table:style-name="ro1">
          <table:table-cell office:value-type="float" office:value="1744240105.60188" calcext:value-type="float">
            <text:p>1744240105.60188</text:p>
          </table:table-cell>
          <table:table-cell office:value-type="float" office:value="4464000" calcext:value-type="float">
            <text:p>4,464,000</text:p>
          </table:table-cell>
          <table:table-cell office:value-type="float" office:value="50.4000015258789" calcext:value-type="float">
            <text:p>50.40</text:p>
          </table:table-cell>
          <table:table-cell/>
          <table:table-cell office:value-type="float" office:value="1744240105.602" calcext:value-type="float">
            <text:p>1744240105.602</text:p>
          </table:table-cell>
          <table:table-cell office:value-type="float" office:value="4464000" calcext:value-type="float">
            <text:p>4,464,000</text:p>
          </table:table-cell>
          <table:table-cell office:value-type="float" office:value="0.667819797992706" calcext:value-type="float">
            <text:p>0.6678</text:p>
          </table:table-cell>
          <table:table-cell table:style-name="ce17" table:formula="of:=[.G32]/[.C32]" office:value-type="float" office:value="0.013250392416155" calcext:value-type="float">
            <text:p>0.01325</text:p>
          </table:table-cell>
        </table:table-row>
        <table:table-row table:style-name="ro1">
          <table:table-cell office:value-type="float" office:value="1744240494.72741" calcext:value-type="float">
            <text:p>1744240494.72741</text:p>
          </table:table-cell>
          <table:table-cell office:value-type="float" office:value="4608000" calcext:value-type="float">
            <text:p>4,608,000</text:p>
          </table:table-cell>
          <table:table-cell office:value-type="float" office:value="1055.80004882813" calcext:value-type="float">
            <text:p>1,055.80</text:p>
          </table:table-cell>
          <table:table-cell/>
          <table:table-cell office:value-type="float" office:value="1744240494.72745" calcext:value-type="float">
            <text:p>1744240494.72745</text:p>
          </table:table-cell>
          <table:table-cell office:value-type="float" office:value="4608000" calcext:value-type="float">
            <text:p>4,608,000</text:p>
          </table:table-cell>
          <table:table-cell office:value-type="float" office:value="0.169026806950569" calcext:value-type="float">
            <text:p>0.1690</text:p>
          </table:table-cell>
          <table:table-cell table:style-name="ce17" table:formula="of:=[.G33]/[.C33]" office:value-type="float" office:value="0.000160093577508524" calcext:value-type="float">
            <text:p>0.00016</text:p>
          </table:table-cell>
        </table:table-row>
        <table:table-row table:style-name="ro1">
          <table:table-cell office:value-type="float" office:value="1744241286.9965" calcext:value-type="float">
            <text:p>1744241286.9965</text:p>
          </table:table-cell>
          <table:table-cell office:value-type="float" office:value="4752000" calcext:value-type="float">
            <text:p>4,752,000</text:p>
          </table:table-cell>
          <table:table-cell office:value-type="float" office:value="2235.80004882812" calcext:value-type="float">
            <text:p>2,235.80</text:p>
          </table:table-cell>
          <table:table-cell/>
          <table:table-cell office:value-type="float" office:value="1744241286.99654" calcext:value-type="float">
            <text:p>1744241286.99654</text:p>
          </table:table-cell>
          <table:table-cell office:value-type="float" office:value="4752000" calcext:value-type="float">
            <text:p>4,752,000</text:p>
          </table:table-cell>
          <table:table-cell office:value-type="float" office:value="1.83876264095306" calcext:value-type="float">
            <text:p>1.8388</text:p>
          </table:table-cell>
          <table:table-cell table:style-name="ce17" table:formula="of:=[.G34]/[.C34]" office:value-type="float" office:value="0.000822418195185582" calcext:value-type="float">
            <text:p>0.00082</text:p>
          </table:table-cell>
        </table:table-row>
        <table:table-row table:style-name="ro1">
          <table:table-cell office:value-type="float" office:value="1744241734.50377" calcext:value-type="float">
            <text:p>1744241734.50377</text:p>
          </table:table-cell>
          <table:table-cell office:value-type="float" office:value="4896000" calcext:value-type="float">
            <text:p>4,896,000</text:p>
          </table:table-cell>
          <table:table-cell office:value-type="float" office:value="3767.19995117187" calcext:value-type="float">
            <text:p>3,767.20</text:p>
          </table:table-cell>
          <table:table-cell/>
          <table:table-cell office:value-type="float" office:value="1744241734.50389" calcext:value-type="float">
            <text:p>1744241734.50389</text:p>
          </table:table-cell>
          <table:table-cell office:value-type="float" office:value="4896000" calcext:value-type="float">
            <text:p>4,896,000</text:p>
          </table:table-cell>
          <table:table-cell office:value-type="float" office:value="0.338503211736679" calcext:value-type="float">
            <text:p>0.3385</text:p>
          </table:table-cell>
          <table:table-cell table:style-name="ce17" table:formula="of:=[.G35]/[.C35]" office:value-type="float" office:value="0.0000898553875886996" calcext:value-type="float">
            <text:p>0.00009</text:p>
          </table:table-cell>
        </table:table-row>
        <table:table-row table:style-name="ro1">
          <table:table-cell office:value-type="float" office:value="1744242560.7567" calcext:value-type="float">
            <text:p>1744242560.7567</text:p>
          </table:table-cell>
          <table:table-cell office:value-type="float" office:value="5040000" calcext:value-type="float">
            <text:p>5,040,000</text:p>
          </table:table-cell>
          <table:table-cell office:value-type="float" office:value="300.799987792969" calcext:value-type="float">
            <text:p>300.80</text:p>
          </table:table-cell>
          <table:table-cell/>
          <table:table-cell office:value-type="float" office:value="1744242560.75682" calcext:value-type="float">
            <text:p>1744242560.75682</text:p>
          </table:table-cell>
          <table:table-cell office:value-type="float" office:value="5040000" calcext:value-type="float">
            <text:p>5,040,000</text:p>
          </table:table-cell>
          <table:table-cell office:value-type="float" office:value="-0.4397833943367" calcext:value-type="float">
            <text:p>-0.4398</text:p>
          </table:table-cell>
          <table:table-cell table:style-name="ce17" table:formula="of:=[.G36]/[.C36]" office:value-type="float" office:value="-0.0014620459181647" calcext:value-type="float">
            <text:p>-0.00146</text:p>
          </table:table-cell>
        </table:table-row>
        <table:table-row table:style-name="ro1">
          <table:table-cell office:value-type="float" office:value="1744242984.84934" calcext:value-type="float">
            <text:p>1744242984.84934</text:p>
          </table:table-cell>
          <table:table-cell office:value-type="float" office:value="5184000" calcext:value-type="float">
            <text:p>5,184,000</text:p>
          </table:table-cell>
          <table:table-cell office:value-type="float" office:value="1664.59997558594" calcext:value-type="float">
            <text:p>1,664.60</text:p>
          </table:table-cell>
          <table:table-cell/>
          <table:table-cell office:value-type="float" office:value="1744242984.84938" calcext:value-type="float">
            <text:p>1744242984.84938</text:p>
          </table:table-cell>
          <table:table-cell office:value-type="float" office:value="5184000" calcext:value-type="float">
            <text:p>5,184,000</text:p>
          </table:table-cell>
          <table:table-cell office:value-type="float" office:value="0.857939600944519" calcext:value-type="float">
            <text:p>0.8579</text:p>
          </table:table-cell>
          <table:table-cell table:style-name="ce17" table:formula="of:=[.G37]/[.C37]" office:value-type="float" office:value="0.000515402867672472" calcext:value-type="float">
            <text:p>0.00052</text:p>
          </table:table-cell>
        </table:table-row>
        <table:table-row table:style-name="ro1">
          <table:table-cell office:value-type="float" office:value="1744243851.57537" calcext:value-type="float">
            <text:p>1744243851.57537</text:p>
          </table:table-cell>
          <table:table-cell office:value-type="float" office:value="5328000" calcext:value-type="float">
            <text:p>5,328,000</text:p>
          </table:table-cell>
          <table:table-cell office:value-type="float" office:value="5605.60009765625" calcext:value-type="float">
            <text:p>5,605.60</text:p>
          </table:table-cell>
          <table:table-cell/>
          <table:table-cell office:value-type="float" office:value="1744243851.5754" calcext:value-type="float">
            <text:p>1744243851.5754</text:p>
          </table:table-cell>
          <table:table-cell office:value-type="float" office:value="5328000" calcext:value-type="float">
            <text:p>5,328,000</text:p>
          </table:table-cell>
          <table:table-cell office:value-type="float" office:value="1.23887324333191" calcext:value-type="float">
            <text:p>1.2389</text:p>
          </table:table-cell>
          <table:table-cell table:style-name="ce17" table:formula="of:=[.G38]/[.C38]" office:value-type="float" office:value="0.000221006354671981" calcext:value-type="float">
            <text:p>0.00022</text:p>
          </table:table-cell>
        </table:table-row>
        <table:table-row table:style-name="ro1">
          <table:table-cell office:value-type="float" office:value="1744244297.19926" calcext:value-type="float">
            <text:p>1744244297.19926</text:p>
          </table:table-cell>
          <table:table-cell office:value-type="float" office:value="5472000" calcext:value-type="float">
            <text:p>5,472,000</text:p>
          </table:table-cell>
          <table:table-cell office:value-type="float" office:value="1488.40002441406" calcext:value-type="float">
            <text:p>1,488.40</text:p>
          </table:table-cell>
          <table:table-cell/>
          <table:table-cell office:value-type="float" office:value="1744244297.19929" calcext:value-type="float">
            <text:p>1744244297.19929</text:p>
          </table:table-cell>
          <table:table-cell office:value-type="float" office:value="5472000" calcext:value-type="float">
            <text:p>5,472,000</text:p>
          </table:table-cell>
          <table:table-cell office:value-type="float" office:value="0.602689206600189" calcext:value-type="float">
            <text:p>0.6027</text:p>
          </table:table-cell>
          <table:table-cell table:style-name="ce17" table:formula="of:=[.G39]/[.C39]" office:value-type="float" office:value="0.00040492421171348" calcext:value-type="float">
            <text:p>0.00040</text:p>
          </table:table-cell>
        </table:table-row>
        <table:table-row table:style-name="ro1">
          <table:table-cell office:value-type="float" office:value="1744245185.94673" calcext:value-type="float">
            <text:p>1744245185.94673</text:p>
          </table:table-cell>
          <table:table-cell office:value-type="float" office:value="5616000" calcext:value-type="float">
            <text:p>5,616,000</text:p>
          </table:table-cell>
          <table:table-cell office:value-type="float" office:value="4188.2001953125" calcext:value-type="float">
            <text:p>4,188.20</text:p>
          </table:table-cell>
          <table:table-cell/>
          <table:table-cell office:value-type="float" office:value="1744245185.94678" calcext:value-type="float">
            <text:p>1744245185.94678</text:p>
          </table:table-cell>
          <table:table-cell office:value-type="float" office:value="5616000" calcext:value-type="float">
            <text:p>5,616,000</text:p>
          </table:table-cell>
          <table:table-cell office:value-type="float" office:value="-0.0458270013332367" calcext:value-type="float">
            <text:p>-0.0458</text:p>
          </table:table-cell>
          <table:table-cell table:style-name="ce17" table:formula="of:=[.G40]/[.C40]" office:value-type="float" office:value="-0.0000109419319029991" calcext:value-type="float">
            <text:p>-0.00001</text:p>
          </table:table-cell>
        </table:table-row>
        <table:table-row table:style-name="ro1">
          <table:table-cell table:style-name="ce3" office:value-type="float" office:value="1744245630.75064" calcext:value-type="float">
            <text:p>1744245630.75064</text:p>
          </table:table-cell>
          <table:table-cell table:style-name="ce7" office:value-type="float" office:value="5760000" calcext:value-type="float">
            <text:p>5,760,000</text:p>
          </table:table-cell>
          <table:table-cell table:style-name="ce11" office:value-type="float" office:value="35.2000007629395" calcext:value-type="float">
            <text:p>35.20</text:p>
          </table:table-cell>
          <table:table-cell table:style-name="ce3"/>
          <table:table-cell table:style-name="ce3" office:value-type="float" office:value="1744245630.75068" calcext:value-type="float">
            <text:p>1744245630.75068</text:p>
          </table:table-cell>
          <table:table-cell table:style-name="ce7" office:value-type="float" office:value="5760000" calcext:value-type="float">
            <text:p>5,760,000</text:p>
          </table:table-cell>
          <table:table-cell table:style-name="ce15" office:value-type="float" office:value="1.77538180351257" calcext:value-type="float">
            <text:p>1.7754</text:p>
          </table:table-cell>
          <table:table-cell table:style-name="ce19" table:formula="of:=[.G41]/[.C41]" office:value-type="float" office:value="0.0504369819611423" calcext:value-type="float">
            <text:p>0.05044</text:p>
          </table:table-cell>
        </table:table-row>
        <table:table-row table:style-name="ro1">
          <table:table-cell office:value-type="float" office:value="1744246500.86554" calcext:value-type="float">
            <text:p>1744246500.86554</text:p>
          </table:table-cell>
          <table:table-cell office:value-type="float" office:value="5904000" calcext:value-type="float">
            <text:p>5,904,000</text:p>
          </table:table-cell>
          <table:table-cell office:value-type="float" office:value="108" calcext:value-type="float">
            <text:p>108.00</text:p>
          </table:table-cell>
          <table:table-cell/>
          <table:table-cell office:value-type="float" office:value="1744246500.86558" calcext:value-type="float">
            <text:p>1744246500.86558</text:p>
          </table:table-cell>
          <table:table-cell office:value-type="float" office:value="5904000" calcext:value-type="float">
            <text:p>5,904,000</text:p>
          </table:table-cell>
          <table:table-cell office:value-type="float" office:value="0.337754786014557" calcext:value-type="float">
            <text:p>0.3378</text:p>
          </table:table-cell>
          <table:table-cell table:style-name="ce17" table:formula="of:=[.G42]/[.C42]" office:value-type="float" office:value="0.00312735912976442" calcext:value-type="float">
            <text:p>0.00313</text:p>
          </table:table-cell>
        </table:table-row>
        <table:table-row table:style-name="ro1">
          <table:table-cell office:value-type="float" office:value="1744246963.72152" calcext:value-type="float">
            <text:p>1744246963.72152</text:p>
          </table:table-cell>
          <table:table-cell office:value-type="float" office:value="6048000" calcext:value-type="float">
            <text:p>6,048,000</text:p>
          </table:table-cell>
          <table:table-cell office:value-type="float" office:value="2267.80004882812" calcext:value-type="float">
            <text:p>2,267.80</text:p>
          </table:table-cell>
          <table:table-cell/>
          <table:table-cell office:value-type="float" office:value="1744246963.72156" calcext:value-type="float">
            <text:p>1744246963.72156</text:p>
          </table:table-cell>
          <table:table-cell office:value-type="float" office:value="6048000" calcext:value-type="float">
            <text:p>6,048,000</text:p>
          </table:table-cell>
          <table:table-cell office:value-type="float" office:value="0.291664808988571" calcext:value-type="float">
            <text:p>0.2917</text:p>
          </table:table-cell>
          <table:table-cell table:style-name="ce17" table:formula="of:=[.G43]/[.C43]" office:value-type="float" office:value="0.000128611342582556" calcext:value-type="float">
            <text:p>0.00013</text:p>
          </table:table-cell>
        </table:table-row>
        <table:table-row table:style-name="ro1">
          <table:table-cell office:value-type="float" office:value="1744247425.27659" calcext:value-type="float">
            <text:p>1744247425.27659</text:p>
          </table:table-cell>
          <table:table-cell office:value-type="float" office:value="6192000" calcext:value-type="float">
            <text:p>6,192,000</text:p>
          </table:table-cell>
          <table:table-cell office:value-type="float" office:value="1119.80004882813" calcext:value-type="float">
            <text:p>1,119.80</text:p>
          </table:table-cell>
          <table:table-cell/>
          <table:table-cell office:value-type="float" office:value="1744247425.27664" calcext:value-type="float">
            <text:p>1744247425.27664</text:p>
          </table:table-cell>
          <table:table-cell office:value-type="float" office:value="6192000" calcext:value-type="float">
            <text:p>6,192,000</text:p>
          </table:table-cell>
          <table:table-cell office:value-type="float" office:value="0.515578985214233" calcext:value-type="float">
            <text:p>0.5156</text:p>
          </table:table-cell>
          <table:table-cell table:style-name="ce17" table:formula="of:=[.G44]/[.C44]" office:value-type="float" office:value="0.000460420577543097" calcext:value-type="float">
            <text:p>0.00046</text:p>
          </table:table-cell>
        </table:table-row>
        <table:table-row table:style-name="ro1">
          <table:table-cell office:value-type="float" office:value="1744248343.79503" calcext:value-type="float">
            <text:p>1744248343.79503</text:p>
          </table:table-cell>
          <table:table-cell office:value-type="float" office:value="6336000" calcext:value-type="float">
            <text:p>6,336,000</text:p>
          </table:table-cell>
          <table:table-cell office:value-type="float" office:value="945.400024414063" calcext:value-type="float">
            <text:p>945.40</text:p>
          </table:table-cell>
          <table:table-cell/>
          <table:table-cell office:value-type="float" office:value="1744248343.79509" calcext:value-type="float">
            <text:p>1744248343.79509</text:p>
          </table:table-cell>
          <table:table-cell office:value-type="float" office:value="6336000" calcext:value-type="float">
            <text:p>6,336,000</text:p>
          </table:table-cell>
          <table:table-cell office:value-type="float" office:value="-0.181027799844742" calcext:value-type="float">
            <text:p>-0.1810</text:p>
          </table:table-cell>
          <table:table-cell table:style-name="ce17" table:formula="of:=[.G45]/[.C45]" office:value-type="float" office:value="-0.000191482753511603" calcext:value-type="float">
            <text:p>-0.00019</text:p>
          </table:table-cell>
        </table:table-row>
        <table:table-row table:style-name="ro1">
          <table:table-cell office:value-type="float" office:value="1744248805.87106" calcext:value-type="float">
            <text:p>1744248805.87106</text:p>
          </table:table-cell>
          <table:table-cell office:value-type="float" office:value="6480000" calcext:value-type="float">
            <text:p>6,480,000</text:p>
          </table:table-cell>
          <table:table-cell office:value-type="float" office:value="308.600006103516" calcext:value-type="float">
            <text:p>308.60</text:p>
          </table:table-cell>
          <table:table-cell/>
          <table:table-cell office:value-type="float" office:value="1744248805.87111" calcext:value-type="float">
            <text:p>1744248805.87111</text:p>
          </table:table-cell>
          <table:table-cell office:value-type="float" office:value="6480000" calcext:value-type="float">
            <text:p>6,480,000</text:p>
          </table:table-cell>
          <table:table-cell office:value-type="float" office:value="0.142825603485107" calcext:value-type="float">
            <text:p>0.1428</text:p>
          </table:table-cell>
          <table:table-cell table:style-name="ce17" table:formula="of:=[.G46]/[.C46]" office:value-type="float" office:value="0.000462817889372298" calcext:value-type="float">
            <text:p>0.00046</text:p>
          </table:table-cell>
        </table:table-row>
        <table:table-row table:style-name="ro1">
          <table:table-cell office:value-type="float" office:value="1744249718.85937" calcext:value-type="float">
            <text:p>1744249718.85937</text:p>
          </table:table-cell>
          <table:table-cell office:value-type="float" office:value="6624000" calcext:value-type="float">
            <text:p>6,624,000</text:p>
          </table:table-cell>
          <table:table-cell office:value-type="float" office:value="88" calcext:value-type="float">
            <text:p>88.00</text:p>
          </table:table-cell>
          <table:table-cell/>
          <table:table-cell office:value-type="float" office:value="1744249718.8594" calcext:value-type="float">
            <text:p>1744249718.8594</text:p>
          </table:table-cell>
          <table:table-cell office:value-type="float" office:value="6624000" calcext:value-type="float">
            <text:p>6,624,000</text:p>
          </table:table-cell>
          <table:table-cell office:value-type="float" office:value="-0.0486389994621277" calcext:value-type="float">
            <text:p>-0.0486</text:p>
          </table:table-cell>
          <table:table-cell table:style-name="ce17" table:formula="of:=[.G47]/[.C47]" office:value-type="float" office:value="-0.000552715902978724" calcext:value-type="float">
            <text:p>-0.00055</text:p>
          </table:table-cell>
        </table:table-row>
        <table:table-row table:style-name="ro1">
          <table:table-cell office:value-type="float" office:value="1744250191.60745" calcext:value-type="float">
            <text:p>1744250191.60745</text:p>
          </table:table-cell>
          <table:table-cell office:value-type="float" office:value="6768000" calcext:value-type="float">
            <text:p>6,768,000</text:p>
          </table:table-cell>
          <table:table-cell office:value-type="float" office:value="49.4000015258789" calcext:value-type="float">
            <text:p>49.40</text:p>
          </table:table-cell>
          <table:table-cell/>
          <table:table-cell office:value-type="float" office:value="1744250191.60749" calcext:value-type="float">
            <text:p>1744250191.60749</text:p>
          </table:table-cell>
          <table:table-cell office:value-type="float" office:value="6768000" calcext:value-type="float">
            <text:p>6,768,000</text:p>
          </table:table-cell>
          <table:table-cell office:value-type="float" office:value="0.21153099834919" calcext:value-type="float">
            <text:p>0.2115</text:p>
          </table:table-cell>
          <table:table-cell table:style-name="ce17" table:formula="of:=[.G48]/[.C48]" office:value-type="float" office:value="0.00428200388290223" calcext:value-type="float">
            <text:p>0.00428</text:p>
          </table:table-cell>
        </table:table-row>
        <table:table-row table:style-name="ro1">
          <table:table-cell office:value-type="float" office:value="1744251118.29684" calcext:value-type="float">
            <text:p>1744251118.29684</text:p>
          </table:table-cell>
          <table:table-cell office:value-type="float" office:value="6912000" calcext:value-type="float">
            <text:p>6,912,000</text:p>
          </table:table-cell>
          <table:table-cell office:value-type="float" office:value="2192.80004882813" calcext:value-type="float">
            <text:p>2,192.80</text:p>
          </table:table-cell>
          <table:table-cell/>
          <table:table-cell office:value-type="float" office:value="1744251118.29688" calcext:value-type="float">
            <text:p>1744251118.29688</text:p>
          </table:table-cell>
          <table:table-cell office:value-type="float" office:value="6912000" calcext:value-type="float">
            <text:p>6,912,000</text:p>
          </table:table-cell>
          <table:table-cell office:value-type="float" office:value="1.27998745441437" calcext:value-type="float">
            <text:p>1.2800</text:p>
          </table:table-cell>
          <table:table-cell table:style-name="ce17" table:formula="of:=[.G49]/[.C49]" office:value-type="float" office:value="0.000583722831955617" calcext:value-type="float">
            <text:p>0.00058</text:p>
          </table:table-cell>
        </table:table-row>
        <table:table-row table:style-name="ro1">
          <table:table-cell office:value-type="float" office:value="1744251593.32988" calcext:value-type="float">
            <text:p>1744251593.32988</text:p>
          </table:table-cell>
          <table:table-cell office:value-type="float" office:value="7056000" calcext:value-type="float">
            <text:p>7,056,000</text:p>
          </table:table-cell>
          <table:table-cell office:value-type="float" office:value="1255.19995117188" calcext:value-type="float">
            <text:p>1,255.20</text:p>
          </table:table-cell>
          <table:table-cell/>
          <table:table-cell office:value-type="float" office:value="1744251593.32992" calcext:value-type="float">
            <text:p>1744251593.32992</text:p>
          </table:table-cell>
          <table:table-cell office:value-type="float" office:value="7056000" calcext:value-type="float">
            <text:p>7,056,000</text:p>
          </table:table-cell>
          <table:table-cell office:value-type="float" office:value="-0.284166008234024" calcext:value-type="float">
            <text:p>-0.2842</text:p>
          </table:table-cell>
          <table:table-cell table:style-name="ce17" table:formula="of:=[.G50]/[.C50]" office:value-type="float" office:value="-0.000226391028751015" calcext:value-type="float">
            <text:p>-0.00023</text:p>
          </table:table-cell>
        </table:table-row>
        <table:table-row table:style-name="ro1">
          <table:table-cell office:value-type="float" office:value="1744252520.93631" calcext:value-type="float">
            <text:p>1744252520.93631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83.8000030517578" calcext:value-type="float">
            <text:p>83.80</text:p>
          </table:table-cell>
          <table:table-cell/>
          <table:table-cell office:value-type="float" office:value="1744252520.93635" calcext:value-type="float">
            <text:p>1744252520.93635</text:p>
          </table:table-cell>
          <table:table-cell office:value-type="float" office:value="7200000" calcext:value-type="float">
            <text:p>7,200,000</text:p>
          </table:table-cell>
          <table:table-cell office:value-type="float" office:value="0.718607783317566" calcext:value-type="float">
            <text:p>0.7186</text:p>
          </table:table-cell>
          <table:table-cell table:style-name="ce17" table:formula="of:=[.G51]/[.C51]" office:value-type="float" office:value="0.00857527156501091" calcext:value-type="float">
            <text:p>0.00858</text:p>
          </table:table-cell>
        </table:table-row>
        <table:table-row table:style-name="ro1">
          <table:table-cell table:style-name="ce3" office:value-type="float" office:value="1744252993.5918" calcext:value-type="float">
            <text:p>1744252993.5918</text:p>
          </table:table-cell>
          <table:table-cell table:style-name="ce7" office:value-type="float" office:value="7344000" calcext:value-type="float">
            <text:p>7,344,000</text:p>
          </table:table-cell>
          <table:table-cell table:style-name="ce11" office:value-type="float" office:value="8.80000019073486" calcext:value-type="float">
            <text:p>8.80</text:p>
          </table:table-cell>
          <table:table-cell table:style-name="ce3"/>
          <table:table-cell table:style-name="ce3" office:value-type="float" office:value="1744252993.59184" calcext:value-type="float">
            <text:p>1744252993.59184</text:p>
          </table:table-cell>
          <table:table-cell table:style-name="ce7" office:value-type="float" office:value="7344000" calcext:value-type="float">
            <text:p>7,344,000</text:p>
          </table:table-cell>
          <table:table-cell table:style-name="ce15" office:value-type="float" office:value="0.227992996573448" calcext:value-type="float">
            <text:p>0.2280</text:p>
          </table:table-cell>
          <table:table-cell table:style-name="ce19" table:formula="of:=[.G52]/[.C52]" office:value-type="float" office:value="0.0259082945036174" calcext:value-type="float">
            <text:p>0.02591</text:p>
          </table:table-cell>
        </table:table-row>
        <table:table-row table:style-name="ro1">
          <table:table-cell office:value-type="float" office:value="1744253934.47431" calcext:value-type="float">
            <text:p>1744253934.47431</text:p>
          </table:table-cell>
          <table:table-cell office:value-type="float" office:value="7488000" calcext:value-type="float">
            <text:p>7,488,000</text:p>
          </table:table-cell>
          <table:table-cell office:value-type="float" office:value="46.2000007629395" calcext:value-type="float">
            <text:p>46.20</text:p>
          </table:table-cell>
          <table:table-cell/>
          <table:table-cell office:value-type="float" office:value="1744253934.47435" calcext:value-type="float">
            <text:p>1744253934.47435</text:p>
          </table:table-cell>
          <table:table-cell office:value-type="float" office:value="7488000" calcext:value-type="float">
            <text:p>7,488,000</text:p>
          </table:table-cell>
          <table:table-cell office:value-type="float" office:value="0.0913176015019417" calcext:value-type="float">
            <text:p>0.0913</text:p>
          </table:table-cell>
          <table:table-cell table:style-name="ce17" table:formula="of:=[.G53]/[.C53]" office:value-type="float" office:value="0.0019765714284402" calcext:value-type="float">
            <text:p>0.00198</text:p>
          </table:table-cell>
        </table:table-row>
        <table:table-row table:style-name="ro1">
          <table:table-cell office:value-type="float" office:value="1744254414.03182" calcext:value-type="float">
            <text:p>1744254414.03182</text:p>
          </table:table-cell>
          <table:table-cell office:value-type="float" office:value="7632000" calcext:value-type="float">
            <text:p>7,632,000</text:p>
          </table:table-cell>
          <table:table-cell office:value-type="float" office:value="96" calcext:value-type="float">
            <text:p>96.00</text:p>
          </table:table-cell>
          <table:table-cell/>
          <table:table-cell office:value-type="float" office:value="1744254414.03185" calcext:value-type="float">
            <text:p>1744254414.03185</text:p>
          </table:table-cell>
          <table:table-cell office:value-type="float" office:value="7632000" calcext:value-type="float">
            <text:p>7,632,000</text:p>
          </table:table-cell>
          <table:table-cell office:value-type="float" office:value="0.651719391345978" calcext:value-type="float">
            <text:p>0.6517</text:p>
          </table:table-cell>
          <table:table-cell table:style-name="ce17" table:formula="of:=[.G54]/[.C54]" office:value-type="float" office:value="0.00678874365985394" calcext:value-type="float">
            <text:p>0.00679</text:p>
          </table:table-cell>
        </table:table-row>
        <table:table-row table:style-name="ro1">
          <table:table-cell office:value-type="float" office:value="1744255361.11691" calcext:value-type="float">
            <text:p>1744255361.11691</text:p>
          </table:table-cell>
          <table:table-cell office:value-type="float" office:value="7776000" calcext:value-type="float">
            <text:p>7,776,000</text:p>
          </table:table-cell>
          <table:table-cell office:value-type="float" office:value="100.800003051758" calcext:value-type="float">
            <text:p>100.80</text:p>
          </table:table-cell>
          <table:table-cell/>
          <table:table-cell office:value-type="float" office:value="1744255361.11694" calcext:value-type="float">
            <text:p>1744255361.11694</text:p>
          </table:table-cell>
          <table:table-cell office:value-type="float" office:value="7776000" calcext:value-type="float">
            <text:p>7,776,000</text:p>
          </table:table-cell>
          <table:table-cell office:value-type="float" office:value="-0.362840592861176" calcext:value-type="float">
            <text:p>-0.3628</text:p>
          </table:table-cell>
          <table:table-cell table:style-name="ce17" table:formula="of:=[.G55]/[.C55]" office:value-type="float" office:value="-0.00359960894718294" calcext:value-type="float">
            <text:p>-0.00360</text:p>
          </table:table-cell>
        </table:table-row>
        <table:table-row table:style-name="ro1">
          <table:table-cell office:value-type="float" office:value="1744255852.96644" calcext:value-type="float">
            <text:p>1744255852.96644</text:p>
          </table:table-cell>
          <table:table-cell office:value-type="float" office:value="7920000" calcext:value-type="float">
            <text:p>7,920,000</text:p>
          </table:table-cell>
          <table:table-cell office:value-type="float" office:value="282.799987792969" calcext:value-type="float">
            <text:p>282.80</text:p>
          </table:table-cell>
          <table:table-cell/>
          <table:table-cell office:value-type="float" office:value="1744255852.96648" calcext:value-type="float">
            <text:p>1744255852.96648</text:p>
          </table:table-cell>
          <table:table-cell office:value-type="float" office:value="7920000" calcext:value-type="float">
            <text:p>7,920,000</text:p>
          </table:table-cell>
          <table:table-cell office:value-type="float" office:value="0.232373401522636" calcext:value-type="float">
            <text:p>0.2324</text:p>
          </table:table-cell>
          <table:table-cell table:style-name="ce17" table:formula="of:=[.G56]/[.C56]" office:value-type="float" office:value="0.000821688159664107" calcext:value-type="float">
            <text:p>0.00082</text:p>
          </table:table-cell>
        </table:table-row>
        <table:table-row table:style-name="ro1">
          <table:table-cell office:value-type="float" office:value="1744256787.37973" calcext:value-type="float">
            <text:p>1744256787.37973</text:p>
          </table:table-cell>
          <table:table-cell office:value-type="float" office:value="8064000" calcext:value-type="float">
            <text:p>8,064,000</text:p>
          </table:table-cell>
          <table:table-cell office:value-type="float" office:value="19.7999992370605" calcext:value-type="float">
            <text:p>19.80</text:p>
          </table:table-cell>
          <table:table-cell/>
          <table:table-cell office:value-type="float" office:value="1744256787.37977" calcext:value-type="float">
            <text:p>1744256787.37977</text:p>
          </table:table-cell>
          <table:table-cell office:value-type="float" office:value="8064000" calcext:value-type="float">
            <text:p>8,064,000</text:p>
          </table:table-cell>
          <table:table-cell office:value-type="float" office:value="0.0335393995046616" calcext:value-type="float">
            <text:p>0.0335</text:p>
          </table:table-cell>
          <table:table-cell table:style-name="ce17" table:formula="of:=[.G57]/[.C57]" office:value-type="float" office:value="0.00169390913116221" calcext:value-type="float">
            <text:p>0.00169</text:p>
          </table:table-cell>
        </table:table-row>
        <table:table-row table:style-name="ro1">
          <table:table-cell office:value-type="float" office:value="1744257266.9593" calcext:value-type="float">
            <text:p>1744257266.9593</text:p>
          </table:table-cell>
          <table:table-cell office:value-type="float" office:value="8208000" calcext:value-type="float">
            <text:p>8,208,000</text:p>
          </table:table-cell>
          <table:table-cell office:value-type="float" office:value="102" calcext:value-type="float">
            <text:p>102.00</text:p>
          </table:table-cell>
          <table:table-cell/>
          <table:table-cell office:value-type="float" office:value="1744257266.95934" calcext:value-type="float">
            <text:p>1744257266.95934</text:p>
          </table:table-cell>
          <table:table-cell office:value-type="float" office:value="8208000" calcext:value-type="float">
            <text:p>8,208,000</text:p>
          </table:table-cell>
          <table:table-cell office:value-type="float" office:value="0.850227415561676" calcext:value-type="float">
            <text:p>0.8502</text:p>
          </table:table-cell>
          <table:table-cell table:style-name="ce17" table:formula="of:=[.G58]/[.C58]" office:value-type="float" office:value="0.00833556289766349" calcext:value-type="float">
            <text:p>0.00834</text:p>
          </table:table-cell>
        </table:table-row>
        <table:table-row table:style-name="ro1">
          <table:table-cell office:value-type="float" office:value="1744257759.29742" calcext:value-type="float">
            <text:p>1744257759.29742</text:p>
          </table:table-cell>
          <table:table-cell office:value-type="float" office:value="8352000" calcext:value-type="float">
            <text:p>8,352,000</text:p>
          </table:table-cell>
          <table:table-cell office:value-type="float" office:value="152.800003051758" calcext:value-type="float">
            <text:p>152.80</text:p>
          </table:table-cell>
          <table:table-cell/>
          <table:table-cell office:value-type="float" office:value="1744257759.29747" calcext:value-type="float">
            <text:p>1744257759.29747</text:p>
          </table:table-cell>
          <table:table-cell office:value-type="float" office:value="8352000" calcext:value-type="float">
            <text:p>8,352,000</text:p>
          </table:table-cell>
          <table:table-cell office:value-type="float" office:value="-1.25411856174469" calcext:value-type="float">
            <text:p>-1.2541</text:p>
          </table:table-cell>
          <table:table-cell table:style-name="ce17" table:formula="of:=[.G59]/[.C59]" office:value-type="float" office:value="-0.00820758204644723" calcext:value-type="float">
            <text:p>-0.00821</text:p>
          </table:table-cell>
        </table:table-row>
        <table:table-row table:style-name="ro1">
          <table:table-cell office:value-type="float" office:value="1744258697.2647" calcext:value-type="float">
            <text:p>1744258697.2647</text:p>
          </table:table-cell>
          <table:table-cell office:value-type="float" office:value="8496000" calcext:value-type="float">
            <text:p>8,496,000</text:p>
          </table:table-cell>
          <table:table-cell office:value-type="float" office:value="274" calcext:value-type="float">
            <text:p>274.00</text:p>
          </table:table-cell>
          <table:table-cell/>
          <table:table-cell office:value-type="float" office:value="1744258697.26475" calcext:value-type="float">
            <text:p>1744258697.26475</text:p>
          </table:table-cell>
          <table:table-cell office:value-type="float" office:value="8496000" calcext:value-type="float">
            <text:p>8,496,000</text:p>
          </table:table-cell>
          <table:table-cell office:value-type="float" office:value="0.385619789361954" calcext:value-type="float">
            <text:p>0.3856</text:p>
          </table:table-cell>
          <table:table-cell table:style-name="ce17" table:formula="of:=[.G60]/[.C60]" office:value-type="float" office:value="0.00140737149402173" calcext:value-type="float">
            <text:p>0.00141</text:p>
          </table:table-cell>
        </table:table-row>
        <table:table-row table:style-name="ro1">
          <table:table-cell office:value-type="float" office:value="1744259177.1162" calcext:value-type="float">
            <text:p>1744259177.1162</text:p>
          </table:table-cell>
          <table:table-cell office:value-type="float" office:value="8640000" calcext:value-type="float">
            <text:p>8,640,000</text:p>
          </table:table-cell>
          <table:table-cell office:value-type="float" office:value="58.2000007629395" calcext:value-type="float">
            <text:p>58.20</text:p>
          </table:table-cell>
          <table:table-cell/>
          <table:table-cell office:value-type="float" office:value="1744259177.11625" calcext:value-type="float">
            <text:p>1744259177.11625</text:p>
          </table:table-cell>
          <table:table-cell office:value-type="float" office:value="8640000" calcext:value-type="float">
            <text:p>8,640,000</text:p>
          </table:table-cell>
          <table:table-cell office:value-type="float" office:value="0.537134408950806" calcext:value-type="float">
            <text:p>0.5371</text:p>
          </table:table-cell>
          <table:table-cell table:style-name="ce17" table:formula="of:=[.G61]/[.C61]" office:value-type="float" office:value="0.00922911343487201" calcext:value-type="float">
            <text:p>0.00923</text:p>
          </table:table-cell>
        </table:table-row>
        <table:table-row table:style-name="ro1">
          <table:table-cell office:value-type="float" office:value="1744260118.98259" calcext:value-type="float">
            <text:p>1744260118.98259</text:p>
          </table:table-cell>
          <table:table-cell office:value-type="float" office:value="8784000" calcext:value-type="float">
            <text:p>8,784,000</text:p>
          </table:table-cell>
          <table:table-cell office:value-type="float" office:value="41.7999992370605" calcext:value-type="float">
            <text:p>41.80</text:p>
          </table:table-cell>
          <table:table-cell/>
          <table:table-cell office:value-type="float" office:value="1744260118.98264" calcext:value-type="float">
            <text:p>1744260118.98264</text:p>
          </table:table-cell>
          <table:table-cell office:value-type="float" office:value="8784000" calcext:value-type="float">
            <text:p>8,784,000</text:p>
          </table:table-cell>
          <table:table-cell office:value-type="float" office:value="-0.937774419784546" calcext:value-type="float">
            <text:p>-0.9378</text:p>
          </table:table-cell>
          <table:table-cell table:style-name="ce17" table:formula="of:=[.G62]/[.C62]" office:value-type="float" office:value="-0.0224347951411707" calcext:value-type="float">
            <text:p>-0.02243</text:p>
          </table:table-cell>
        </table:table-row>
        <table:table-row table:style-name="ro1">
          <table:table-cell office:value-type="float" office:value="1744260583.18646" calcext:value-type="float">
            <text:p>1744260583.18646</text:p>
          </table:table-cell>
          <table:table-cell office:value-type="float" office:value="8928000" calcext:value-type="float">
            <text:p>8,928,000</text:p>
          </table:table-cell>
          <table:table-cell office:value-type="float" office:value="48.7999992370605" calcext:value-type="float">
            <text:p>48.80</text:p>
          </table:table-cell>
          <table:table-cell/>
          <table:table-cell office:value-type="float" office:value="1744260583.1865" calcext:value-type="float">
            <text:p>1744260583.1865</text:p>
          </table:table-cell>
          <table:table-cell office:value-type="float" office:value="8928000" calcext:value-type="float">
            <text:p>8,928,000</text:p>
          </table:table-cell>
          <table:table-cell office:value-type="float" office:value="0.708845973014832" calcext:value-type="float">
            <text:p>0.7088</text:p>
          </table:table-cell>
          <table:table-cell table:style-name="ce17" table:formula="of:=[.G63]/[.C63]" office:value-type="float" office:value="0.0145255324610027" calcext:value-type="float">
            <text:p>0.01453</text:p>
          </table:table-cell>
        </table:table-row>
        <table:table-row table:style-name="ro1">
          <table:table-cell office:value-type="float" office:value="1744261498.20239" calcext:value-type="float">
            <text:p>1744261498.20239</text:p>
          </table:table-cell>
          <table:table-cell office:value-type="float" office:value="9072000" calcext:value-type="float">
            <text:p>9,072,000</text:p>
          </table:table-cell>
          <table:table-cell office:value-type="float" office:value="82.1999969482422" calcext:value-type="float">
            <text:p>82.20</text:p>
          </table:table-cell>
          <table:table-cell/>
          <table:table-cell office:value-type="float" office:value="1744261498.20243" calcext:value-type="float">
            <text:p>1744261498.20243</text:p>
          </table:table-cell>
          <table:table-cell office:value-type="float" office:value="9072000" calcext:value-type="float">
            <text:p>9,072,000</text:p>
          </table:table-cell>
          <table:table-cell office:value-type="float" office:value="1.24992859363556" calcext:value-type="float">
            <text:p>1.2499</text:p>
          </table:table-cell>
          <table:table-cell table:style-name="ce17" table:formula="of:=[.G64]/[.C64]" office:value-type="float" office:value="0.0152059445260392" calcext:value-type="float">
            <text:p>0.01521</text:p>
          </table:table-cell>
        </table:table-row>
        <table:table-row table:style-name="ro1">
          <table:table-cell office:value-type="float" office:value="1744261961.20321" calcext:value-type="float">
            <text:p>1744261961.20321</text:p>
          </table:table-cell>
          <table:table-cell office:value-type="float" office:value="9216000" calcext:value-type="float">
            <text:p>9,216,000</text:p>
          </table:table-cell>
          <table:table-cell office:value-type="float" office:value="24.6000003814697" calcext:value-type="float">
            <text:p>24.60</text:p>
          </table:table-cell>
          <table:table-cell/>
          <table:table-cell office:value-type="float" office:value="1744261961.20325" calcext:value-type="float">
            <text:p>1744261961.20325</text:p>
          </table:table-cell>
          <table:table-cell office:value-type="float" office:value="9216000" calcext:value-type="float">
            <text:p>9,216,000</text:p>
          </table:table-cell>
          <table:table-cell office:value-type="float" office:value="0.521932780742645" calcext:value-type="float">
            <text:p>0.5219</text:p>
          </table:table-cell>
          <table:table-cell table:style-name="ce17" table:formula="of:=[.G65]/[.C65]" office:value-type="float" office:value="0.0212167793759791" calcext:value-type="float">
            <text:p>0.02122</text:p>
          </table:table-cell>
        </table:table-row>
        <table:table-row table:style-name="ro1">
          <table:table-cell table:style-name="ce3" office:value-type="float" office:value="1744262898.73506" calcext:value-type="float">
            <text:p>1744262898.73506</text:p>
          </table:table-cell>
          <table:table-cell table:style-name="ce7" office:value-type="float" office:value="9360000" calcext:value-type="float">
            <text:p>9,360,000</text:p>
          </table:table-cell>
          <table:table-cell table:style-name="ce11" office:value-type="float" office:value="59.5999984741211" calcext:value-type="float">
            <text:p>59.60</text:p>
          </table:table-cell>
          <table:table-cell table:style-name="ce3"/>
          <table:table-cell table:style-name="ce3" office:value-type="float" office:value="1744262898.73509" calcext:value-type="float">
            <text:p>1744262898.73509</text:p>
          </table:table-cell>
          <table:table-cell table:style-name="ce7" office:value-type="float" office:value="9360000" calcext:value-type="float">
            <text:p>9,360,000</text:p>
          </table:table-cell>
          <table:table-cell table:style-name="ce15" office:value-type="float" office:value="1.51313281059265" calcext:value-type="float">
            <text:p>1.5131</text:p>
          </table:table-cell>
          <table:table-cell table:style-name="ce19" table:formula="of:=[.G66]/[.C66]" office:value-type="float" office:value="0.0253881350559039" calcext:value-type="float">
            <text:p>0.02539</text:p>
          </table:table-cell>
        </table:table-row>
        <table:table-row table:style-name="ro1">
          <table:table-cell office:value-type="float" office:value="1744263367.53124" calcext:value-type="float">
            <text:p>1744263367.53124</text:p>
          </table:table-cell>
          <table:table-cell office:value-type="float" office:value="9504000" calcext:value-type="float">
            <text:p>9,504,0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1744263367.53128" calcext:value-type="float">
            <text:p>1744263367.53128</text:p>
          </table:table-cell>
          <table:table-cell office:value-type="float" office:value="9504000" calcext:value-type="float">
            <text:p>9,504,000</text:p>
          </table:table-cell>
          <table:table-cell office:value-type="float" office:value="0.536619186401367" calcext:value-type="float">
            <text:p>0.5366</text:p>
          </table:table-cell>
          <table:table-cell table:style-name="ce17" table:formula="of:=[.G67]/[.C67]" office:value-type="float" office:value="0.0214647674560547" calcext:value-type="float">
            <text:p>0.02146</text:p>
          </table:table-cell>
        </table:table-row>
        <table:table-row table:style-name="ro1">
          <table:table-cell table:style-name="ce3" office:value-type="float" office:value="1744264296.85221" calcext:value-type="float">
            <text:p>1744264296.85221</text:p>
          </table:table-cell>
          <table:table-cell table:style-name="ce7" office:value-type="float" office:value="9648000" calcext:value-type="float">
            <text:p>9,648,000</text:p>
          </table:table-cell>
          <table:table-cell table:style-name="ce11" office:value-type="float" office:value="35.4000015258789" calcext:value-type="float">
            <text:p>35.40</text:p>
          </table:table-cell>
          <table:table-cell table:style-name="ce3"/>
          <table:table-cell table:style-name="ce3" office:value-type="float" office:value="1744264296.85224" calcext:value-type="float">
            <text:p>1744264296.85224</text:p>
          </table:table-cell>
          <table:table-cell table:style-name="ce7" office:value-type="float" office:value="9648000" calcext:value-type="float">
            <text:p>9,648,000</text:p>
          </table:table-cell>
          <table:table-cell table:style-name="ce15" office:value-type="float" office:value="1.30148637294769" calcext:value-type="float">
            <text:p>1.3015</text:p>
          </table:table-cell>
          <table:table-cell table:style-name="ce19" table:formula="of:=[.G68]/[.C68]" office:value-type="float" office:value="0.0367651501934612" calcext:value-type="float">
            <text:p>0.03677</text:p>
          </table:table-cell>
        </table:table-row>
        <table:table-row table:style-name="ro1">
          <table:table-cell office:value-type="float" office:value="1744264773.56677" calcext:value-type="float">
            <text:p>1744264773.56677</text:p>
          </table:table-cell>
          <table:table-cell office:value-type="float" office:value="9792000" calcext:value-type="float">
            <text:p>9,792,000</text:p>
          </table:table-cell>
          <table:table-cell office:value-type="float" office:value="67.1999969482422" calcext:value-type="float">
            <text:p>67.20</text:p>
          </table:table-cell>
          <table:table-cell/>
          <table:table-cell office:value-type="float" office:value="1744264773.56681" calcext:value-type="float">
            <text:p>1744264773.56681</text:p>
          </table:table-cell>
          <table:table-cell office:value-type="float" office:value="9792000" calcext:value-type="float">
            <text:p>9,792,000</text:p>
          </table:table-cell>
          <table:table-cell office:value-type="float" office:value="1.04734718799591" calcext:value-type="float">
            <text:p>1.0473</text:p>
          </table:table-cell>
          <table:table-cell table:style-name="ce17" table:formula="of:=[.G69]/[.C69]" office:value-type="float" office:value="0.0155855243386779" calcext:value-type="float">
            <text:p>0.01559</text:p>
          </table:table-cell>
        </table:table-row>
        <table:table-row table:style-name="ro1">
          <table:table-cell office:value-type="float" office:value="1744265707.89602" calcext:value-type="float">
            <text:p>1744265707.89602</text:p>
          </table:table-cell>
          <table:table-cell office:value-type="float" office:value="9936000" calcext:value-type="float">
            <text:p>9,936,000</text:p>
          </table:table-cell>
          <table:table-cell office:value-type="float" office:value="45.4000015258789" calcext:value-type="float">
            <text:p>45.40</text:p>
          </table:table-cell>
          <table:table-cell/>
          <table:table-cell office:value-type="float" office:value="1744265707.89605" calcext:value-type="float">
            <text:p>1744265707.89605</text:p>
          </table:table-cell>
          <table:table-cell office:value-type="float" office:value="9936000" calcext:value-type="float">
            <text:p>9,936,000</text:p>
          </table:table-cell>
          <table:table-cell office:value-type="float" office:value="0.140051797032356" calcext:value-type="float">
            <text:p>0.1401</text:p>
          </table:table-cell>
          <table:table-cell table:style-name="ce17" table:formula="of:=[.G70]/[.C70]" office:value-type="float" office:value="0.00308484124064454" calcext:value-type="float">
            <text:p>0.00308</text:p>
          </table:table-cell>
        </table:table-row>
        <table:table-row table:style-name="ro1">
          <table:table-cell office:value-type="float" office:value="1744266187.34176" calcext:value-type="float">
            <text:p>1744266187.34176</text:p>
          </table:table-cell>
          <table:table-cell office:value-type="float" office:value="10080000" calcext:value-type="float">
            <text:p>10,080,000</text:p>
          </table:table-cell>
          <table:table-cell office:value-type="float" office:value="9.39999961853027" calcext:value-type="float">
            <text:p>9.40</text:p>
          </table:table-cell>
          <table:table-cell/>
          <table:table-cell office:value-type="float" office:value="1744266187.34179" calcext:value-type="float">
            <text:p>1744266187.34179</text:p>
          </table:table-cell>
          <table:table-cell office:value-type="float" office:value="10080000" calcext:value-type="float">
            <text:p>10,080,000</text:p>
          </table:table-cell>
          <table:table-cell office:value-type="float" office:value="-0.29280498623848" calcext:value-type="float">
            <text:p>-0.2928</text:p>
          </table:table-cell>
          <table:table-cell table:style-name="ce17" table:formula="of:=[.G71]/[.C71]" office:value-type="float" office:value="-0.031149467885219" calcext:value-type="float">
            <text:p>-0.03115</text:p>
          </table:table-cell>
        </table:table-row>
        <table:table-row table:style-name="ro1">
          <table:table-cell office:value-type="float" office:value="1744267109.20951" calcext:value-type="float">
            <text:p>1744267109.20951</text:p>
          </table:table-cell>
          <table:table-cell office:value-type="float" office:value="10224000" calcext:value-type="float">
            <text:p>10,224,000</text:p>
          </table:table-cell>
          <table:table-cell office:value-type="float" office:value="78.4000015258789" calcext:value-type="float">
            <text:p>78.40</text:p>
          </table:table-cell>
          <table:table-cell/>
          <table:table-cell office:value-type="float" office:value="1744267109.20954" calcext:value-type="float">
            <text:p>1744267109.20954</text:p>
          </table:table-cell>
          <table:table-cell office:value-type="float" office:value="10224000" calcext:value-type="float">
            <text:p>10,224,000</text:p>
          </table:table-cell>
          <table:table-cell office:value-type="float" office:value="0.677347600460053" calcext:value-type="float">
            <text:p>0.6773</text:p>
          </table:table-cell>
          <table:table-cell table:style-name="ce17" table:formula="of:=[.G72]/[.C72]" office:value-type="float" office:value="0.00863963759281903" calcext:value-type="float">
            <text:p>0.00864</text:p>
          </table:table-cell>
        </table:table-row>
        <table:table-row table:style-name="ro1">
          <table:table-cell office:value-type="float" office:value="1744267580.54042" calcext:value-type="float">
            <text:p>1744267580.54042</text:p>
          </table:table-cell>
          <table:table-cell office:value-type="float" office:value="10368000" calcext:value-type="float">
            <text:p>10,368,000</text:p>
          </table:table-cell>
          <table:table-cell office:value-type="float" office:value="51" calcext:value-type="float">
            <text:p>51.00</text:p>
          </table:table-cell>
          <table:table-cell/>
          <table:table-cell office:value-type="float" office:value="1744267580.54045" calcext:value-type="float">
            <text:p>1744267580.54045</text:p>
          </table:table-cell>
          <table:table-cell office:value-type="float" office:value="10368000" calcext:value-type="float">
            <text:p>10,368,000</text:p>
          </table:table-cell>
          <table:table-cell office:value-type="float" office:value="0.841089427471161" calcext:value-type="float">
            <text:p>0.8411</text:p>
          </table:table-cell>
          <table:table-cell table:style-name="ce17" table:formula="of:=[.G73]/[.C73]" office:value-type="float" office:value="0.0164919495582581" calcext:value-type="float">
            <text:p>0.01649</text:p>
          </table:table-cell>
        </table:table-row>
        <table:table-row table:style-name="ro1">
          <table:table-cell office:value-type="float" office:value="1744268047.9445" calcext:value-type="float">
            <text:p>1744268047.9445</text:p>
          </table:table-cell>
          <table:table-cell office:value-type="float" office:value="10512000" calcext:value-type="float">
            <text:p>10,512,000</text:p>
          </table:table-cell>
          <table:table-cell office:value-type="float" office:value="36.2000007629395" calcext:value-type="float">
            <text:p>36.20</text:p>
          </table:table-cell>
          <table:table-cell/>
          <table:table-cell office:value-type="float" office:value="1744268047.94453" calcext:value-type="float">
            <text:p>1744268047.94453</text:p>
          </table:table-cell>
          <table:table-cell office:value-type="float" office:value="10512000" calcext:value-type="float">
            <text:p>10,512,000</text:p>
          </table:table-cell>
          <table:table-cell office:value-type="float" office:value="0.872911214828491" calcext:value-type="float">
            <text:p>0.8729</text:p>
          </table:table-cell>
          <table:table-cell table:style-name="ce17" table:formula="of:=[.G74]/[.C74]" office:value-type="float" office:value="0.0241135689621906" calcext:value-type="float">
            <text:p>0.02411</text:p>
          </table:table-cell>
        </table:table-row>
        <table:table-row table:style-name="ro1">
          <table:table-cell table:style-name="ce3" office:value-type="float" office:value="1744268963.63085" calcext:value-type="float">
            <text:p>1744268963.63085</text:p>
          </table:table-cell>
          <table:table-cell table:style-name="ce7" office:value-type="float" office:value="10656000" calcext:value-type="float">
            <text:p>10,656,000</text:p>
          </table:table-cell>
          <table:table-cell table:style-name="ce11" office:value-type="float" office:value="14.3999996185303" calcext:value-type="float">
            <text:p>14.40</text:p>
          </table:table-cell>
          <table:table-cell table:style-name="ce3"/>
          <table:table-cell table:style-name="ce3" office:value-type="float" office:value="1744268963.63089" calcext:value-type="float">
            <text:p>1744268963.63089</text:p>
          </table:table-cell>
          <table:table-cell table:style-name="ce7" office:value-type="float" office:value="10656000" calcext:value-type="float">
            <text:p>10,656,000</text:p>
          </table:table-cell>
          <table:table-cell table:style-name="ce15" office:value-type="float" office:value="0.770586371421814" calcext:value-type="float">
            <text:p>0.7706</text:p>
          </table:table-cell>
          <table:table-cell table:style-name="ce19" table:formula="of:=[.G75]/[.C75]" office:value-type="float" office:value="0.0535129438774571" calcext:value-type="float">
            <text:p>0.05351</text:p>
          </table:table-cell>
        </table:table-row>
        <table:table-row table:style-name="ro1">
          <table:table-cell office:value-type="float" office:value="1744269442.96176" calcext:value-type="float">
            <text:p>1744269442.96176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29.2000007629395" calcext:value-type="float">
            <text:p>29.20</text:p>
          </table:table-cell>
          <table:table-cell/>
          <table:table-cell office:value-type="float" office:value="1744269442.9618" calcext:value-type="float">
            <text:p>1744269442.9618</text:p>
          </table:table-cell>
          <table:table-cell office:value-type="float" office:value="10800000" calcext:value-type="float">
            <text:p>10,800,000</text:p>
          </table:table-cell>
          <table:table-cell office:value-type="float" office:value="0.360290586948395" calcext:value-type="float">
            <text:p>0.3603</text:p>
          </table:table-cell>
          <table:table-cell table:style-name="ce17" table:formula="of:=[.G76]/[.C76]" office:value-type="float" office:value="0.0123387184087226" calcext:value-type="float">
            <text:p>0.01234</text:p>
          </table:table-cell>
        </table:table-row>
        <table:table-row table:style-name="ro1">
          <table:table-cell office:value-type="float" office:value="1744270371.53305" calcext:value-type="float">
            <text:p>1744270371.53305</text:p>
          </table:table-cell>
          <table:table-cell office:value-type="float" office:value="10944000" calcext:value-type="float">
            <text:p>10,944,000</text:p>
          </table:table-cell>
          <table:table-cell office:value-type="float" office:value="22.7999992370605" calcext:value-type="float">
            <text:p>22.80</text:p>
          </table:table-cell>
          <table:table-cell/>
          <table:table-cell office:value-type="float" office:value="1744270371.53309" calcext:value-type="float">
            <text:p>1744270371.53309</text:p>
          </table:table-cell>
          <table:table-cell office:value-type="float" office:value="10944000" calcext:value-type="float">
            <text:p>10,944,000</text:p>
          </table:table-cell>
          <table:table-cell office:value-type="float" office:value="0.0989423990249634" calcext:value-type="float">
            <text:p>0.0989</text:p>
          </table:table-cell>
          <table:table-cell table:style-name="ce17" table:formula="of:=[.G77]/[.C77]" office:value-type="float" office:value="0.00433957904981576" calcext:value-type="float">
            <text:p>0.00434</text:p>
          </table:table-cell>
        </table:table-row>
        <table:table-row table:style-name="ro1">
          <table:table-cell office:value-type="float" office:value="1744270841.28575" calcext:value-type="float">
            <text:p>1744270841.28575</text:p>
          </table:table-cell>
          <table:table-cell office:value-type="float" office:value="11088000" calcext:value-type="float">
            <text:p>11,088,000</text:p>
          </table:table-cell>
          <table:table-cell office:value-type="float" office:value="15.3999996185303" calcext:value-type="float">
            <text:p>15.40</text:p>
          </table:table-cell>
          <table:table-cell/>
          <table:table-cell office:value-type="float" office:value="1744270841.28579" calcext:value-type="float">
            <text:p>1744270841.28579</text:p>
          </table:table-cell>
          <table:table-cell office:value-type="float" office:value="11088000" calcext:value-type="float">
            <text:p>11,088,000</text:p>
          </table:table-cell>
          <table:table-cell office:value-type="float" office:value="0.385819405317307" calcext:value-type="float">
            <text:p>0.3858</text:p>
          </table:table-cell>
          <table:table-cell table:style-name="ce17" table:formula="of:=[.G78]/[.C78]" office:value-type="float" office:value="0.0250532087580745" calcext:value-type="float">
            <text:p>0.02505</text:p>
          </table:table-cell>
        </table:table-row>
        <table:table-row table:style-name="ro1">
          <table:table-cell office:value-type="float" office:value="1744271767.28045" calcext:value-type="float">
            <text:p>1744271767.28045</text:p>
          </table:table-cell>
          <table:table-cell office:value-type="float" office:value="11232000" calcext:value-type="float">
            <text:p>11,232,000</text:p>
          </table:table-cell>
          <table:table-cell office:value-type="float" office:value="18.7999992370605" calcext:value-type="float">
            <text:p>18.80</text:p>
          </table:table-cell>
          <table:table-cell/>
          <table:table-cell office:value-type="float" office:value="1744271767.28048" calcext:value-type="float">
            <text:p>1744271767.28048</text:p>
          </table:table-cell>
          <table:table-cell office:value-type="float" office:value="11232000" calcext:value-type="float">
            <text:p>11,232,000</text:p>
          </table:table-cell>
          <table:table-cell office:value-type="float" office:value="0.0344978012144566" calcext:value-type="float">
            <text:p>0.0345</text:p>
          </table:table-cell>
          <table:table-cell table:style-name="ce17" table:formula="of:=[.G79]/[.C79]" office:value-type="float" office:value="0.00183498950076822" calcext:value-type="float">
            <text:p>0.00183</text:p>
          </table:table-cell>
        </table:table-row>
        <table:table-row table:style-name="ro1">
          <table:table-cell office:value-type="float" office:value="1744272237.16156" calcext:value-type="float">
            <text:p>1744272237.16156</text:p>
          </table:table-cell>
          <table:table-cell office:value-type="float" office:value="11376000" calcext:value-type="float">
            <text:p>11,376,000</text:p>
          </table:table-cell>
          <table:table-cell office:value-type="float" office:value="300.799987792969" calcext:value-type="float">
            <text:p>300.80</text:p>
          </table:table-cell>
          <table:table-cell/>
          <table:table-cell office:value-type="float" office:value="1744272237.1616" calcext:value-type="float">
            <text:p>1744272237.1616</text:p>
          </table:table-cell>
          <table:table-cell office:value-type="float" office:value="11376000" calcext:value-type="float">
            <text:p>11,376,000</text:p>
          </table:table-cell>
          <table:table-cell office:value-type="float" office:value="-0.17247100174427" calcext:value-type="float">
            <text:p>-0.1725</text:p>
          </table:table-cell>
          <table:table-cell table:style-name="ce17" table:formula="of:=[.G80]/[.C80]" office:value-type="float" office:value="-0.000573374364173767" calcext:value-type="float">
            <text:p>-0.00057</text:p>
          </table:table-cell>
        </table:table-row>
        <table:table-row table:style-name="ro1">
          <table:table-cell table:style-name="ce3" office:value-type="float" office:value="1744273151.46184" calcext:value-type="float">
            <text:p>1744273151.46184</text:p>
          </table:table-cell>
          <table:table-cell table:style-name="ce7" office:value-type="float" office:value="11520000" calcext:value-type="float">
            <text:p>11,520,000</text:p>
          </table:table-cell>
          <table:table-cell table:style-name="ce11" office:value-type="float" office:value="37.2000007629395" calcext:value-type="float">
            <text:p>37.20</text:p>
          </table:table-cell>
          <table:table-cell table:style-name="ce3"/>
          <table:table-cell table:style-name="ce3" office:value-type="float" office:value="1744273151.46187" calcext:value-type="float">
            <text:p>1744273151.46187</text:p>
          </table:table-cell>
          <table:table-cell table:style-name="ce7" office:value-type="float" office:value="11520000" calcext:value-type="float">
            <text:p>11,520,000</text:p>
          </table:table-cell>
          <table:table-cell table:style-name="ce15" office:value-type="float" office:value="1.63362514972687" calcext:value-type="float">
            <text:p>1.6336</text:p>
          </table:table-cell>
          <table:table-cell table:style-name="ce19" table:formula="of:=[.G81]/[.C81]" office:value-type="float" office:value="0.0439146536618991" calcext:value-type="float">
            <text:p>0.04391</text:p>
          </table:table-cell>
        </table:table-row>
        <table:table-row table:style-name="ro1">
          <table:table-cell table:style-name="ce3" office:value-type="float" office:value="1744273619.79497" calcext:value-type="float">
            <text:p>1744273619.79497</text:p>
          </table:table-cell>
          <table:table-cell table:style-name="ce7" office:value-type="float" office:value="11664000" calcext:value-type="float">
            <text:p>11,664,000</text:p>
          </table:table-cell>
          <table:table-cell table:style-name="ce11" office:value-type="float" office:value="32.2000007629395" calcext:value-type="float">
            <text:p>32.20</text:p>
          </table:table-cell>
          <table:table-cell table:style-name="ce3"/>
          <table:table-cell table:style-name="ce3" office:value-type="float" office:value="1744273619.79501" calcext:value-type="float">
            <text:p>1744273619.79501</text:p>
          </table:table-cell>
          <table:table-cell table:style-name="ce7" office:value-type="float" office:value="11664000" calcext:value-type="float">
            <text:p>11,664,000</text:p>
          </table:table-cell>
          <table:table-cell table:style-name="ce15" office:value-type="float" office:value="1.48677575588226" calcext:value-type="float">
            <text:p>1.4868</text:p>
          </table:table-cell>
          <table:table-cell table:style-name="ce19" table:formula="of:=[.G82]/[.C82]" office:value-type="float" office:value="0.0461731590265509" calcext:value-type="float">
            <text:p>0.04617</text:p>
          </table:table-cell>
        </table:table-row>
        <table:table-row table:style-name="ro1">
          <table:table-cell office:value-type="float" office:value="1744274535.27302" calcext:value-type="float">
            <text:p>1744274535.27302</text:p>
          </table:table-cell>
          <table:table-cell office:value-type="float" office:value="11808000" calcext:value-type="float">
            <text:p>11,808,000</text:p>
          </table:table-cell>
          <table:table-cell office:value-type="float" office:value="327.399993896484" calcext:value-type="float">
            <text:p>327.40</text:p>
          </table:table-cell>
          <table:table-cell/>
          <table:table-cell office:value-type="float" office:value="1744274535.27306" calcext:value-type="float">
            <text:p>1744274535.27306</text:p>
          </table:table-cell>
          <table:table-cell office:value-type="float" office:value="11808000" calcext:value-type="float">
            <text:p>11,808,000</text:p>
          </table:table-cell>
          <table:table-cell office:value-type="float" office:value="0.753319978713989" calcext:value-type="float">
            <text:p>0.7533</text:p>
          </table:table-cell>
          <table:table-cell table:style-name="ce17" table:formula="of:=[.G83]/[.C83]" office:value-type="float" office:value="0.00230091628820302" calcext:value-type="float">
            <text:p>0.00230</text:p>
          </table:table-cell>
        </table:table-row>
        <table:table-row table:style-name="ro1">
          <table:table-cell table:style-name="ce3" office:value-type="float" office:value="1744275001.63498" calcext:value-type="float">
            <text:p>1744275001.63498</text:p>
          </table:table-cell>
          <table:table-cell table:style-name="ce7" office:value-type="float" office:value="11952000" calcext:value-type="float">
            <text:p>11,952,000</text:p>
          </table:table-cell>
          <table:table-cell table:style-name="ce11" office:value-type="float" office:value="13.3999996185303" calcext:value-type="float">
            <text:p>13.40</text:p>
          </table:table-cell>
          <table:table-cell table:style-name="ce3"/>
          <table:table-cell table:style-name="ce3" office:value-type="float" office:value="1744275001.63501" calcext:value-type="float">
            <text:p>1744275001.63501</text:p>
          </table:table-cell>
          <table:table-cell table:style-name="ce7" office:value-type="float" office:value="11952000" calcext:value-type="float">
            <text:p>11,952,000</text:p>
          </table:table-cell>
          <table:table-cell table:style-name="ce15" office:value-type="float" office:value="0.521472573280335" calcext:value-type="float">
            <text:p>0.5215</text:p>
          </table:table-cell>
          <table:table-cell table:style-name="ce19" table:formula="of:=[.G84]/[.C84]" office:value-type="float" office:value="0.0389158647854895" calcext:value-type="float">
            <text:p>0.03892</text:p>
          </table:table-cell>
        </table:table-row>
        <table:table-row table:style-name="ro1">
          <table:table-cell office:value-type="float" office:value="1744275896.86771" calcext:value-type="float">
            <text:p>1744275896.86771</text:p>
          </table:table-cell>
          <table:table-cell office:value-type="float" office:value="12096000" calcext:value-type="float">
            <text:p>12,096,000</text:p>
          </table:table-cell>
          <table:table-cell office:value-type="float" office:value="10.6000003814697" calcext:value-type="float">
            <text:p>10.60</text:p>
          </table:table-cell>
          <table:table-cell/>
          <table:table-cell office:value-type="float" office:value="1744275896.86774" calcext:value-type="float">
            <text:p>1744275896.86774</text:p>
          </table:table-cell>
          <table:table-cell office:value-type="float" office:value="12096000" calcext:value-type="float">
            <text:p>12,096,000</text:p>
          </table:table-cell>
          <table:table-cell office:value-type="float" office:value="0.175529599189758" calcext:value-type="float">
            <text:p>0.1755</text:p>
          </table:table-cell>
          <table:table-cell table:style-name="ce17" table:formula="of:=[.G85]/[.C85]" office:value-type="float" office:value="0.0165593955540425" calcext:value-type="float">
            <text:p>0.01656</text:p>
          </table:table-cell>
        </table:table-row>
        <table:table-row table:style-name="ro1">
          <table:table-cell office:value-type="float" office:value="1744276351.08782" calcext:value-type="float">
            <text:p>1744276351.08782</text:p>
          </table:table-cell>
          <table:table-cell office:value-type="float" office:value="12240000" calcext:value-type="float">
            <text:p>12,240,000</text:p>
          </table:table-cell>
          <table:table-cell office:value-type="float" office:value="14.1999998092651" calcext:value-type="float">
            <text:p>14.20</text:p>
          </table:table-cell>
          <table:table-cell/>
          <table:table-cell office:value-type="float" office:value="1744276351.08786" calcext:value-type="float">
            <text:p>1744276351.08786</text:p>
          </table:table-cell>
          <table:table-cell office:value-type="float" office:value="12240000" calcext:value-type="float">
            <text:p>12,240,000</text:p>
          </table:table-cell>
          <table:table-cell office:value-type="float" office:value="-0.0957283973693848" calcext:value-type="float">
            <text:p>-0.0957</text:p>
          </table:table-cell>
          <table:table-cell table:style-name="ce17" table:formula="of:=[.G86]/[.C86]" office:value-type="float" office:value="-0.00674143652501491" calcext:value-type="float">
            <text:p>-0.00674</text:p>
          </table:table-cell>
        </table:table-row>
        <table:table-row table:style-name="ro1">
          <table:table-cell office:value-type="float" office:value="1744276812.81716" calcext:value-type="float">
            <text:p>1744276812.81716</text:p>
          </table:table-cell>
          <table:table-cell office:value-type="float" office:value="12384000" calcext:value-type="float">
            <text:p>12,384,000</text:p>
          </table:table-cell>
          <table:table-cell office:value-type="float" office:value="32.4000015258789" calcext:value-type="float">
            <text:p>32.40</text:p>
          </table:table-cell>
          <table:table-cell/>
          <table:table-cell office:value-type="float" office:value="1744276812.81719" calcext:value-type="float">
            <text:p>1744276812.81719</text:p>
          </table:table-cell>
          <table:table-cell office:value-type="float" office:value="12384000" calcext:value-type="float">
            <text:p>12,384,000</text:p>
          </table:table-cell>
          <table:table-cell office:value-type="float" office:value="0.315126597881317" calcext:value-type="float">
            <text:p>0.3151</text:p>
          </table:table-cell>
          <table:table-cell table:style-name="ce17" table:formula="of:=[.G87]/[.C87]" office:value-type="float" office:value="0.00972612910618586" calcext:value-type="float">
            <text:p>0.00973</text:p>
          </table:table-cell>
        </table:table-row>
        <table:table-row table:style-name="ro1">
          <table:table-cell office:value-type="float" office:value="1744277729.42361" calcext:value-type="float">
            <text:p>1744277729.42361</text:p>
          </table:table-cell>
          <table:table-cell office:value-type="float" office:value="12528000" calcext:value-type="float">
            <text:p>12,528,000</text:p>
          </table:table-cell>
          <table:table-cell office:value-type="float" office:value="67.4000015258789" calcext:value-type="float">
            <text:p>67.40</text:p>
          </table:table-cell>
          <table:table-cell/>
          <table:table-cell office:value-type="float" office:value="1744277729.42365" calcext:value-type="float">
            <text:p>1744277729.42365</text:p>
          </table:table-cell>
          <table:table-cell office:value-type="float" office:value="12528000" calcext:value-type="float">
            <text:p>12,528,000</text:p>
          </table:table-cell>
          <table:table-cell office:value-type="float" office:value="1.01808595657349" calcext:value-type="float">
            <text:p>1.0181</text:p>
          </table:table-cell>
          <table:table-cell table:style-name="ce17" table:formula="of:=[.G88]/[.C88]" office:value-type="float" office:value="0.0151051325448796" calcext:value-type="float">
            <text:p>0.01511</text:p>
          </table:table-cell>
        </table:table-row>
        <table:table-row table:style-name="ro1">
          <table:table-cell office:value-type="float" office:value="1744278188.15197" calcext:value-type="float">
            <text:p>1744278188.15197</text:p>
          </table:table-cell>
          <table:table-cell office:value-type="float" office:value="12672000" calcext:value-type="float">
            <text:p>12,672,000</text:p>
          </table:table-cell>
          <table:table-cell office:value-type="float" office:value="83" calcext:value-type="float">
            <text:p>83.00</text:p>
          </table:table-cell>
          <table:table-cell/>
          <table:table-cell office:value-type="float" office:value="1744278188.15201" calcext:value-type="float">
            <text:p>1744278188.15201</text:p>
          </table:table-cell>
          <table:table-cell office:value-type="float" office:value="12672000" calcext:value-type="float">
            <text:p>12,672,000</text:p>
          </table:table-cell>
          <table:table-cell office:value-type="float" office:value="0.896788418292999" calcext:value-type="float">
            <text:p>0.8968</text:p>
          </table:table-cell>
          <table:table-cell table:style-name="ce17" table:formula="of:=[.G89]/[.C89]" office:value-type="float" office:value="0.0108046797384699" calcext:value-type="float">
            <text:p>0.01080</text:p>
          </table:table-cell>
        </table:table-row>
        <table:table-row table:style-name="ro1">
          <table:table-cell office:value-type="float" office:value="1744279106.49013" calcext:value-type="float">
            <text:p>1744279106.49013</text:p>
          </table:table-cell>
          <table:table-cell office:value-type="float" office:value="12816000" calcext:value-type="float">
            <text:p>12,816,000</text:p>
          </table:table-cell>
          <table:table-cell office:value-type="float" office:value="51" calcext:value-type="float">
            <text:p>51.00</text:p>
          </table:table-cell>
          <table:table-cell/>
          <table:table-cell office:value-type="float" office:value="1744279106.49017" calcext:value-type="float">
            <text:p>1744279106.49017</text:p>
          </table:table-cell>
          <table:table-cell office:value-type="float" office:value="12816000" calcext:value-type="float">
            <text:p>12,816,000</text:p>
          </table:table-cell>
          <table:table-cell office:value-type="float" office:value="0.094819001853466" calcext:value-type="float">
            <text:p>0.0948</text:p>
          </table:table-cell>
          <table:table-cell table:style-name="ce17" table:formula="of:=[.G90]/[.C90]" office:value-type="float" office:value="0.00185919611477384" calcext:value-type="float">
            <text:p>0.00186</text:p>
          </table:table-cell>
        </table:table-row>
        <table:table-row table:style-name="ro1">
          <table:table-cell office:value-type="float" office:value="1744279556.18911" calcext:value-type="float">
            <text:p>1744279556.18911</text:p>
          </table:table-cell>
          <table:table-cell office:value-type="float" office:value="12960000" calcext:value-type="float">
            <text:p>12,960,000</text:p>
          </table:table-cell>
          <table:table-cell office:value-type="float" office:value="19.3999996185303" calcext:value-type="float">
            <text:p>19.40</text:p>
          </table:table-cell>
          <table:table-cell/>
          <table:table-cell office:value-type="float" office:value="1744279556.18915" calcext:value-type="float">
            <text:p>1744279556.18915</text:p>
          </table:table-cell>
          <table:table-cell office:value-type="float" office:value="12960000" calcext:value-type="float">
            <text:p>12,960,000</text:p>
          </table:table-cell>
          <table:table-cell office:value-type="float" office:value="0.174495205283165" calcext:value-type="float">
            <text:p>0.1745</text:p>
          </table:table-cell>
          <table:table-cell table:style-name="ce17" table:formula="of:=[.G91]/[.C91]" office:value-type="float" office:value="0.0089945983873367" calcext:value-type="float">
            <text:p>0.00899</text:p>
          </table:table-cell>
        </table:table-row>
        <table:table-row table:style-name="ro1">
          <table:table-cell table:style-name="ce3" office:value-type="float" office:value="1744280475.14938" calcext:value-type="float">
            <text:p>1744280475.14938</text:p>
          </table:table-cell>
          <table:table-cell table:style-name="ce7" office:value-type="float" office:value="13104000" calcext:value-type="float">
            <text:p>13,104,000</text:p>
          </table:table-cell>
          <table:table-cell table:style-name="ce11" office:value-type="float" office:value="125.599998474121" calcext:value-type="float">
            <text:p>125.60</text:p>
          </table:table-cell>
          <table:table-cell table:style-name="ce3"/>
          <table:table-cell table:style-name="ce3" office:value-type="float" office:value="1744280475.14941" calcext:value-type="float">
            <text:p>1744280475.14941</text:p>
          </table:table-cell>
          <table:table-cell table:style-name="ce7" office:value-type="float" office:value="13104000" calcext:value-type="float">
            <text:p>13,104,000</text:p>
          </table:table-cell>
          <table:table-cell table:style-name="ce15" office:value-type="float" office:value="5.74544286727905" calcext:value-type="float">
            <text:p>5.7454</text:p>
          </table:table-cell>
          <table:table-cell table:style-name="ce19" table:formula="of:=[.G92]/[.C92]" office:value-type="float" office:value="0.0457439724289715" calcext:value-type="float">
            <text:p>0.04574</text:p>
          </table:table-cell>
        </table:table-row>
        <table:table-row table:style-name="ro1">
          <table:table-cell office:value-type="float" office:value="1744280925.95516" calcext:value-type="float">
            <text:p>1744280925.95516</text:p>
          </table:table-cell>
          <table:table-cell office:value-type="float" office:value="13248000" calcext:value-type="float">
            <text:p>13,248,000</text:p>
          </table:table-cell>
          <table:table-cell office:value-type="float" office:value="91" calcext:value-type="float">
            <text:p>91.00</text:p>
          </table:table-cell>
          <table:table-cell/>
          <table:table-cell office:value-type="float" office:value="1744280925.95519" calcext:value-type="float">
            <text:p>1744280925.95519</text:p>
          </table:table-cell>
          <table:table-cell office:value-type="float" office:value="13248000" calcext:value-type="float">
            <text:p>13,248,000</text:p>
          </table:table-cell>
          <table:table-cell office:value-type="float" office:value="2.03106832504272" calcext:value-type="float">
            <text:p>2.0311</text:p>
          </table:table-cell>
          <table:table-cell table:style-name="ce17" table:formula="of:=[.G93]/[.C93]" office:value-type="float" office:value="0.0223194321433266" calcext:value-type="float">
            <text:p>0.02232</text:p>
          </table:table-cell>
        </table:table-row>
        <table:table-row table:style-name="ro1">
          <table:table-cell office:value-type="float" office:value="1744281806.92221" calcext:value-type="float">
            <text:p>1744281806.92221</text:p>
          </table:table-cell>
          <table:table-cell office:value-type="float" office:value="13392000" calcext:value-type="float">
            <text:p>13,392,000</text:p>
          </table:table-cell>
          <table:table-cell office:value-type="float" office:value="104.800003051758" calcext:value-type="float">
            <text:p>104.80</text:p>
          </table:table-cell>
          <table:table-cell/>
          <table:table-cell office:value-type="float" office:value="1744281806.92225" calcext:value-type="float">
            <text:p>1744281806.92225</text:p>
          </table:table-cell>
          <table:table-cell office:value-type="float" office:value="13392000" calcext:value-type="float">
            <text:p>13,392,000</text:p>
          </table:table-cell>
          <table:table-cell office:value-type="float" office:value="3.20568466186523" calcext:value-type="float">
            <text:p>3.2057</text:p>
          </table:table-cell>
          <table:table-cell table:style-name="ce17" table:formula="of:=[.G94]/[.C94]" office:value-type="float" office:value="0.030588593211033" calcext:value-type="float">
            <text:p>0.03059</text:p>
          </table:table-cell>
        </table:table-row>
        <table:table-row table:style-name="ro1">
          <table:table-cell office:value-type="float" office:value="1744282256.8238" calcext:value-type="float">
            <text:p>1744282256.8238</text:p>
          </table:table-cell>
          <table:table-cell office:value-type="float" office:value="13536000" calcext:value-type="float">
            <text:p>13,536,000</text:p>
          </table:table-cell>
          <table:table-cell office:value-type="float" office:value="110.199996948242" calcext:value-type="float">
            <text:p>110.20</text:p>
          </table:table-cell>
          <table:table-cell/>
          <table:table-cell office:value-type="float" office:value="1744282256.82383" calcext:value-type="float">
            <text:p>1744282256.82383</text:p>
          </table:table-cell>
          <table:table-cell office:value-type="float" office:value="13536000" calcext:value-type="float">
            <text:p>13,536,000</text:p>
          </table:table-cell>
          <table:table-cell office:value-type="float" office:value="2.54991006851196" calcext:value-type="float">
            <text:p>2.5499</text:p>
          </table:table-cell>
          <table:table-cell table:style-name="ce17" table:formula="of:=[.G95]/[.C95]" office:value-type="float" office:value="0.0231389304820905" calcext:value-type="float">
            <text:p>0.02314</text:p>
          </table:table-cell>
        </table:table-row>
        <table:table-row table:style-name="ro1">
          <table:table-cell table:style-name="ce3" office:value-type="float" office:value="1744283144.09344" calcext:value-type="float">
            <text:p>1744283144.09344</text:p>
          </table:table-cell>
          <table:table-cell table:style-name="ce7" office:value-type="float" office:value="13680000" calcext:value-type="float">
            <text:p>13,680,000</text:p>
          </table:table-cell>
          <table:table-cell table:style-name="ce11" office:value-type="float" office:value="32.2000007629395" calcext:value-type="float">
            <text:p>32.20</text:p>
          </table:table-cell>
          <table:table-cell table:style-name="ce3"/>
          <table:table-cell table:style-name="ce3" office:value-type="float" office:value="1744283144.09347" calcext:value-type="float">
            <text:p>1744283144.09347</text:p>
          </table:table-cell>
          <table:table-cell table:style-name="ce7" office:value-type="float" office:value="13680000" calcext:value-type="float">
            <text:p>13,680,000</text:p>
          </table:table-cell>
          <table:table-cell table:style-name="ce15" office:value-type="float" office:value="1.32209837436676" calcext:value-type="float">
            <text:p>1.3221</text:p>
          </table:table-cell>
          <table:table-cell table:style-name="ce19" table:formula="of:=[.G96]/[.C96]" office:value-type="float" office:value="0.0410589547528343" calcext:value-type="float">
            <text:p>0.04106</text:p>
          </table:table-cell>
        </table:table-row>
        <table:table-row table:style-name="ro1">
          <table:table-cell office:value-type="float" office:value="1744283604.7147" calcext:value-type="float">
            <text:p>1744283604.7147</text:p>
          </table:table-cell>
          <table:table-cell office:value-type="float" office:value="13824000" calcext:value-type="float">
            <text:p>13,824,000</text:p>
          </table:table-cell>
          <table:table-cell office:value-type="float" office:value="60.4000015258789" calcext:value-type="float">
            <text:p>60.40</text:p>
          </table:table-cell>
          <table:table-cell/>
          <table:table-cell office:value-type="float" office:value="1744283604.71474" calcext:value-type="float">
            <text:p>1744283604.71474</text:p>
          </table:table-cell>
          <table:table-cell office:value-type="float" office:value="13824000" calcext:value-type="float">
            <text:p>13,824,000</text:p>
          </table:table-cell>
          <table:table-cell office:value-type="float" office:value="0.366406798362732" calcext:value-type="float">
            <text:p>0.3664</text:p>
          </table:table-cell>
          <table:table-cell table:style-name="ce17" table:formula="of:=[.G97]/[.C97]" office:value-type="float" office:value="0.00606633756798403" calcext:value-type="float">
            <text:p>0.00607</text:p>
          </table:table-cell>
        </table:table-row>
        <table:table-row table:style-name="ro1">
          <table:table-cell office:value-type="float" office:value="1744284494.25852" calcext:value-type="float">
            <text:p>1744284494.25852</text:p>
          </table:table-cell>
          <table:table-cell office:value-type="float" office:value="13968000" calcext:value-type="float">
            <text:p>13,968,000</text:p>
          </table:table-cell>
          <table:table-cell office:value-type="float" office:value="243.399993896484" calcext:value-type="float">
            <text:p>243.40</text:p>
          </table:table-cell>
          <table:table-cell/>
          <table:table-cell office:value-type="float" office:value="1744284494.25855" calcext:value-type="float">
            <text:p>1744284494.25855</text:p>
          </table:table-cell>
          <table:table-cell office:value-type="float" office:value="13968000" calcext:value-type="float">
            <text:p>13,968,000</text:p>
          </table:table-cell>
          <table:table-cell office:value-type="float" office:value="4.29512882232666" calcext:value-type="float">
            <text:p>4.2951</text:p>
          </table:table-cell>
          <table:table-cell table:style-name="ce17" table:formula="of:=[.G98]/[.C98]" office:value-type="float" office:value="0.0176463801562515" calcext:value-type="float">
            <text:p>0.01765</text:p>
          </table:table-cell>
        </table:table-row>
        <table:table-row table:style-name="ro1">
          <table:table-cell office:value-type="float" office:value="1744284952.83513" calcext:value-type="float">
            <text:p>1744284952.83513</text:p>
          </table:table-cell>
          <table:table-cell office:value-type="float" office:value="14112000" calcext:value-type="float">
            <text:p>14,112,000</text:p>
          </table:table-cell>
          <table:table-cell office:value-type="float" office:value="205.399993896484" calcext:value-type="float">
            <text:p>205.40</text:p>
          </table:table-cell>
          <table:table-cell/>
          <table:table-cell office:value-type="float" office:value="1744284952.83517" calcext:value-type="float">
            <text:p>1744284952.83517</text:p>
          </table:table-cell>
          <table:table-cell office:value-type="float" office:value="14112000" calcext:value-type="float">
            <text:p>14,112,000</text:p>
          </table:table-cell>
          <table:table-cell office:value-type="float" office:value="3.34153079986572" calcext:value-type="float">
            <text:p>3.3415</text:p>
          </table:table-cell>
          <table:table-cell table:style-name="ce17" table:formula="of:=[.G99]/[.C99]" office:value-type="float" office:value="0.0162684074934771" calcext:value-type="float">
            <text:p>0.01627</text:p>
          </table:table-cell>
        </table:table-row>
        <table:table-row table:style-name="ro1">
          <table:table-cell office:value-type="float" office:value="1744285817.97007" calcext:value-type="float">
            <text:p>1744285817.97007</text:p>
          </table:table-cell>
          <table:table-cell office:value-type="float" office:value="14256000" calcext:value-type="float">
            <text:p>14,256,000</text:p>
          </table:table-cell>
          <table:table-cell office:value-type="float" office:value="47.2000007629395" calcext:value-type="float">
            <text:p>47.20</text:p>
          </table:table-cell>
          <table:table-cell/>
          <table:table-cell office:value-type="float" office:value="1744285817.97011" calcext:value-type="float">
            <text:p>1744285817.97011</text:p>
          </table:table-cell>
          <table:table-cell office:value-type="float" office:value="14256000" calcext:value-type="float">
            <text:p>14,256,000</text:p>
          </table:table-cell>
          <table:table-cell office:value-type="float" office:value="0.754410803318024" calcext:value-type="float">
            <text:p>0.7544</text:p>
          </table:table-cell>
          <table:table-cell table:style-name="ce17" table:formula="of:=[.G100]/[.C100]" office:value-type="float" office:value="0.0159832794729608" calcext:value-type="float">
            <text:p>0.01598</text:p>
          </table:table-cell>
        </table:table-row>
        <table:table-row table:style-name="ro1">
          <table:table-cell table:style-name="ce3" office:value-type="float" office:value="1744286257.14907" calcext:value-type="float">
            <text:p>1744286257.14907</text:p>
          </table:table-cell>
          <table:table-cell table:style-name="ce7" office:value-type="float" office:value="14400000" calcext:value-type="float">
            <text:p>14,400,000</text:p>
          </table:table-cell>
          <table:table-cell table:style-name="ce11" office:value-type="float" office:value="144.800003051758" calcext:value-type="float">
            <text:p>144.80</text:p>
          </table:table-cell>
          <table:table-cell table:style-name="ce3"/>
          <table:table-cell table:style-name="ce3" office:value-type="float" office:value="1744286257.14911" calcext:value-type="float">
            <text:p>1744286257.14911</text:p>
          </table:table-cell>
          <table:table-cell table:style-name="ce7" office:value-type="float" office:value="14400000" calcext:value-type="float">
            <text:p>14,400,000</text:p>
          </table:table-cell>
          <table:table-cell table:style-name="ce15" office:value-type="float" office:value="6.03235197067261" calcext:value-type="float">
            <text:p>6.0324</text:p>
          </table:table-cell>
          <table:table-cell table:style-name="ce19" table:formula="of:=[.G101]/[.C101]" office:value-type="float" office:value="0.0416598884222149" calcext:value-type="float">
            <text:p>0.04166</text:p>
          </table:table-cell>
        </table:table-row>
        <table:table-row table:style-name="ro1">
          <table:table-cell office:value-type="float" office:value="1744286690.45397" calcext:value-type="float">
            <text:p>1744286690.45397</text:p>
          </table:table-cell>
          <table:table-cell office:value-type="float" office:value="14544000" calcext:value-type="float">
            <text:p>14,544,000</text:p>
          </table:table-cell>
          <table:table-cell office:value-type="float" office:value="153.600006103516" calcext:value-type="float">
            <text:p>153.60</text:p>
          </table:table-cell>
          <table:table-cell/>
          <table:table-cell office:value-type="float" office:value="1744286690.45401" calcext:value-type="float">
            <text:p>1744286690.45401</text:p>
          </table:table-cell>
          <table:table-cell office:value-type="float" office:value="14544000" calcext:value-type="float">
            <text:p>14,544,000</text:p>
          </table:table-cell>
          <table:table-cell office:value-type="float" office:value="1.85466420650482" calcext:value-type="float">
            <text:p>1.8547</text:p>
          </table:table-cell>
          <table:table-cell table:style-name="ce17" table:formula="of:=[.G102]/[.C102]" office:value-type="float" office:value="0.0120746362812962" calcext:value-type="float">
            <text:p>0.01207</text:p>
          </table:table-cell>
        </table:table-row>
        <table:table-row table:style-name="ro1">
          <table:table-cell office:value-type="float" office:value="1744287536.74825" calcext:value-type="float">
            <text:p>1744287536.74825</text:p>
          </table:table-cell>
          <table:table-cell office:value-type="float" office:value="14688000" calcext:value-type="float">
            <text:p>14,688,000</text:p>
          </table:table-cell>
          <table:table-cell office:value-type="float" office:value="98" calcext:value-type="float">
            <text:p>98.00</text:p>
          </table:table-cell>
          <table:table-cell/>
          <table:table-cell office:value-type="float" office:value="1744287536.7483" calcext:value-type="float">
            <text:p>1744287536.7483</text:p>
          </table:table-cell>
          <table:table-cell office:value-type="float" office:value="14688000" calcext:value-type="float">
            <text:p>14,688,000</text:p>
          </table:table-cell>
          <table:table-cell office:value-type="float" office:value="0.193838402628899" calcext:value-type="float">
            <text:p>0.1938</text:p>
          </table:table-cell>
          <table:table-cell table:style-name="ce17" table:formula="of:=[.G103]/[.C103]" office:value-type="float" office:value="0.00197794288396835" calcext:value-type="float">
            <text:p>0.00198</text:p>
          </table:table-cell>
        </table:table-row>
        <table:table-row table:style-name="ro1">
          <table:table-cell office:value-type="float" office:value="1744287970.01631" calcext:value-type="float">
            <text:p>1744287970.01631</text:p>
          </table:table-cell>
          <table:table-cell office:value-type="float" office:value="14832000" calcext:value-type="float">
            <text:p>14,832,000</text:p>
          </table:table-cell>
          <table:table-cell office:value-type="float" office:value="30.7999992370605" calcext:value-type="float">
            <text:p>30.80</text:p>
          </table:table-cell>
          <table:table-cell/>
          <table:table-cell office:value-type="float" office:value="1744287970.01634" calcext:value-type="float">
            <text:p>1744287970.01634</text:p>
          </table:table-cell>
          <table:table-cell office:value-type="float" office:value="14832000" calcext:value-type="float">
            <text:p>14,832,000</text:p>
          </table:table-cell>
          <table:table-cell office:value-type="float" office:value="0.561192572116852" calcext:value-type="float">
            <text:p>0.5612</text:p>
          </table:table-cell>
          <table:table-cell table:style-name="ce17" table:formula="of:=[.G104]/[.C104]" office:value-type="float" office:value="0.0182205385070786" calcext:value-type="float">
            <text:p>0.01822</text:p>
          </table:table-cell>
        </table:table-row>
        <table:table-row table:style-name="ro1">
          <table:table-cell office:value-type="float" office:value="1744288812.75816" calcext:value-type="float">
            <text:p>1744288812.75816</text:p>
          </table:table-cell>
          <table:table-cell office:value-type="float" office:value="14976000" calcext:value-type="float">
            <text:p>14,976,000</text:p>
          </table:table-cell>
          <table:table-cell office:value-type="float" office:value="49" calcext:value-type="float">
            <text:p>49.00</text:p>
          </table:table-cell>
          <table:table-cell/>
          <table:table-cell office:value-type="float" office:value="1744288812.75819" calcext:value-type="float">
            <text:p>1744288812.75819</text:p>
          </table:table-cell>
          <table:table-cell office:value-type="float" office:value="14976000" calcext:value-type="float">
            <text:p>14,976,000</text:p>
          </table:table-cell>
          <table:table-cell office:value-type="float" office:value="0.0309513993561268" calcext:value-type="float">
            <text:p>0.0310</text:p>
          </table:table-cell>
          <table:table-cell table:style-name="ce17" table:formula="of:=[.G105]/[.C105]" office:value-type="float" office:value="0.000631661211349526" calcext:value-type="float">
            <text:p>0.00063</text:p>
          </table:table-cell>
        </table:table-row>
        <table:table-row table:style-name="ro1">
          <table:table-cell office:value-type="float" office:value="1744289237.87016" calcext:value-type="float">
            <text:p>1744289237.87016</text:p>
          </table:table-cell>
          <table:table-cell office:value-type="float" office:value="15120000" calcext:value-type="float">
            <text:p>15,120,000</text:p>
          </table:table-cell>
          <table:table-cell office:value-type="float" office:value="142.600006103516" calcext:value-type="float">
            <text:p>142.60</text:p>
          </table:table-cell>
          <table:table-cell/>
          <table:table-cell office:value-type="float" office:value="1744289237.8702" calcext:value-type="float">
            <text:p>1744289237.8702</text:p>
          </table:table-cell>
          <table:table-cell office:value-type="float" office:value="15120000" calcext:value-type="float">
            <text:p>15,120,000</text:p>
          </table:table-cell>
          <table:table-cell office:value-type="float" office:value="1.23658061027527" calcext:value-type="float">
            <text:p>1.2366</text:p>
          </table:table-cell>
          <table:table-cell table:style-name="ce17" table:formula="of:=[.G106]/[.C106]" office:value-type="float" office:value="0.00867167291267586" calcext:value-type="float">
            <text:p>0.00867</text:p>
          </table:table-cell>
        </table:table-row>
        <table:table-row table:style-name="ro1">
          <table:table-cell office:value-type="float" office:value="1744290088.91811" calcext:value-type="float">
            <text:p>1744290088.91811</text:p>
          </table:table-cell>
          <table:table-cell office:value-type="float" office:value="15264000" calcext:value-type="float">
            <text:p>15,264,000</text:p>
          </table:table-cell>
          <table:table-cell office:value-type="float" office:value="53.7999992370605" calcext:value-type="float">
            <text:p>53.80</text:p>
          </table:table-cell>
          <table:table-cell/>
          <table:table-cell office:value-type="float" office:value="1744290088.91814" calcext:value-type="float">
            <text:p>1744290088.91814</text:p>
          </table:table-cell>
          <table:table-cell office:value-type="float" office:value="15264000" calcext:value-type="float">
            <text:p>15,264,000</text:p>
          </table:table-cell>
          <table:table-cell office:value-type="float" office:value="2.55842351913452" calcext:value-type="float">
            <text:p>2.5584</text:p>
          </table:table-cell>
          <table:table-cell table:style-name="ce17" table:formula="of:=[.G107]/[.C107]" office:value-type="float" office:value="0.0475543411787287" calcext:value-type="float">
            <text:p>0.04755</text:p>
          </table:table-cell>
        </table:table-row>
        <table:table-row table:style-name="ro1">
          <table:table-cell office:value-type="float" office:value="1744290516.806" calcext:value-type="float">
            <text:p>1744290516.806</text:p>
          </table:table-cell>
          <table:table-cell office:value-type="float" office:value="15408000" calcext:value-type="float">
            <text:p>15,408,000</text:p>
          </table:table-cell>
          <table:table-cell office:value-type="float" office:value="19.3999996185303" calcext:value-type="float">
            <text:p>19.40</text:p>
          </table:table-cell>
          <table:table-cell/>
          <table:table-cell office:value-type="float" office:value="1744290516.80603" calcext:value-type="float">
            <text:p>1744290516.80603</text:p>
          </table:table-cell>
          <table:table-cell office:value-type="float" office:value="15408000" calcext:value-type="float">
            <text:p>15,408,000</text:p>
          </table:table-cell>
          <table:table-cell office:value-type="float" office:value="0.721556603908539" calcext:value-type="float">
            <text:p>0.7216</text:p>
          </table:table-cell>
          <table:table-cell table:style-name="ce17" table:formula="of:=[.G108]/[.C108]" office:value-type="float" office:value="0.0371936401080818" calcext:value-type="float">
            <text:p>0.03719</text:p>
          </table:table-cell>
        </table:table-row>
        <table:table-row table:style-name="ro1">
          <table:table-cell office:value-type="float" office:value="1744291349.91384" calcext:value-type="float">
            <text:p>1744291349.91384</text:p>
          </table:table-cell>
          <table:table-cell office:value-type="float" office:value="15552000" calcext:value-type="float">
            <text:p>15,552,000</text:p>
          </table:table-cell>
          <table:table-cell office:value-type="float" office:value="26" calcext:value-type="float">
            <text:p>26.00</text:p>
          </table:table-cell>
          <table:table-cell/>
          <table:table-cell office:value-type="float" office:value="1744291349.91387" calcext:value-type="float">
            <text:p>1744291349.91387</text:p>
          </table:table-cell>
          <table:table-cell office:value-type="float" office:value="15552000" calcext:value-type="float">
            <text:p>15,552,000</text:p>
          </table:table-cell>
          <table:table-cell office:value-type="float" office:value="0.515385627746582" calcext:value-type="float">
            <text:p>0.5154</text:p>
          </table:table-cell>
          <table:table-cell table:style-name="ce17" table:formula="of:=[.G109]/[.C109]" office:value-type="float" office:value="0.0198225241440993" calcext:value-type="float">
            <text:p>0.01982</text:p>
          </table:table-cell>
        </table:table-row>
        <table:table-row table:style-name="ro1">
          <table:table-cell office:value-type="float" office:value="1744291770.85303" calcext:value-type="float">
            <text:p>1744291770.85303</text:p>
          </table:table-cell>
          <table:table-cell office:value-type="float" office:value="15696000" calcext:value-type="float">
            <text:p>15,696,000</text:p>
          </table:table-cell>
          <table:table-cell office:value-type="float" office:value="30.3999996185303" calcext:value-type="float">
            <text:p>30.40</text:p>
          </table:table-cell>
          <table:table-cell/>
          <table:table-cell office:value-type="float" office:value="1744291770.85306" calcext:value-type="float">
            <text:p>1744291770.85306</text:p>
          </table:table-cell>
          <table:table-cell office:value-type="float" office:value="15696000" calcext:value-type="float">
            <text:p>15,696,000</text:p>
          </table:table-cell>
          <table:table-cell office:value-type="float" office:value="0.69781357049942" calcext:value-type="float">
            <text:p>0.6978</text:p>
          </table:table-cell>
          <table:table-cell table:style-name="ce17" table:formula="of:=[.G110]/[.C110]" office:value-type="float" office:value="0.022954394054468" calcext:value-type="float">
            <text:p>0.02295</text:p>
          </table:table-cell>
        </table:table-row>
        <table:table-row table:style-name="ro1">
          <table:table-cell office:value-type="float" office:value="1744292583.34129" calcext:value-type="float">
            <text:p>1744292583.34129</text:p>
          </table:table-cell>
          <table:table-cell office:value-type="float" office:value="15840000" calcext:value-type="float">
            <text:p>15,840,000</text:p>
          </table:table-cell>
          <table:table-cell office:value-type="float" office:value="26.3999996185303" calcext:value-type="float">
            <text:p>26.40</text:p>
          </table:table-cell>
          <table:table-cell/>
          <table:table-cell office:value-type="float" office:value="1744292583.34132" calcext:value-type="float">
            <text:p>1744292583.34132</text:p>
          </table:table-cell>
          <table:table-cell office:value-type="float" office:value="15840000" calcext:value-type="float">
            <text:p>15,840,000</text:p>
          </table:table-cell>
          <table:table-cell office:value-type="float" office:value="0.141405194997787" calcext:value-type="float">
            <text:p>0.1414</text:p>
          </table:table-cell>
          <table:table-cell table:style-name="ce17" table:formula="of:=[.G111]/[.C111]" office:value-type="float" office:value="0.00535625746367566" calcext:value-type="float">
            <text:p>0.00536</text:p>
          </table:table-cell>
        </table:table-row>
        <table:table-row table:style-name="ro1">
          <table:table-cell table:style-name="ce3" office:value-type="float" office:value="1744293003.8897" calcext:value-type="float">
            <text:p>1744293003.8897</text:p>
          </table:table-cell>
          <table:table-cell table:style-name="ce7" office:value-type="float" office:value="15984000" calcext:value-type="float">
            <text:p>15,984,000</text:p>
          </table:table-cell>
          <table:table-cell table:style-name="ce11" office:value-type="float" office:value="73.4000015258789" calcext:value-type="float">
            <text:p>73.40</text:p>
          </table:table-cell>
          <table:table-cell table:style-name="ce3"/>
          <table:table-cell table:style-name="ce3" office:value-type="float" office:value="1744293003.88974" calcext:value-type="float">
            <text:p>1744293003.88974</text:p>
          </table:table-cell>
          <table:table-cell table:style-name="ce7" office:value-type="float" office:value="15984000" calcext:value-type="float">
            <text:p>15,984,000</text:p>
          </table:table-cell>
          <table:table-cell table:style-name="ce15" office:value-type="float" office:value="4.20944976806641" calcext:value-type="float">
            <text:p>4.2094</text:p>
          </table:table-cell>
          <table:table-cell table:style-name="ce19" table:formula="of:=[.G112]/[.C112]" office:value-type="float" office:value="0.0573494506888023" calcext:value-type="float">
            <text:p>0.05735</text:p>
          </table:table-cell>
        </table:table-row>
        <table:table-row table:style-name="ro1">
          <table:table-cell office:value-type="float" office:value="1744293846.88909" calcext:value-type="float">
            <text:p>1744293846.88909</text:p>
          </table:table-cell>
          <table:table-cell office:value-type="float" office:value="16128000" calcext:value-type="float">
            <text:p>16,128,000</text:p>
          </table:table-cell>
          <table:table-cell office:value-type="float" office:value="82.5999984741211" calcext:value-type="float">
            <text:p>82.60</text:p>
          </table:table-cell>
          <table:table-cell/>
          <table:table-cell office:value-type="float" office:value="1744293846.88912" calcext:value-type="float">
            <text:p>1744293846.88912</text:p>
          </table:table-cell>
          <table:table-cell office:value-type="float" office:value="16128000" calcext:value-type="float">
            <text:p>16,128,000</text:p>
          </table:table-cell>
          <table:table-cell office:value-type="float" office:value="2.63989186286926" calcext:value-type="float">
            <text:p>2.6399</text:p>
          </table:table-cell>
          <table:table-cell table:style-name="ce17" table:formula="of:=[.G113]/[.C113]" office:value-type="float" office:value="0.0319599505040712" calcext:value-type="float">
            <text:p>0.03196</text:p>
          </table:table-cell>
        </table:table-row>
        <table:table-row table:style-name="ro1">
          <table:table-cell office:value-type="float" office:value="1744294276.73911" calcext:value-type="float">
            <text:p>1744294276.73911</text:p>
          </table:table-cell>
          <table:table-cell office:value-type="float" office:value="16272000" calcext:value-type="float">
            <text:p>16,272,000</text:p>
          </table:table-cell>
          <table:table-cell office:value-type="float" office:value="31" calcext:value-type="float">
            <text:p>31.00</text:p>
          </table:table-cell>
          <table:table-cell/>
          <table:table-cell office:value-type="float" office:value="1744294276.73914" calcext:value-type="float">
            <text:p>1744294276.73914</text:p>
          </table:table-cell>
          <table:table-cell office:value-type="float" office:value="16272000" calcext:value-type="float">
            <text:p>16,272,000</text:p>
          </table:table-cell>
          <table:table-cell office:value-type="float" office:value="1.2413557767868" calcext:value-type="float">
            <text:p>1.2414</text:p>
          </table:table-cell>
          <table:table-cell table:style-name="ce17" table:formula="of:=[.G114]/[.C114]" office:value-type="float" office:value="0.0400437347350582" calcext:value-type="float">
            <text:p>0.04004</text:p>
          </table:table-cell>
        </table:table-row>
        <table:table-row table:style-name="ro1">
          <table:table-cell office:value-type="float" office:value="1744294690.71334" calcext:value-type="float">
            <text:p>1744294690.71334</text:p>
          </table:table-cell>
          <table:table-cell office:value-type="float" office:value="16416000" calcext:value-type="float">
            <text:p>16,416,000</text:p>
          </table:table-cell>
          <table:table-cell office:value-type="float" office:value="13" calcext:value-type="float">
            <text:p>13.00</text:p>
          </table:table-cell>
          <table:table-cell/>
          <table:table-cell office:value-type="float" office:value="1744294690.71338" calcext:value-type="float">
            <text:p>1744294690.71338</text:p>
          </table:table-cell>
          <table:table-cell office:value-type="float" office:value="16416000" calcext:value-type="float">
            <text:p>16,416,000</text:p>
          </table:table-cell>
          <table:table-cell office:value-type="float" office:value="0.297783195972443" calcext:value-type="float">
            <text:p>0.2978</text:p>
          </table:table-cell>
          <table:table-cell table:style-name="ce17" table:formula="of:=[.G115]/[.C115]" office:value-type="float" office:value="0.0229063996901879" calcext:value-type="float">
            <text:p>0.02291</text:p>
          </table:table-cell>
        </table:table-row>
        <table:table-row table:style-name="ro1">
          <table:table-cell table:style-name="ce3" office:value-type="float" office:value="1744295508.40142" calcext:value-type="float">
            <text:p>1744295508.40142</text:p>
          </table:table-cell>
          <table:table-cell table:style-name="ce7" office:value-type="float" office:value="16560000" calcext:value-type="float">
            <text:p>16,560,000</text:p>
          </table:table-cell>
          <table:table-cell table:style-name="ce11" office:value-type="float" office:value="34.5999984741211" calcext:value-type="float">
            <text:p>34.60</text:p>
          </table:table-cell>
          <table:table-cell table:style-name="ce3"/>
          <table:table-cell table:style-name="ce3" office:value-type="float" office:value="1744295508.40145" calcext:value-type="float">
            <text:p>1744295508.40145</text:p>
          </table:table-cell>
          <table:table-cell table:style-name="ce7" office:value-type="float" office:value="16560000" calcext:value-type="float">
            <text:p>16,560,000</text:p>
          </table:table-cell>
          <table:table-cell table:style-name="ce15" office:value-type="float" office:value="2.64760565757751" calcext:value-type="float">
            <text:p>2.6476</text:p>
          </table:table-cell>
          <table:table-cell table:style-name="ce19" table:formula="of:=[.G116]/[.C116]" office:value-type="float" office:value="0.0765203981022652" calcext:value-type="float">
            <text:p>0.07652</text:p>
          </table:table-cell>
        </table:table-row>
        <table:table-row table:style-name="ro1">
          <table:table-cell office:value-type="float" office:value="1744295900.62202" calcext:value-type="float">
            <text:p>1744295900.62202</text:p>
          </table:table-cell>
          <table:table-cell office:value-type="float" office:value="16704000" calcext:value-type="float">
            <text:p>16,704,000</text:p>
          </table:table-cell>
          <table:table-cell office:value-type="float" office:value="91.1999969482422" calcext:value-type="float">
            <text:p>91.20</text:p>
          </table:table-cell>
          <table:table-cell/>
          <table:table-cell office:value-type="float" office:value="1744295900.62206" calcext:value-type="float">
            <text:p>1744295900.62206</text:p>
          </table:table-cell>
          <table:table-cell office:value-type="float" office:value="16704000" calcext:value-type="float">
            <text:p>16,704,000</text:p>
          </table:table-cell>
          <table:table-cell office:value-type="float" office:value="2.05850028991699" calcext:value-type="float">
            <text:p>2.0585</text:p>
          </table:table-cell>
          <table:table-cell table:style-name="ce17" table:formula="of:=[.G117]/[.C117]" office:value-type="float" office:value="0.0225712758640248" calcext:value-type="float">
            <text:p>0.02257</text:p>
          </table:table-cell>
        </table:table-row>
        <table:table-row table:style-name="ro1">
          <table:table-cell office:value-type="float" office:value="1744296700.91964" calcext:value-type="float">
            <text:p>1744296700.91964</text:p>
          </table:table-cell>
          <table:table-cell office:value-type="float" office:value="16848000" calcext:value-type="float">
            <text:p>16,848,000</text:p>
          </table:table-cell>
          <table:table-cell office:value-type="float" office:value="221.399993896484" calcext:value-type="float">
            <text:p>221.40</text:p>
          </table:table-cell>
          <table:table-cell/>
          <table:table-cell office:value-type="float" office:value="1744296700.91967" calcext:value-type="float">
            <text:p>1744296700.91967</text:p>
          </table:table-cell>
          <table:table-cell office:value-type="float" office:value="16848000" calcext:value-type="float">
            <text:p>16,848,000</text:p>
          </table:table-cell>
          <table:table-cell office:value-type="float" office:value="3.22159671783447" calcext:value-type="float">
            <text:p>3.2216</text:p>
          </table:table-cell>
          <table:table-cell table:style-name="ce17" table:formula="of:=[.G118]/[.C118]" office:value-type="float" office:value="0.0145510244202659" calcext:value-type="float">
            <text:p>0.01455</text:p>
          </table:table-cell>
        </table:table-row>
        <table:table-row table:style-name="ro1">
          <table:table-cell office:value-type="float" office:value="1744297105.05824" calcext:value-type="float">
            <text:p>1744297105.05824</text:p>
          </table:table-cell>
          <table:table-cell office:value-type="float" office:value="16992000" calcext:value-type="float">
            <text:p>16,992,000</text:p>
          </table:table-cell>
          <table:table-cell office:value-type="float" office:value="74.5999984741211" calcext:value-type="float">
            <text:p>74.60</text:p>
          </table:table-cell>
          <table:table-cell/>
          <table:table-cell office:value-type="float" office:value="1744297105.05828" calcext:value-type="float">
            <text:p>1744297105.05828</text:p>
          </table:table-cell>
          <table:table-cell office:value-type="float" office:value="16992000" calcext:value-type="float">
            <text:p>16,992,000</text:p>
          </table:table-cell>
          <table:table-cell office:value-type="float" office:value="2.92969870567322" calcext:value-type="float">
            <text:p>2.9297</text:p>
          </table:table-cell>
          <table:table-cell table:style-name="ce17" table:formula="of:=[.G119]/[.C119]" office:value-type="float" office:value="0.0392721014155186" calcext:value-type="float">
            <text:p>0.03927</text:p>
          </table:table-cell>
        </table:table-row>
        <table:table-row table:style-name="ro1">
          <table:table-cell office:value-type="float" office:value="1744297886.87136" calcext:value-type="float">
            <text:p>1744297886.87136</text:p>
          </table:table-cell>
          <table:table-cell office:value-type="float" office:value="17136000" calcext:value-type="float">
            <text:p>17,136,000</text:p>
          </table:table-cell>
          <table:table-cell office:value-type="float" office:value="67.8000030517578" calcext:value-type="float">
            <text:p>67.80</text:p>
          </table:table-cell>
          <table:table-cell/>
          <table:table-cell office:value-type="float" office:value="1744297886.8714" calcext:value-type="float">
            <text:p>1744297886.8714</text:p>
          </table:table-cell>
          <table:table-cell office:value-type="float" office:value="17136000" calcext:value-type="float">
            <text:p>17,136,000</text:p>
          </table:table-cell>
          <table:table-cell office:value-type="float" office:value="2.09794616699219" calcext:value-type="float">
            <text:p>2.0979</text:p>
          </table:table-cell>
          <table:table-cell table:style-name="ce17" table:formula="of:=[.G120]/[.C120]" office:value-type="float" office:value="0.0309431574124066" calcext:value-type="float">
            <text:p>0.03094</text:p>
          </table:table-cell>
        </table:table-row>
        <table:table-row table:style-name="ro1">
          <table:table-cell office:value-type="float" office:value="1744298295.64034" calcext:value-type="float">
            <text:p>1744298295.64034</text:p>
          </table:table-cell>
          <table:table-cell office:value-type="float" office:value="17280000" calcext:value-type="float">
            <text:p>17,280,000</text:p>
          </table:table-cell>
          <table:table-cell office:value-type="float" office:value="106.800003051758" calcext:value-type="float">
            <text:p>106.80</text:p>
          </table:table-cell>
          <table:table-cell/>
          <table:table-cell office:value-type="float" office:value="1744298295.64038" calcext:value-type="float">
            <text:p>1744298295.64038</text:p>
          </table:table-cell>
          <table:table-cell office:value-type="float" office:value="17280000" calcext:value-type="float">
            <text:p>17,280,000</text:p>
          </table:table-cell>
          <table:table-cell office:value-type="float" office:value="1.16627824306488" calcext:value-type="float">
            <text:p>1.1663</text:p>
          </table:table-cell>
          <table:table-cell table:style-name="ce17" table:formula="of:=[.G121]/[.C121]" office:value-type="float" office:value="0.0109202079563582" calcext:value-type="float">
            <text:p>0.01092</text:p>
          </table:table-cell>
        </table:table-row>
        <table:table-row table:style-name="ro1">
          <table:table-cell office:value-type="float" office:value="1744299051.908" calcext:value-type="float">
            <text:p>1744299051.908</text:p>
          </table:table-cell>
          <table:table-cell office:value-type="float" office:value="17424000" calcext:value-type="float">
            <text:p>17,424,000</text:p>
          </table:table-cell>
          <table:table-cell office:value-type="float" office:value="92.1999969482422" calcext:value-type="float">
            <text:p>92.20</text:p>
          </table:table-cell>
          <table:table-cell/>
          <table:table-cell office:value-type="float" office:value="1744299051.90804" calcext:value-type="float">
            <text:p>1744299051.90804</text:p>
          </table:table-cell>
          <table:table-cell office:value-type="float" office:value="17424000" calcext:value-type="float">
            <text:p>17,424,000</text:p>
          </table:table-cell>
          <table:table-cell office:value-type="float" office:value="0.133605599403381" calcext:value-type="float">
            <text:p>0.1336</text:p>
          </table:table-cell>
          <table:table-cell table:style-name="ce17" table:formula="of:=[.G122]/[.C122]" office:value-type="float" office:value="0.00144908464019129" calcext:value-type="float">
            <text:p>0.00145</text:p>
          </table:table-cell>
        </table:table-row>
        <table:table-row table:style-name="ro1">
          <table:table-cell office:value-type="float" office:value="1744299438.29156" calcext:value-type="float">
            <text:p>1744299438.29156</text:p>
          </table:table-cell>
          <table:table-cell office:value-type="float" office:value="17568000" calcext:value-type="float">
            <text:p>17,568,000</text:p>
          </table:table-cell>
          <table:table-cell office:value-type="float" office:value="110" calcext:value-type="float">
            <text:p>110.00</text:p>
          </table:table-cell>
          <table:table-cell/>
          <table:table-cell office:value-type="float" office:value="1744299438.29159" calcext:value-type="float">
            <text:p>1744299438.29159</text:p>
          </table:table-cell>
          <table:table-cell office:value-type="float" office:value="17568000" calcext:value-type="float">
            <text:p>17,568,000</text:p>
          </table:table-cell>
          <table:table-cell office:value-type="float" office:value="3.43257570266724" calcext:value-type="float">
            <text:p>3.4326</text:p>
          </table:table-cell>
          <table:table-cell table:style-name="ce17" table:formula="of:=[.G123]/[.C123]" office:value-type="float" office:value="0.0312052336606112" calcext:value-type="float">
            <text:p>0.03121</text:p>
          </table:table-cell>
        </table:table-row>
        <table:table-row table:style-name="ro1">
          <table:table-cell office:value-type="float" office:value="1744300195.55353" calcext:value-type="float">
            <text:p>1744300195.55353</text:p>
          </table:table-cell>
          <table:table-cell office:value-type="float" office:value="17712000" calcext:value-type="float">
            <text:p>17,712,000</text:p>
          </table:table-cell>
          <table:table-cell office:value-type="float" office:value="134.600006103516" calcext:value-type="float">
            <text:p>134.60</text:p>
          </table:table-cell>
          <table:table-cell/>
          <table:table-cell office:value-type="float" office:value="1744300195.55357" calcext:value-type="float">
            <text:p>1744300195.55357</text:p>
          </table:table-cell>
          <table:table-cell office:value-type="float" office:value="17712000" calcext:value-type="float">
            <text:p>17,712,000</text:p>
          </table:table-cell>
          <table:table-cell office:value-type="float" office:value="0.943755626678467" calcext:value-type="float">
            <text:p>0.9438</text:p>
          </table:table-cell>
          <table:table-cell table:style-name="ce17" table:formula="of:=[.G124]/[.C124]" office:value-type="float" office:value="0.00701155708680029" calcext:value-type="float">
            <text:p>0.00701</text:p>
          </table:table-cell>
        </table:table-row>
        <table:table-row table:style-name="ro1">
          <table:table-cell office:value-type="float" office:value="1744300572.42136" calcext:value-type="float">
            <text:p>1744300572.42136</text:p>
          </table:table-cell>
          <table:table-cell office:value-type="float" office:value="17856000" calcext:value-type="float">
            <text:p>17,856,000</text:p>
          </table:table-cell>
          <table:table-cell office:value-type="float" office:value="78.1999969482422" calcext:value-type="float">
            <text:p>78.20</text:p>
          </table:table-cell>
          <table:table-cell/>
          <table:table-cell office:value-type="float" office:value="1744300572.42139" calcext:value-type="float">
            <text:p>1744300572.42139</text:p>
          </table:table-cell>
          <table:table-cell office:value-type="float" office:value="17856000" calcext:value-type="float">
            <text:p>17,856,000</text:p>
          </table:table-cell>
          <table:table-cell office:value-type="float" office:value="0.865336000919342" calcext:value-type="float">
            <text:p>0.8653</text:p>
          </table:table-cell>
          <table:table-cell table:style-name="ce17" table:formula="of:=[.G125]/[.C125]" office:value-type="float" office:value="0.0110656781929554" calcext:value-type="float">
            <text:p>0.01107</text:p>
          </table:table-cell>
        </table:table-row>
        <table:table-row table:style-name="ro1">
          <table:table-cell office:value-type="float" office:value="1744301348.29971" calcext:value-type="float">
            <text:p>1744301348.29971</text:p>
          </table:table-cell>
          <table:table-cell office:value-type="float" office:value="18000000" calcext:value-type="float">
            <text:p>18,000,000</text:p>
          </table:table-cell>
          <table:table-cell office:value-type="float" office:value="248.600006103516" calcext:value-type="float">
            <text:p>248.60</text:p>
          </table:table-cell>
          <table:table-cell/>
          <table:table-cell office:value-type="float" office:value="1744301348.29975" calcext:value-type="float">
            <text:p>1744301348.29975</text:p>
          </table:table-cell>
          <table:table-cell office:value-type="float" office:value="18000000" calcext:value-type="float">
            <text:p>18,000,000</text:p>
          </table:table-cell>
          <table:table-cell office:value-type="float" office:value="6.10934925079346" calcext:value-type="float">
            <text:p>6.1093</text:p>
          </table:table-cell>
          <table:table-cell table:style-name="ce17" table:formula="of:=[.G126]/[.C126]" office:value-type="float" office:value="0.024575016495573" calcext:value-type="float">
            <text:p>0.02458</text:p>
          </table:table-cell>
        </table:table-row>
        <table:table-row table:style-name="ro1">
          <table:table-cell office:value-type="float" office:value="1744301742.84409" calcext:value-type="float">
            <text:p>1744301742.84409</text:p>
          </table:table-cell>
          <table:table-cell office:value-type="float" office:value="18144000" calcext:value-type="float">
            <text:p>18,144,000</text:p>
          </table:table-cell>
          <table:table-cell office:value-type="float" office:value="23.2000007629395" calcext:value-type="float">
            <text:p>23.20</text:p>
          </table:table-cell>
          <table:table-cell/>
          <table:table-cell office:value-type="float" office:value="1744301742.84413" calcext:value-type="float">
            <text:p>1744301742.84413</text:p>
          </table:table-cell>
          <table:table-cell office:value-type="float" office:value="18144000" calcext:value-type="float">
            <text:p>18,144,000</text:p>
          </table:table-cell>
          <table:table-cell office:value-type="float" office:value="-0.259670197963715" calcext:value-type="float">
            <text:p>-0.2597</text:p>
          </table:table-cell>
          <table:table-cell table:style-name="ce17" table:formula="of:=[.G127]/[.C127]" office:value-type="float" office:value="-0.0111926805786369" calcext:value-type="float">
            <text:p>-0.01119</text:p>
          </table:table-cell>
        </table:table-row>
        <table:table-row table:style-name="ro1">
          <table:table-cell office:value-type="float" office:value="1744302508.98615" calcext:value-type="float">
            <text:p>1744302508.98615</text:p>
          </table:table-cell>
          <table:table-cell office:value-type="float" office:value="18288000" calcext:value-type="float">
            <text:p>18,288,000</text:p>
          </table:table-cell>
          <table:table-cell office:value-type="float" office:value="32.5999984741211" calcext:value-type="float">
            <text:p>32.60</text:p>
          </table:table-cell>
          <table:table-cell/>
          <table:table-cell office:value-type="float" office:value="1744302508.98618" calcext:value-type="float">
            <text:p>1744302508.98618</text:p>
          </table:table-cell>
          <table:table-cell office:value-type="float" office:value="18288000" calcext:value-type="float">
            <text:p>18,288,000</text:p>
          </table:table-cell>
          <table:table-cell office:value-type="float" office:value="-0.0651213973760605" calcext:value-type="float">
            <text:p>-0.0651</text:p>
          </table:table-cell>
          <table:table-cell table:style-name="ce17" table:formula="of:=[.G128]/[.C128]" office:value-type="float" office:value="-0.00199758897006562" calcext:value-type="float">
            <text:p>-0.00200</text:p>
          </table:table-cell>
        </table:table-row>
        <table:table-row table:style-name="ro1">
          <table:table-cell office:value-type="float" office:value="1744302881.59246" calcext:value-type="float">
            <text:p>1744302881.59246</text:p>
          </table:table-cell>
          <table:table-cell office:value-type="float" office:value="18432000" calcext:value-type="float">
            <text:p>18,432,000</text:p>
          </table:table-cell>
          <table:table-cell office:value-type="float" office:value="152" calcext:value-type="float">
            <text:p>152.00</text:p>
          </table:table-cell>
          <table:table-cell/>
          <table:table-cell office:value-type="float" office:value="1744302881.59249" calcext:value-type="float">
            <text:p>1744302881.59249</text:p>
          </table:table-cell>
          <table:table-cell office:value-type="float" office:value="18432000" calcext:value-type="float">
            <text:p>18,432,000</text:p>
          </table:table-cell>
          <table:table-cell office:value-type="float" office:value="0.202131792902946" calcext:value-type="float">
            <text:p>0.2021</text:p>
          </table:table-cell>
          <table:table-cell table:style-name="ce17" table:formula="of:=[.G129]/[.C129]" office:value-type="float" office:value="0.00132981442699307" calcext:value-type="float">
            <text:p>0.00133</text:p>
          </table:table-cell>
        </table:table-row>
        <table:table-row table:style-name="ro1">
          <table:table-cell office:value-type="float" office:value="1744303268.339" calcext:value-type="float">
            <text:p>1744303268.339</text:p>
          </table:table-cell>
          <table:table-cell office:value-type="float" office:value="18576000" calcext:value-type="float">
            <text:p>18,576,000</text:p>
          </table:table-cell>
          <table:table-cell office:value-type="float" office:value="62.5999984741211" calcext:value-type="float">
            <text:p>62.60</text:p>
          </table:table-cell>
          <table:table-cell/>
          <table:table-cell office:value-type="float" office:value="1744303268.33903" calcext:value-type="float">
            <text:p>1744303268.33903</text:p>
          </table:table-cell>
          <table:table-cell office:value-type="float" office:value="18576000" calcext:value-type="float">
            <text:p>18,576,000</text:p>
          </table:table-cell>
          <table:table-cell office:value-type="float" office:value="0.915889978408814" calcext:value-type="float">
            <text:p>0.9159</text:p>
          </table:table-cell>
          <table:table-cell table:style-name="ce17" table:formula="of:=[.G130]/[.C130]" office:value-type="float" office:value="0.0146308306826468" calcext:value-type="float">
            <text:p>0.01463</text:p>
          </table:table-cell>
        </table:table-row>
        <table:table-row table:style-name="ro1">
          <table:table-cell office:value-type="float" office:value="1744304001.51494" calcext:value-type="float">
            <text:p>1744304001.51494</text:p>
          </table:table-cell>
          <table:table-cell office:value-type="float" office:value="18720000" calcext:value-type="float">
            <text:p>18,720,000</text:p>
          </table:table-cell>
          <table:table-cell office:value-type="float" office:value="187.199996948242" calcext:value-type="float">
            <text:p>187.20</text:p>
          </table:table-cell>
          <table:table-cell/>
          <table:table-cell office:value-type="float" office:value="1744304001.51497" calcext:value-type="float">
            <text:p>1744304001.51497</text:p>
          </table:table-cell>
          <table:table-cell office:value-type="float" office:value="18720000" calcext:value-type="float">
            <text:p>18,720,000</text:p>
          </table:table-cell>
          <table:table-cell office:value-type="float" office:value="2.6125111579895" calcext:value-type="float">
            <text:p>2.6125</text:p>
          </table:table-cell>
          <table:table-cell table:style-name="ce17" table:formula="of:=[.G131]/[.C131]" office:value-type="float" office:value="0.0139557222253151" calcext:value-type="float">
            <text:p>0.01396</text:p>
          </table:table-cell>
        </table:table-row>
        <table:table-row table:style-name="ro1">
          <table:table-cell office:value-type="float" office:value="1744304366.86472" calcext:value-type="float">
            <text:p>1744304366.86472</text:p>
          </table:table-cell>
          <table:table-cell office:value-type="float" office:value="18864000" calcext:value-type="float">
            <text:p>18,864,000</text:p>
          </table:table-cell>
          <table:table-cell office:value-type="float" office:value="52.4000015258789" calcext:value-type="float">
            <text:p>52.40</text:p>
          </table:table-cell>
          <table:table-cell/>
          <table:table-cell office:value-type="float" office:value="1744304366.86477" calcext:value-type="float">
            <text:p>1744304366.86477</text:p>
          </table:table-cell>
          <table:table-cell office:value-type="float" office:value="18864000" calcext:value-type="float">
            <text:p>18,864,000</text:p>
          </table:table-cell>
          <table:table-cell office:value-type="float" office:value="2.11583280563354" calcext:value-type="float">
            <text:p>2.1158</text:p>
          </table:table-cell>
          <table:table-cell table:style-name="ce17" table:formula="of:=[.G132]/[.C132]" office:value-type="float" office:value="0.0403784874813142" calcext:value-type="float">
            <text:p>0.04038</text:p>
          </table:table-cell>
        </table:table-row>
        <table:table-row table:style-name="ro1">
          <table:table-cell office:value-type="float" office:value="1744305072.097" calcext:value-type="float">
            <text:p>1744305072.097</text:p>
          </table:table-cell>
          <table:table-cell office:value-type="float" office:value="19008000" calcext:value-type="float">
            <text:p>19,008,000</text:p>
          </table:table-cell>
          <table:table-cell office:value-type="float" office:value="108.199996948242" calcext:value-type="float">
            <text:p>108.20</text:p>
          </table:table-cell>
          <table:table-cell/>
          <table:table-cell office:value-type="float" office:value="1744305072.09704" calcext:value-type="float">
            <text:p>1744305072.09704</text:p>
          </table:table-cell>
          <table:table-cell office:value-type="float" office:value="19008000" calcext:value-type="float">
            <text:p>19,008,000</text:p>
          </table:table-cell>
          <table:table-cell office:value-type="float" office:value="1.5356160402298" calcext:value-type="float">
            <text:p>1.5356</text:p>
          </table:table-cell>
          <table:table-cell table:style-name="ce17" table:formula="of:=[.G133]/[.C133]" office:value-type="float" office:value="0.0141923852453006" calcext:value-type="float">
            <text:p>0.01419</text:p>
          </table:table-cell>
        </table:table-row>
        <table:table-row table:style-name="ro1">
          <table:table-cell/>
          <table:table-cell office:value-type="float" office:value="19152000" calcext:value-type="float">
            <text:p>19,152,000</text:p>
          </table:table-cell>
          <table:table-cell office:value-type="float" office:value="106.4" calcext:value-type="float">
            <text:p>106.40</text:p>
          </table:table-cell>
          <table:table-cell table:number-columns-repeated="2"/>
          <table:table-cell office:value-type="float" office:value="19152000" calcext:value-type="float">
            <text:p>19,152,000</text:p>
          </table:table-cell>
          <table:table-cell office:value-type="float" office:value="1.4395" calcext:value-type="float">
            <text:p>1.4395</text:p>
          </table:table-cell>
          <table:table-cell table:style-name="ce17" table:formula="of:=[.G134]/[.C134]" office:value-type="float" office:value="0.0135291353383459" calcext:value-type="float">
            <text:p>0.01353</text:p>
          </table:table-cell>
        </table:table-row>
        <table:table-row table:style-name="ro1">
          <table:table-cell/>
          <table:table-cell office:value-type="float" office:value="19296000" calcext:value-type="float">
            <text:p>19,296,000</text:p>
          </table:table-cell>
          <table:table-cell office:value-type="float" office:value="214.8" calcext:value-type="float">
            <text:p>214.80</text:p>
          </table:table-cell>
          <table:table-cell table:number-columns-repeated="2"/>
          <table:table-cell office:value-type="float" office:value="19296000" calcext:value-type="float">
            <text:p>19,296,000</text:p>
          </table:table-cell>
          <table:table-cell office:value-type="float" office:value="6.4486" calcext:value-type="float">
            <text:p>6.4486</text:p>
          </table:table-cell>
          <table:table-cell table:style-name="ce17" table:formula="of:=[.G135]/[.C135]" office:value-type="float" office:value="0.0300214152700186" calcext:value-type="float">
            <text:p>0.03002</text:p>
          </table:table-cell>
        </table:table-row>
        <table:table-row table:style-name="ro1">
          <table:table-cell/>
          <table:table-cell office:value-type="float" office:value="19440000" calcext:value-type="float">
            <text:p>19,440,000</text:p>
          </table:table-cell>
          <table:table-cell office:value-type="float" office:value="37.8" calcext:value-type="float">
            <text:p>37.80</text:p>
          </table:table-cell>
          <table:table-cell table:number-columns-repeated="2"/>
          <table:table-cell office:value-type="float" office:value="19440000" calcext:value-type="float">
            <text:p>19,440,000</text:p>
          </table:table-cell>
          <table:table-cell office:value-type="float" office:value="-0.3274" calcext:value-type="float">
            <text:p>-0.3274</text:p>
          </table:table-cell>
          <table:table-cell table:style-name="ce17" table:formula="of:=[.G136]/[.C136]" office:value-type="float" office:value="-0.00866137566137566" calcext:value-type="float">
            <text:p>-0.00866</text:p>
          </table:table-cell>
        </table:table-row>
        <table:table-row table:style-name="ro1">
          <table:table-cell/>
          <table:table-cell office:value-type="float" office:value="19584000" calcext:value-type="float">
            <text:p>19,584,000</text:p>
          </table:table-cell>
          <table:table-cell office:value-type="float" office:value="154.8" calcext:value-type="float">
            <text:p>154.80</text:p>
          </table:table-cell>
          <table:table-cell table:number-columns-repeated="2"/>
          <table:table-cell office:value-type="float" office:value="19584000" calcext:value-type="float">
            <text:p>19,584,000</text:p>
          </table:table-cell>
          <table:table-cell office:value-type="float" office:value="3.118" calcext:value-type="float">
            <text:p>3.1180</text:p>
          </table:table-cell>
          <table:table-cell table:style-name="ce17" table:formula="of:=[.G137]/[.C137]" office:value-type="float" office:value="0.0201421188630491" calcext:value-type="float">
            <text:p>0.02014</text:p>
          </table:table-cell>
        </table:table-row>
        <table:table-row table:style-name="ro1">
          <table:table-cell/>
          <table:table-cell office:value-type="float" office:value="19728000" calcext:value-type="float">
            <text:p>19,728,000</text:p>
          </table:table-cell>
          <table:table-cell office:value-type="float" office:value="471.6" calcext:value-type="float">
            <text:p>471.60</text:p>
          </table:table-cell>
          <table:table-cell table:number-columns-repeated="2"/>
          <table:table-cell office:value-type="float" office:value="19728000" calcext:value-type="float">
            <text:p>19,728,000</text:p>
          </table:table-cell>
          <table:table-cell office:value-type="float" office:value="15.0633" calcext:value-type="float">
            <text:p>15.0633</text:p>
          </table:table-cell>
          <table:table-cell table:style-name="ce17" table:formula="of:=[.G138]/[.C138]" office:value-type="float" office:value="0.0319408396946565" calcext:value-type="float">
            <text:p>0.03194</text:p>
          </table:table-cell>
        </table:table-row>
        <table:table-row table:style-name="ro1">
          <table:table-cell/>
          <table:table-cell office:value-type="float" office:value="19872000" calcext:value-type="float">
            <text:p>19,872,000</text:p>
          </table:table-cell>
          <table:table-cell office:value-type="float" office:value="77.4" calcext:value-type="float">
            <text:p>77.40</text:p>
          </table:table-cell>
          <table:table-cell table:number-columns-repeated="2"/>
          <table:table-cell office:value-type="float" office:value="19872000" calcext:value-type="float">
            <text:p>19,872,000</text:p>
          </table:table-cell>
          <table:table-cell office:value-type="float" office:value="1.3898" calcext:value-type="float">
            <text:p>1.3898</text:p>
          </table:table-cell>
          <table:table-cell table:style-name="ce17" table:formula="of:=[.G139]/[.C139]" office:value-type="float" office:value="0.0179560723514212" calcext:value-type="float">
            <text:p>0.01796</text:p>
          </table:table-cell>
        </table:table-row>
        <table:table-row table:style-name="ro1">
          <table:table-cell/>
          <table:table-cell office:value-type="float" office:value="20016000" calcext:value-type="float">
            <text:p>20,016,000</text:p>
          </table:table-cell>
          <table:table-cell office:value-type="float" office:value="96.4" calcext:value-type="float">
            <text:p>96.40</text:p>
          </table:table-cell>
          <table:table-cell table:number-columns-repeated="2"/>
          <table:table-cell office:value-type="float" office:value="20016000" calcext:value-type="float">
            <text:p>20,016,000</text:p>
          </table:table-cell>
          <table:table-cell office:value-type="float" office:value="3.2102" calcext:value-type="float">
            <text:p>3.2102</text:p>
          </table:table-cell>
          <table:table-cell table:style-name="ce17" table:formula="of:=[.G140]/[.C140]" office:value-type="float" office:value="0.0333008298755187" calcext:value-type="float">
            <text:p>0.03330</text:p>
          </table:table-cell>
        </table:table-row>
        <table:table-row table:style-name="ro1" table:number-rows-repeated="10484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7" number:min-decimal-places="7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0T16:10:44.427382573</dc:date>
    <meta:editing-duration>PT7H20M42S</meta:editing-duration>
    <meta:editing-cycles>27</meta:editing-cycles>
    <meta:generator>LibreOffice/7.3.7.2$Linux_X86_64 LibreOffice_project/30$Build-2</meta:generator>
    <meta:document-statistic meta:table-count="1" meta:cell-count="9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8cm" svg:height="19.364cm" xlink:href=".." xlink:type="simple" chart:class="chart:bar" chart:style-name="ch1">
        <chart:legend chart:legend-position="end" svg:x="17.603cm" svg:y="18.736cm" style:legend-expansion="custom" svg:width="4.283cm" svg:height="0.569cm" style:legend-expansion-aspect-ratio="7.52724077328647" chart:style-name="ch2"/>
        <chart:plot-area chart:style-name="ch3" table:cell-range-address="RecurrentPPO_1.F1:RecurrentPPO_1.F140 RecurrentPPO_1.H1:RecurrentPPO_1.H140" chart:data-source-has-labels="both" svg:x="1.243cm" svg:y="0.349cm" svg:width="38.971cm" svg:height="18.609cm">
          <chart:coordinate-region svg:x="2.817cm" svg:y="0.548cm" svg:width="37.391cm" svg:height="18.211cm"/>
          <chart:axis chart:dimension="x" chart:name="primary-x" chart:style-name="ch4" chartooo:axis-type="auto">
            <chartooo:date-scale/>
            <chart:categories table:cell-range-address="RecurrentPPO_1.F2:RecurrentPPO_1.F1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urrentPPO_1.H2:RecurrentPPO_1.H140" chart:label-cell-address="RecurrentPPO_1.H1:RecurrentPPO_1.H1" chart:class="chart:bar">
            <chart:data-point chart:repeated="73"/>
            <chart:data-point chart:style-name="ch8"/>
            <chart:data-point chart:repeated="6"/>
            <chart:data-point chart:style-name="ch8"/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_per_step</text:p>
                <draw:g>
                  <svg:desc>RecurrentPPO_1.H1:RecurrentPPO_1.H1</svg:desc>
                </draw:g>
              </table:table-cell>
            </table:table-row>
          </table:table-header-rows>
          <table:table-rows>
            <table:table-row>
              <table:table-cell office:value-type="float" office:value="144000">
                <text:p>144000</text:p>
                <draw:g>
                  <svg:desc>RecurrentPPO_1.F2:RecurrentPPO_1.F140</svg:desc>
                </draw:g>
              </table:table-cell>
              <table:table-cell office:value-type="float" office:value="0.000838597132816091">
                <text:p>0.000838597132816091</text:p>
                <draw:g>
                  <svg:desc>RecurrentPPO_1.H2:RecurrentPPO_1.H140</svg:desc>
                </draw:g>
              </table:table-cell>
            </table:table-row>
            <table:table-row>
              <table:table-cell office:value-type="float" office:value="288000">
                <text:p>288000</text:p>
              </table:table-cell>
              <table:table-cell office:value-type="float" office:value="0.00540237768276037">
                <text:p>0.00540237768276037</text:p>
              </table:table-cell>
            </table:table-row>
            <table:table-row>
              <table:table-cell office:value-type="float" office:value="432000">
                <text:p>432000</text:p>
              </table:table-cell>
              <table:table-cell office:value-type="float" office:value="0.0028271483019065">
                <text:p>0.0028271483019065</text:p>
              </table:table-cell>
            </table:table-row>
            <table:table-row>
              <table:table-cell office:value-type="float" office:value="576000">
                <text:p>576000</text:p>
              </table:table-cell>
              <table:table-cell office:value-type="float" office:value="0.00403369425227371">
                <text:p>0.00403369425227371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-0.000107330064935308">
                <text:p>-0.000107330064935308</text:p>
              </table:table-cell>
            </table:table-row>
            <table:table-row>
              <table:table-cell office:value-type="float" office:value="864000">
                <text:p>864000</text:p>
              </table:table-cell>
              <table:table-cell office:value-type="float" office:value="0.00553901340124133">
                <text:p>0.00553901340124133</text:p>
              </table:table-cell>
            </table:table-row>
            <table:table-row>
              <table:table-cell office:value-type="float" office:value="1008000">
                <text:p>1008000</text:p>
              </table:table-cell>
              <table:table-cell office:value-type="float" office:value="0.000630621973755315">
                <text:p>0.000630621973755315</text:p>
              </table:table-cell>
            </table:table-row>
            <table:table-row>
              <table:table-cell office:value-type="float" office:value="1152000">
                <text:p>1152000</text:p>
              </table:table-cell>
              <table:table-cell office:value-type="float" office:value="0.00520073712203288">
                <text:p>0.00520073712203288</text:p>
              </table:table-cell>
            </table:table-row>
            <table:table-row>
              <table:table-cell office:value-type="float" office:value="1296000">
                <text:p>1296000</text:p>
              </table:table-cell>
              <table:table-cell office:value-type="float" office:value="0.00513330958552704">
                <text:p>0.00513330958552704</text:p>
              </table:table-cell>
            </table:table-row>
            <table:table-row>
              <table:table-cell office:value-type="float" office:value="1440000">
                <text:p>1440000</text:p>
              </table:table-cell>
              <table:table-cell office:value-type="float" office:value="0.000826326795494351">
                <text:p>0.000826326795494351</text:p>
              </table:table-cell>
            </table:table-row>
            <table:table-row>
              <table:table-cell office:value-type="float" office:value="1584000">
                <text:p>1584000</text:p>
              </table:table-cell>
              <table:table-cell office:value-type="float" office:value="0.00811277770023451">
                <text:p>0.00811277770023451</text:p>
              </table:table-cell>
            </table:table-row>
            <table:table-row>
              <table:table-cell office:value-type="float" office:value="1728000">
                <text:p>1728000</text:p>
              </table:table-cell>
              <table:table-cell office:value-type="float" office:value="0.00130985889563527">
                <text:p>0.00130985889563527</text:p>
              </table:table-cell>
            </table:table-row>
            <table:table-row>
              <table:table-cell office:value-type="float" office:value="1872000">
                <text:p>1872000</text:p>
              </table:table-cell>
              <table:table-cell office:value-type="float" office:value="0.00228957465047743">
                <text:p>0.00228957465047743</text:p>
              </table:table-cell>
            </table:table-row>
            <table:table-row>
              <table:table-cell office:value-type="float" office:value="2016000">
                <text:p>2016000</text:p>
              </table:table-cell>
              <table:table-cell office:value-type="float" office:value="0.0258125402904489">
                <text:p>0.0258125402904489</text:p>
              </table:table-cell>
            </table:table-row>
            <table:table-row>
              <table:table-cell office:value-type="float" office:value="2160000">
                <text:p>2160000</text:p>
              </table:table-cell>
              <table:table-cell office:value-type="float" office:value="0.00316547397469635">
                <text:p>0.00316547397469635</text:p>
              </table:table-cell>
            </table:table-row>
            <table:table-row>
              <table:table-cell office:value-type="float" office:value="2304000">
                <text:p>2304000</text:p>
              </table:table-cell>
              <table:table-cell office:value-type="float" office:value="0.00107358179781981">
                <text:p>0.00107358179781981</text:p>
              </table:table-cell>
            </table:table-row>
            <table:table-row>
              <table:table-cell office:value-type="float" office:value="2448000">
                <text:p>2448000</text:p>
              </table:table-cell>
              <table:table-cell office:value-type="float" office:value="0.00799632179198643">
                <text:p>0.00799632179198643</text:p>
              </table:table-cell>
            </table:table-row>
            <table:table-row>
              <table:table-cell office:value-type="float" office:value="2592000">
                <text:p>2592000</text:p>
              </table:table-cell>
              <table:table-cell office:value-type="float" office:value="0.000165825419253367">
                <text:p>0.000165825419253367</text:p>
              </table:table-cell>
            </table:table-row>
            <table:table-row>
              <table:table-cell office:value-type="float" office:value="2736000">
                <text:p>2736000</text:p>
              </table:table-cell>
              <table:table-cell office:value-type="float" office:value="-0.00563698984316971">
                <text:p>-0.00563698984316971</text:p>
              </table:table-cell>
            </table:table-row>
            <table:table-row>
              <table:table-cell office:value-type="float" office:value="2880000">
                <text:p>2880000</text:p>
              </table:table-cell>
              <table:table-cell office:value-type="float" office:value="-0.00823965843986062">
                <text:p>-0.00823965843986062</text:p>
              </table:table-cell>
            </table:table-row>
            <table:table-row>
              <table:table-cell office:value-type="float" office:value="3024000">
                <text:p>3024000</text:p>
              </table:table-cell>
              <table:table-cell office:value-type="float" office:value="-0.00220550088273071">
                <text:p>-0.00220550088273071</text:p>
              </table:table-cell>
            </table:table-row>
            <table:table-row>
              <table:table-cell office:value-type="float" office:value="3168000">
                <text:p>3168000</text:p>
              </table:table-cell>
              <table:table-cell office:value-type="float" office:value="0.000923933050895141">
                <text:p>0.000923933050895141</text:p>
              </table:table-cell>
            </table:table-row>
            <table:table-row>
              <table:table-cell office:value-type="float" office:value="3312000">
                <text:p>3312000</text:p>
              </table:table-cell>
              <table:table-cell office:value-type="float" office:value="-0.0000332551886207565">
                <text:p>-0.0000332551886207565</text:p>
              </table:table-cell>
            </table:table-row>
            <table:table-row>
              <table:table-cell office:value-type="float" office:value="3456000">
                <text:p>3456000</text:p>
              </table:table-cell>
              <table:table-cell office:value-type="float" office:value="0.0024813656926132">
                <text:p>0.0024813656926132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0.00061056827639056">
                <text:p>0.00061056827639056</text:p>
              </table:table-cell>
            </table:table-row>
            <table:table-row>
              <table:table-cell office:value-type="float" office:value="3744000">
                <text:p>3744000</text:p>
              </table:table-cell>
              <table:table-cell office:value-type="float" office:value="0.00929672294532309">
                <text:p>0.00929672294532309</text:p>
              </table:table-cell>
            </table:table-row>
            <table:table-row>
              <table:table-cell office:value-type="float" office:value="3888000">
                <text:p>3888000</text:p>
              </table:table-cell>
              <table:table-cell office:value-type="float" office:value="-0.000472422890688085">
                <text:p>-0.000472422890688085</text:p>
              </table:table-cell>
            </table:table-row>
            <table:table-row>
              <table:table-cell office:value-type="float" office:value="4032000">
                <text:p>4032000</text:p>
              </table:table-cell>
              <table:table-cell office:value-type="float" office:value="0.0755657673071399">
                <text:p>0.0755657673071399</text:p>
              </table:table-cell>
            </table:table-row>
            <table:table-row>
              <table:table-cell office:value-type="float" office:value="4176000">
                <text:p>4176000</text:p>
              </table:table-cell>
              <table:table-cell office:value-type="float" office:value="0.00580591720220745">
                <text:p>0.00580591720220745</text:p>
              </table:table-cell>
            </table:table-row>
            <table:table-row>
              <table:table-cell office:value-type="float" office:value="4320000">
                <text:p>4320000</text:p>
              </table:table-cell>
              <table:table-cell office:value-type="float" office:value="-0.000236527584207819">
                <text:p>-0.000236527584207819</text:p>
              </table:table-cell>
            </table:table-row>
            <table:table-row>
              <table:table-cell office:value-type="float" office:value="4464000">
                <text:p>4464000</text:p>
              </table:table-cell>
              <table:table-cell office:value-type="float" office:value="0.013250392416155">
                <text:p>0.013250392416155</text:p>
              </table:table-cell>
            </table:table-row>
            <table:table-row>
              <table:table-cell office:value-type="float" office:value="4608000">
                <text:p>4608000</text:p>
              </table:table-cell>
              <table:table-cell office:value-type="float" office:value="0.000160093577508524">
                <text:p>0.000160093577508524</text:p>
              </table:table-cell>
            </table:table-row>
            <table:table-row>
              <table:table-cell office:value-type="float" office:value="4752000">
                <text:p>4752000</text:p>
              </table:table-cell>
              <table:table-cell office:value-type="float" office:value="0.000822418195185582">
                <text:p>0.000822418195185582</text:p>
              </table:table-cell>
            </table:table-row>
            <table:table-row>
              <table:table-cell office:value-type="float" office:value="4896000">
                <text:p>4896000</text:p>
              </table:table-cell>
              <table:table-cell office:value-type="float" office:value="0.0000898553875886996">
                <text:p>0.0000898553875886996</text:p>
              </table:table-cell>
            </table:table-row>
            <table:table-row>
              <table:table-cell office:value-type="float" office:value="5040000">
                <text:p>5040000</text:p>
              </table:table-cell>
              <table:table-cell office:value-type="float" office:value="-0.0014620459181647">
                <text:p>-0.0014620459181647</text:p>
              </table:table-cell>
            </table:table-row>
            <table:table-row>
              <table:table-cell office:value-type="float" office:value="5184000">
                <text:p>5184000</text:p>
              </table:table-cell>
              <table:table-cell office:value-type="float" office:value="0.000515402867672472">
                <text:p>0.000515402867672472</text:p>
              </table:table-cell>
            </table:table-row>
            <table:table-row>
              <table:table-cell office:value-type="float" office:value="5328000">
                <text:p>5328000</text:p>
              </table:table-cell>
              <table:table-cell office:value-type="float" office:value="0.000221006354671981">
                <text:p>0.000221006354671981</text:p>
              </table:table-cell>
            </table:table-row>
            <table:table-row>
              <table:table-cell office:value-type="float" office:value="5472000">
                <text:p>5472000</text:p>
              </table:table-cell>
              <table:table-cell office:value-type="float" office:value="0.00040492421171348">
                <text:p>0.00040492421171348</text:p>
              </table:table-cell>
            </table:table-row>
            <table:table-row>
              <table:table-cell office:value-type="float" office:value="5616000">
                <text:p>5616000</text:p>
              </table:table-cell>
              <table:table-cell office:value-type="float" office:value="-0.0000109419319029991">
                <text:p>-0.0000109419319029991</text:p>
              </table:table-cell>
            </table:table-row>
            <table:table-row>
              <table:table-cell office:value-type="float" office:value="5760000">
                <text:p>5760000</text:p>
              </table:table-cell>
              <table:table-cell office:value-type="float" office:value="0.0504369819611423">
                <text:p>0.0504369819611423</text:p>
              </table:table-cell>
            </table:table-row>
            <table:table-row>
              <table:table-cell office:value-type="float" office:value="5904000">
                <text:p>5904000</text:p>
              </table:table-cell>
              <table:table-cell office:value-type="float" office:value="0.00312735912976442">
                <text:p>0.00312735912976442</text:p>
              </table:table-cell>
            </table:table-row>
            <table:table-row>
              <table:table-cell office:value-type="float" office:value="6048000">
                <text:p>6048000</text:p>
              </table:table-cell>
              <table:table-cell office:value-type="float" office:value="0.000128611342582556">
                <text:p>0.000128611342582556</text:p>
              </table:table-cell>
            </table:table-row>
            <table:table-row>
              <table:table-cell office:value-type="float" office:value="6192000">
                <text:p>6192000</text:p>
              </table:table-cell>
              <table:table-cell office:value-type="float" office:value="0.000460420577543097">
                <text:p>0.000460420577543097</text:p>
              </table:table-cell>
            </table:table-row>
            <table:table-row>
              <table:table-cell office:value-type="float" office:value="6336000">
                <text:p>6336000</text:p>
              </table:table-cell>
              <table:table-cell office:value-type="float" office:value="-0.000191482753511603">
                <text:p>-0.000191482753511603</text:p>
              </table:table-cell>
            </table:table-row>
            <table:table-row>
              <table:table-cell office:value-type="float" office:value="6480000">
                <text:p>6480000</text:p>
              </table:table-cell>
              <table:table-cell office:value-type="float" office:value="0.000462817889372298">
                <text:p>0.000462817889372298</text:p>
              </table:table-cell>
            </table:table-row>
            <table:table-row>
              <table:table-cell office:value-type="float" office:value="6624000">
                <text:p>6624000</text:p>
              </table:table-cell>
              <table:table-cell office:value-type="float" office:value="-0.000552715902978724">
                <text:p>-0.000552715902978724</text:p>
              </table:table-cell>
            </table:table-row>
            <table:table-row>
              <table:table-cell office:value-type="float" office:value="6768000">
                <text:p>6768000</text:p>
              </table:table-cell>
              <table:table-cell office:value-type="float" office:value="0.00428200388290223">
                <text:p>0.00428200388290223</text:p>
              </table:table-cell>
            </table:table-row>
            <table:table-row>
              <table:table-cell office:value-type="float" office:value="6912000">
                <text:p>6912000</text:p>
              </table:table-cell>
              <table:table-cell office:value-type="float" office:value="0.000583722831955617">
                <text:p>0.000583722831955617</text:p>
              </table:table-cell>
            </table:table-row>
            <table:table-row>
              <table:table-cell office:value-type="float" office:value="7056000">
                <text:p>7056000</text:p>
              </table:table-cell>
              <table:table-cell office:value-type="float" office:value="-0.000226391028751015">
                <text:p>-0.000226391028751015</text:p>
              </table:table-cell>
            </table:table-row>
            <table:table-row>
              <table:table-cell office:value-type="float" office:value="7200000">
                <text:p>7200000</text:p>
              </table:table-cell>
              <table:table-cell office:value-type="float" office:value="0.00857527156501091">
                <text:p>0.00857527156501091</text:p>
              </table:table-cell>
            </table:table-row>
            <table:table-row>
              <table:table-cell office:value-type="float" office:value="7344000">
                <text:p>7344000</text:p>
              </table:table-cell>
              <table:table-cell office:value-type="float" office:value="0.0259082945036174">
                <text:p>0.0259082945036174</text:p>
              </table:table-cell>
            </table:table-row>
            <table:table-row>
              <table:table-cell office:value-type="float" office:value="7488000">
                <text:p>7488000</text:p>
              </table:table-cell>
              <table:table-cell office:value-type="float" office:value="0.0019765714284402">
                <text:p>0.0019765714284402</text:p>
              </table:table-cell>
            </table:table-row>
            <table:table-row>
              <table:table-cell office:value-type="float" office:value="7632000">
                <text:p>7632000</text:p>
              </table:table-cell>
              <table:table-cell office:value-type="float" office:value="0.00678874365985394">
                <text:p>0.00678874365985394</text:p>
              </table:table-cell>
            </table:table-row>
            <table:table-row>
              <table:table-cell office:value-type="float" office:value="7776000">
                <text:p>7776000</text:p>
              </table:table-cell>
              <table:table-cell office:value-type="float" office:value="-0.00359960894718294">
                <text:p>-0.00359960894718294</text:p>
              </table:table-cell>
            </table:table-row>
            <table:table-row>
              <table:table-cell office:value-type="float" office:value="7920000">
                <text:p>7920000</text:p>
              </table:table-cell>
              <table:table-cell office:value-type="float" office:value="0.000821688159664107">
                <text:p>0.000821688159664107</text:p>
              </table:table-cell>
            </table:table-row>
            <table:table-row>
              <table:table-cell office:value-type="float" office:value="8064000">
                <text:p>8064000</text:p>
              </table:table-cell>
              <table:table-cell office:value-type="float" office:value="0.00169390913116221">
                <text:p>0.00169390913116221</text:p>
              </table:table-cell>
            </table:table-row>
            <table:table-row>
              <table:table-cell office:value-type="float" office:value="8208000">
                <text:p>8208000</text:p>
              </table:table-cell>
              <table:table-cell office:value-type="float" office:value="0.00833556289766349">
                <text:p>0.00833556289766349</text:p>
              </table:table-cell>
            </table:table-row>
            <table:table-row>
              <table:table-cell office:value-type="float" office:value="8352000">
                <text:p>8352000</text:p>
              </table:table-cell>
              <table:table-cell office:value-type="float" office:value="-0.00820758204644723">
                <text:p>-0.00820758204644723</text:p>
              </table:table-cell>
            </table:table-row>
            <table:table-row>
              <table:table-cell office:value-type="float" office:value="8496000">
                <text:p>8496000</text:p>
              </table:table-cell>
              <table:table-cell office:value-type="float" office:value="0.00140737149402173">
                <text:p>0.00140737149402173</text:p>
              </table:table-cell>
            </table:table-row>
            <table:table-row>
              <table:table-cell office:value-type="float" office:value="8640000">
                <text:p>8640000</text:p>
              </table:table-cell>
              <table:table-cell office:value-type="float" office:value="0.00922911343487201">
                <text:p>0.00922911343487201</text:p>
              </table:table-cell>
            </table:table-row>
            <table:table-row>
              <table:table-cell office:value-type="float" office:value="8784000">
                <text:p>8784000</text:p>
              </table:table-cell>
              <table:table-cell office:value-type="float" office:value="-0.0224347951411707">
                <text:p>-0.0224347951411707</text:p>
              </table:table-cell>
            </table:table-row>
            <table:table-row>
              <table:table-cell office:value-type="float" office:value="8928000">
                <text:p>8928000</text:p>
              </table:table-cell>
              <table:table-cell office:value-type="float" office:value="0.0145255324610027">
                <text:p>0.0145255324610027</text:p>
              </table:table-cell>
            </table:table-row>
            <table:table-row>
              <table:table-cell office:value-type="float" office:value="9072000">
                <text:p>9072000</text:p>
              </table:table-cell>
              <table:table-cell office:value-type="float" office:value="0.0152059445260392">
                <text:p>0.0152059445260392</text:p>
              </table:table-cell>
            </table:table-row>
            <table:table-row>
              <table:table-cell office:value-type="float" office:value="9216000">
                <text:p>9216000</text:p>
              </table:table-cell>
              <table:table-cell office:value-type="float" office:value="0.0212167793759791">
                <text:p>0.0212167793759791</text:p>
              </table:table-cell>
            </table:table-row>
            <table:table-row>
              <table:table-cell office:value-type="float" office:value="9360000">
                <text:p>9360000</text:p>
              </table:table-cell>
              <table:table-cell office:value-type="float" office:value="0.0253881350559039">
                <text:p>0.0253881350559039</text:p>
              </table:table-cell>
            </table:table-row>
            <table:table-row>
              <table:table-cell office:value-type="float" office:value="9504000">
                <text:p>9504000</text:p>
              </table:table-cell>
              <table:table-cell office:value-type="float" office:value="0.0214647674560547">
                <text:p>0.0214647674560547</text:p>
              </table:table-cell>
            </table:table-row>
            <table:table-row>
              <table:table-cell office:value-type="float" office:value="9648000">
                <text:p>9648000</text:p>
              </table:table-cell>
              <table:table-cell office:value-type="float" office:value="0.0367651501934612">
                <text:p>0.0367651501934612</text:p>
              </table:table-cell>
            </table:table-row>
            <table:table-row>
              <table:table-cell office:value-type="float" office:value="9792000">
                <text:p>9792000</text:p>
              </table:table-cell>
              <table:table-cell office:value-type="float" office:value="0.0155855243386779">
                <text:p>0.0155855243386779</text:p>
              </table:table-cell>
            </table:table-row>
            <table:table-row>
              <table:table-cell office:value-type="float" office:value="9936000">
                <text:p>9936000</text:p>
              </table:table-cell>
              <table:table-cell office:value-type="float" office:value="0.00308484124064454">
                <text:p>0.00308484124064454</text:p>
              </table:table-cell>
            </table:table-row>
            <table:table-row>
              <table:table-cell office:value-type="float" office:value="10080000">
                <text:p>10080000</text:p>
              </table:table-cell>
              <table:table-cell office:value-type="float" office:value="-0.031149467885219">
                <text:p>-0.031149467885219</text:p>
              </table:table-cell>
            </table:table-row>
            <table:table-row>
              <table:table-cell office:value-type="float" office:value="10224000">
                <text:p>10224000</text:p>
              </table:table-cell>
              <table:table-cell office:value-type="float" office:value="0.00863963759281903">
                <text:p>0.00863963759281903</text:p>
              </table:table-cell>
            </table:table-row>
            <table:table-row>
              <table:table-cell office:value-type="float" office:value="10368000">
                <text:p>10368000</text:p>
              </table:table-cell>
              <table:table-cell office:value-type="float" office:value="0.0164919495582581">
                <text:p>0.0164919495582581</text:p>
              </table:table-cell>
            </table:table-row>
            <table:table-row>
              <table:table-cell office:value-type="float" office:value="10512000">
                <text:p>10512000</text:p>
              </table:table-cell>
              <table:table-cell office:value-type="float" office:value="0.0241135689621906">
                <text:p>0.0241135689621906</text:p>
              </table:table-cell>
            </table:table-row>
            <table:table-row>
              <table:table-cell office:value-type="float" office:value="10656000">
                <text:p>10656000</text:p>
              </table:table-cell>
              <table:table-cell office:value-type="float" office:value="0.0535129438774571">
                <text:p>0.0535129438774571</text:p>
              </table:table-cell>
            </table:table-row>
            <table:table-row>
              <table:table-cell office:value-type="float" office:value="10800000">
                <text:p>10800000</text:p>
              </table:table-cell>
              <table:table-cell office:value-type="float" office:value="0.0123387184087226">
                <text:p>0.0123387184087226</text:p>
              </table:table-cell>
            </table:table-row>
            <table:table-row>
              <table:table-cell office:value-type="float" office:value="10944000">
                <text:p>10944000</text:p>
              </table:table-cell>
              <table:table-cell office:value-type="float" office:value="0.00433957904981576">
                <text:p>0.00433957904981576</text:p>
              </table:table-cell>
            </table:table-row>
            <table:table-row>
              <table:table-cell office:value-type="float" office:value="11088000">
                <text:p>11088000</text:p>
              </table:table-cell>
              <table:table-cell office:value-type="float" office:value="0.0250532087580745">
                <text:p>0.0250532087580745</text:p>
              </table:table-cell>
            </table:table-row>
            <table:table-row>
              <table:table-cell office:value-type="float" office:value="11232000">
                <text:p>11232000</text:p>
              </table:table-cell>
              <table:table-cell office:value-type="float" office:value="0.00183498950076822">
                <text:p>0.00183498950076822</text:p>
              </table:table-cell>
            </table:table-row>
            <table:table-row>
              <table:table-cell office:value-type="float" office:value="11376000">
                <text:p>11376000</text:p>
              </table:table-cell>
              <table:table-cell office:value-type="float" office:value="-0.000573374364173767">
                <text:p>-0.000573374364173767</text:p>
              </table:table-cell>
            </table:table-row>
            <table:table-row>
              <table:table-cell office:value-type="float" office:value="11520000">
                <text:p>11520000</text:p>
              </table:table-cell>
              <table:table-cell office:value-type="float" office:value="0.0439146536618991">
                <text:p>0.0439146536618991</text:p>
              </table:table-cell>
            </table:table-row>
            <table:table-row>
              <table:table-cell office:value-type="float" office:value="11664000">
                <text:p>11664000</text:p>
              </table:table-cell>
              <table:table-cell office:value-type="float" office:value="0.0461731590265509">
                <text:p>0.0461731590265509</text:p>
              </table:table-cell>
            </table:table-row>
            <table:table-row>
              <table:table-cell office:value-type="float" office:value="11808000">
                <text:p>11808000</text:p>
              </table:table-cell>
              <table:table-cell office:value-type="float" office:value="0.00230091628820302">
                <text:p>0.00230091628820302</text:p>
              </table:table-cell>
            </table:table-row>
            <table:table-row>
              <table:table-cell office:value-type="float" office:value="11952000">
                <text:p>11952000</text:p>
              </table:table-cell>
              <table:table-cell office:value-type="float" office:value="0.0389158647854895">
                <text:p>0.0389158647854895</text:p>
              </table:table-cell>
            </table:table-row>
            <table:table-row>
              <table:table-cell office:value-type="float" office:value="12096000">
                <text:p>12096000</text:p>
              </table:table-cell>
              <table:table-cell office:value-type="float" office:value="0.0165593955540425">
                <text:p>0.0165593955540425</text:p>
              </table:table-cell>
            </table:table-row>
            <table:table-row>
              <table:table-cell office:value-type="float" office:value="12240000">
                <text:p>12240000</text:p>
              </table:table-cell>
              <table:table-cell office:value-type="float" office:value="-0.00674143652501491">
                <text:p>-0.00674143652501491</text:p>
              </table:table-cell>
            </table:table-row>
            <table:table-row>
              <table:table-cell office:value-type="float" office:value="12384000">
                <text:p>12384000</text:p>
              </table:table-cell>
              <table:table-cell office:value-type="float" office:value="0.00972612910618586">
                <text:p>0.00972612910618586</text:p>
              </table:table-cell>
            </table:table-row>
            <table:table-row>
              <table:table-cell office:value-type="float" office:value="12528000">
                <text:p>12528000</text:p>
              </table:table-cell>
              <table:table-cell office:value-type="float" office:value="0.0151051325448796">
                <text:p>0.0151051325448796</text:p>
              </table:table-cell>
            </table:table-row>
            <table:table-row>
              <table:table-cell office:value-type="float" office:value="12672000">
                <text:p>12672000</text:p>
              </table:table-cell>
              <table:table-cell office:value-type="float" office:value="0.0108046797384699">
                <text:p>0.0108046797384699</text:p>
              </table:table-cell>
            </table:table-row>
            <table:table-row>
              <table:table-cell office:value-type="float" office:value="12816000">
                <text:p>12816000</text:p>
              </table:table-cell>
              <table:table-cell office:value-type="float" office:value="0.00185919611477384">
                <text:p>0.00185919611477384</text:p>
              </table:table-cell>
            </table:table-row>
            <table:table-row>
              <table:table-cell office:value-type="float" office:value="12960000">
                <text:p>12960000</text:p>
              </table:table-cell>
              <table:table-cell office:value-type="float" office:value="0.0089945983873367">
                <text:p>0.0089945983873367</text:p>
              </table:table-cell>
            </table:table-row>
            <table:table-row>
              <table:table-cell office:value-type="float" office:value="13104000">
                <text:p>13104000</text:p>
              </table:table-cell>
              <table:table-cell office:value-type="float" office:value="0.0457439724289715">
                <text:p>0.0457439724289715</text:p>
              </table:table-cell>
            </table:table-row>
            <table:table-row>
              <table:table-cell office:value-type="float" office:value="13248000">
                <text:p>13248000</text:p>
              </table:table-cell>
              <table:table-cell office:value-type="float" office:value="0.0223194321433266">
                <text:p>0.0223194321433266</text:p>
              </table:table-cell>
            </table:table-row>
            <table:table-row>
              <table:table-cell office:value-type="float" office:value="13392000">
                <text:p>13392000</text:p>
              </table:table-cell>
              <table:table-cell office:value-type="float" office:value="0.030588593211033">
                <text:p>0.030588593211033</text:p>
              </table:table-cell>
            </table:table-row>
            <table:table-row>
              <table:table-cell office:value-type="float" office:value="13536000">
                <text:p>13536000</text:p>
              </table:table-cell>
              <table:table-cell office:value-type="float" office:value="0.0231389304820905">
                <text:p>0.0231389304820905</text:p>
              </table:table-cell>
            </table:table-row>
            <table:table-row>
              <table:table-cell office:value-type="float" office:value="13680000">
                <text:p>13680000</text:p>
              </table:table-cell>
              <table:table-cell office:value-type="float" office:value="0.0410589547528343">
                <text:p>0.0410589547528343</text:p>
              </table:table-cell>
            </table:table-row>
            <table:table-row>
              <table:table-cell office:value-type="float" office:value="13824000">
                <text:p>13824000</text:p>
              </table:table-cell>
              <table:table-cell office:value-type="float" office:value="0.00606633756798403">
                <text:p>0.00606633756798403</text:p>
              </table:table-cell>
            </table:table-row>
            <table:table-row>
              <table:table-cell office:value-type="float" office:value="13968000">
                <text:p>13968000</text:p>
              </table:table-cell>
              <table:table-cell office:value-type="float" office:value="0.0176463801562515">
                <text:p>0.0176463801562515</text:p>
              </table:table-cell>
            </table:table-row>
            <table:table-row>
              <table:table-cell office:value-type="float" office:value="14112000">
                <text:p>14112000</text:p>
              </table:table-cell>
              <table:table-cell office:value-type="float" office:value="0.0162684074934771">
                <text:p>0.0162684074934771</text:p>
              </table:table-cell>
            </table:table-row>
            <table:table-row>
              <table:table-cell office:value-type="float" office:value="14256000">
                <text:p>14256000</text:p>
              </table:table-cell>
              <table:table-cell office:value-type="float" office:value="0.0159832794729608">
                <text:p>0.0159832794729608</text:p>
              </table:table-cell>
            </table:table-row>
            <table:table-row>
              <table:table-cell office:value-type="float" office:value="14400000">
                <text:p>14400000</text:p>
              </table:table-cell>
              <table:table-cell office:value-type="float" office:value="0.0416598884222149">
                <text:p>0.0416598884222149</text:p>
              </table:table-cell>
            </table:table-row>
            <table:table-row>
              <table:table-cell office:value-type="float" office:value="14544000">
                <text:p>14544000</text:p>
              </table:table-cell>
              <table:table-cell office:value-type="float" office:value="0.0120746362812962">
                <text:p>0.0120746362812962</text:p>
              </table:table-cell>
            </table:table-row>
            <table:table-row>
              <table:table-cell office:value-type="float" office:value="14688000">
                <text:p>14688000</text:p>
              </table:table-cell>
              <table:table-cell office:value-type="float" office:value="0.00197794288396835">
                <text:p>0.00197794288396835</text:p>
              </table:table-cell>
            </table:table-row>
            <table:table-row>
              <table:table-cell office:value-type="float" office:value="14832000">
                <text:p>14832000</text:p>
              </table:table-cell>
              <table:table-cell office:value-type="float" office:value="0.0182205385070786">
                <text:p>0.0182205385070786</text:p>
              </table:table-cell>
            </table:table-row>
            <table:table-row>
              <table:table-cell office:value-type="float" office:value="14976000">
                <text:p>14976000</text:p>
              </table:table-cell>
              <table:table-cell office:value-type="float" office:value="0.000631661211349526">
                <text:p>0.000631661211349526</text:p>
              </table:table-cell>
            </table:table-row>
            <table:table-row>
              <table:table-cell office:value-type="float" office:value="15120000">
                <text:p>15120000</text:p>
              </table:table-cell>
              <table:table-cell office:value-type="float" office:value="0.00867167291267586">
                <text:p>0.00867167291267586</text:p>
              </table:table-cell>
            </table:table-row>
            <table:table-row>
              <table:table-cell office:value-type="float" office:value="15264000">
                <text:p>15264000</text:p>
              </table:table-cell>
              <table:table-cell office:value-type="float" office:value="0.0475543411787287">
                <text:p>0.0475543411787287</text:p>
              </table:table-cell>
            </table:table-row>
            <table:table-row>
              <table:table-cell office:value-type="float" office:value="15408000">
                <text:p>15408000</text:p>
              </table:table-cell>
              <table:table-cell office:value-type="float" office:value="0.0371936401080818">
                <text:p>0.0371936401080818</text:p>
              </table:table-cell>
            </table:table-row>
            <table:table-row>
              <table:table-cell office:value-type="float" office:value="15552000">
                <text:p>15552000</text:p>
              </table:table-cell>
              <table:table-cell office:value-type="float" office:value="0.0198225241440993">
                <text:p>0.0198225241440993</text:p>
              </table:table-cell>
            </table:table-row>
            <table:table-row>
              <table:table-cell office:value-type="float" office:value="15696000">
                <text:p>15696000</text:p>
              </table:table-cell>
              <table:table-cell office:value-type="float" office:value="0.022954394054468">
                <text:p>0.022954394054468</text:p>
              </table:table-cell>
            </table:table-row>
            <table:table-row>
              <table:table-cell office:value-type="float" office:value="15840000">
                <text:p>15840000</text:p>
              </table:table-cell>
              <table:table-cell office:value-type="float" office:value="0.00535625746367566">
                <text:p>0.00535625746367566</text:p>
              </table:table-cell>
            </table:table-row>
            <table:table-row>
              <table:table-cell office:value-type="float" office:value="15984000">
                <text:p>15984000</text:p>
              </table:table-cell>
              <table:table-cell office:value-type="float" office:value="0.0573494506888023">
                <text:p>0.0573494506888023</text:p>
              </table:table-cell>
            </table:table-row>
            <table:table-row>
              <table:table-cell office:value-type="float" office:value="16128000">
                <text:p>16128000</text:p>
              </table:table-cell>
              <table:table-cell office:value-type="float" office:value="0.0319599505040712">
                <text:p>0.0319599505040712</text:p>
              </table:table-cell>
            </table:table-row>
            <table:table-row>
              <table:table-cell office:value-type="float" office:value="16272000">
                <text:p>16272000</text:p>
              </table:table-cell>
              <table:table-cell office:value-type="float" office:value="0.0400437347350582">
                <text:p>0.0400437347350582</text:p>
              </table:table-cell>
            </table:table-row>
            <table:table-row>
              <table:table-cell office:value-type="float" office:value="16416000">
                <text:p>16416000</text:p>
              </table:table-cell>
              <table:table-cell office:value-type="float" office:value="0.0229063996901879">
                <text:p>0.0229063996901879</text:p>
              </table:table-cell>
            </table:table-row>
            <table:table-row>
              <table:table-cell office:value-type="float" office:value="16560000">
                <text:p>16560000</text:p>
              </table:table-cell>
              <table:table-cell office:value-type="float" office:value="0.0765203981022652">
                <text:p>0.0765203981022652</text:p>
              </table:table-cell>
            </table:table-row>
            <table:table-row>
              <table:table-cell office:value-type="float" office:value="16704000">
                <text:p>16704000</text:p>
              </table:table-cell>
              <table:table-cell office:value-type="float" office:value="0.0225712758640248">
                <text:p>0.0225712758640248</text:p>
              </table:table-cell>
            </table:table-row>
            <table:table-row>
              <table:table-cell office:value-type="float" office:value="16848000">
                <text:p>16848000</text:p>
              </table:table-cell>
              <table:table-cell office:value-type="float" office:value="0.0145510244202659">
                <text:p>0.0145510244202659</text:p>
              </table:table-cell>
            </table:table-row>
            <table:table-row>
              <table:table-cell office:value-type="float" office:value="16992000">
                <text:p>16992000</text:p>
              </table:table-cell>
              <table:table-cell office:value-type="float" office:value="0.0392721014155186">
                <text:p>0.0392721014155186</text:p>
              </table:table-cell>
            </table:table-row>
            <table:table-row>
              <table:table-cell office:value-type="float" office:value="17136000">
                <text:p>17136000</text:p>
              </table:table-cell>
              <table:table-cell office:value-type="float" office:value="0.0309431574124066">
                <text:p>0.0309431574124066</text:p>
              </table:table-cell>
            </table:table-row>
            <table:table-row>
              <table:table-cell office:value-type="float" office:value="17280000">
                <text:p>17280000</text:p>
              </table:table-cell>
              <table:table-cell office:value-type="float" office:value="0.0109202079563582">
                <text:p>0.0109202079563582</text:p>
              </table:table-cell>
            </table:table-row>
            <table:table-row>
              <table:table-cell office:value-type="float" office:value="17424000">
                <text:p>17424000</text:p>
              </table:table-cell>
              <table:table-cell office:value-type="float" office:value="0.00144908464019129">
                <text:p>0.00144908464019129</text:p>
              </table:table-cell>
            </table:table-row>
            <table:table-row>
              <table:table-cell office:value-type="float" office:value="17568000">
                <text:p>17568000</text:p>
              </table:table-cell>
              <table:table-cell office:value-type="float" office:value="0.0312052336606112">
                <text:p>0.0312052336606112</text:p>
              </table:table-cell>
            </table:table-row>
            <table:table-row>
              <table:table-cell office:value-type="float" office:value="17712000">
                <text:p>17712000</text:p>
              </table:table-cell>
              <table:table-cell office:value-type="float" office:value="0.00701155708680029">
                <text:p>0.00701155708680029</text:p>
              </table:table-cell>
            </table:table-row>
            <table:table-row>
              <table:table-cell office:value-type="float" office:value="17856000">
                <text:p>17856000</text:p>
              </table:table-cell>
              <table:table-cell office:value-type="float" office:value="0.0110656781929554">
                <text:p>0.0110656781929554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0.024575016495573">
                <text:p>0.024575016495573</text:p>
              </table:table-cell>
            </table:table-row>
            <table:table-row>
              <table:table-cell office:value-type="float" office:value="18144000">
                <text:p>18144000</text:p>
              </table:table-cell>
              <table:table-cell office:value-type="float" office:value="-0.0111926805786369">
                <text:p>-0.0111926805786369</text:p>
              </table:table-cell>
            </table:table-row>
            <table:table-row>
              <table:table-cell office:value-type="float" office:value="18288000">
                <text:p>18288000</text:p>
              </table:table-cell>
              <table:table-cell office:value-type="float" office:value="-0.00199758897006562">
                <text:p>-0.00199758897006562</text:p>
              </table:table-cell>
            </table:table-row>
            <table:table-row>
              <table:table-cell office:value-type="float" office:value="18432000">
                <text:p>18432000</text:p>
              </table:table-cell>
              <table:table-cell office:value-type="float" office:value="0.00132981442699307">
                <text:p>0.00132981442699307</text:p>
              </table:table-cell>
            </table:table-row>
            <table:table-row>
              <table:table-cell office:value-type="float" office:value="18576000">
                <text:p>18576000</text:p>
              </table:table-cell>
              <table:table-cell office:value-type="float" office:value="0.0146308306826468">
                <text:p>0.0146308306826468</text:p>
              </table:table-cell>
            </table:table-row>
            <table:table-row>
              <table:table-cell office:value-type="float" office:value="18720000">
                <text:p>18720000</text:p>
              </table:table-cell>
              <table:table-cell office:value-type="float" office:value="0.0139557222253151">
                <text:p>0.0139557222253151</text:p>
              </table:table-cell>
            </table:table-row>
            <table:table-row>
              <table:table-cell office:value-type="float" office:value="18864000">
                <text:p>18864000</text:p>
              </table:table-cell>
              <table:table-cell office:value-type="float" office:value="0.0403784874813142">
                <text:p>0.0403784874813142</text:p>
              </table:table-cell>
            </table:table-row>
            <table:table-row>
              <table:table-cell office:value-type="float" office:value="19008000">
                <text:p>19008000</text:p>
              </table:table-cell>
              <table:table-cell office:value-type="float" office:value="0.0141923852453006">
                <text:p>0.0141923852453006</text:p>
              </table:table-cell>
            </table:table-row>
            <table:table-row>
              <table:table-cell office:value-type="float" office:value="19152000">
                <text:p>19152000</text:p>
              </table:table-cell>
              <table:table-cell office:value-type="float" office:value="0.0135291353383459">
                <text:p>0.0135291353383459</text:p>
              </table:table-cell>
            </table:table-row>
            <table:table-row>
              <table:table-cell office:value-type="float" office:value="19296000">
                <text:p>19296000</text:p>
              </table:table-cell>
              <table:table-cell office:value-type="float" office:value="0.0300214152700186">
                <text:p>0.0300214152700186</text:p>
              </table:table-cell>
            </table:table-row>
            <table:table-row>
              <table:table-cell office:value-type="float" office:value="19440000">
                <text:p>19440000</text:p>
              </table:table-cell>
              <table:table-cell office:value-type="float" office:value="-0.00866137566137566">
                <text:p>-0.00866137566137566</text:p>
              </table:table-cell>
            </table:table-row>
            <table:table-row>
              <table:table-cell office:value-type="float" office:value="19584000">
                <text:p>19584000</text:p>
              </table:table-cell>
              <table:table-cell office:value-type="float" office:value="0.0201421188630491">
                <text:p>0.0201421188630491</text:p>
              </table:table-cell>
            </table:table-row>
            <table:table-row>
              <table:table-cell office:value-type="float" office:value="19728000">
                <text:p>19728000</text:p>
              </table:table-cell>
              <table:table-cell office:value-type="float" office:value="0.0319408396946565">
                <text:p>0.0319408396946565</text:p>
              </table:table-cell>
            </table:table-row>
            <table:table-row>
              <table:table-cell office:value-type="float" office:value="19872000">
                <text:p>19872000</text:p>
              </table:table-cell>
              <table:table-cell office:value-type="float" office:value="0.0179560723514212">
                <text:p>0.0179560723514212</text:p>
              </table:table-cell>
            </table:table-row>
            <table:table-row>
              <table:table-cell office:value-type="float" office:value="20016000">
                <text:p>20016000</text:p>
              </table:table-cell>
              <table:table-cell office:value-type="float" office:value="0.0333008298755187">
                <text:p>0.033300829875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